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Heading_20_3">
      <style:text-properties officeooo:paragraph-rsid="000f50f9"/>
    </style:style>
    <style:style style:name="P116" style:family="paragraph" style:parent-style-name="Heading_20_3">
      <style:paragraph-properties fo:text-align="center" style:justify-single-word="false"/>
      <style:text-properties officeooo:paragraph-rsid="000f50f9"/>
    </style:style>
    <style:style style:name="P11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1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1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2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2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2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2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2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2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2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2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7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73" style:family="paragraph" style:parent-style-name="Text_20_body">
      <style:paragraph-properties fo:margin-left="0.9846in" fo:margin-right="0in" fo:text-indent="0in" style:auto-text-indent="false"/>
    </style:style>
    <style:style style:name="P174" style:family="paragraph" style:parent-style-name="Text_20_body">
      <style:paragraph-properties fo:margin-left="0.9846in" fo:margin-right="0in" fo:text-indent="0in" style:auto-text-indent="false"/>
      <style:text-properties officeooo:paragraph-rsid="0029820e"/>
    </style:style>
    <style:style style:name="P175" style:family="paragraph" style:parent-style-name="Text_20_body">
      <style:paragraph-properties fo:margin-left="0.9846in" fo:margin-right="0in" fo:text-indent="0in" style:auto-text-indent="false"/>
      <style:text-properties officeooo:paragraph-rsid="002eadc6"/>
    </style:style>
    <style:style style:name="P176" style:family="paragraph" style:parent-style-name="Text_20_body">
      <style:paragraph-properties fo:margin-left="0.9846in" fo:margin-right="0in" fo:text-indent="0in" style:auto-text-indent="false"/>
      <style:text-properties officeooo:paragraph-rsid="00388490"/>
    </style:style>
    <style:style style:name="P177" style:family="paragraph" style:parent-style-name="Text_20_body">
      <style:paragraph-properties fo:margin-left="0.9846in" fo:margin-right="0in" fo:text-indent="0in" style:auto-text-indent="false"/>
      <style:text-properties officeooo:paragraph-rsid="003b455e"/>
    </style:style>
    <style:style style:name="P178" style:family="paragraph" style:parent-style-name="Text_20_body">
      <style:paragraph-properties fo:margin-left="0.9846in" fo:margin-right="0in" fo:text-indent="0in" style:auto-text-indent="false"/>
      <style:text-properties officeooo:paragraph-rsid="0052143e"/>
    </style:style>
    <style:style style:name="P179" style:family="paragraph" style:parent-style-name="Text_20_body">
      <style:paragraph-properties fo:margin-left="0.9846in" fo:margin-right="0in" fo:text-indent="0in" style:auto-text-indent="false"/>
      <style:text-properties officeooo:paragraph-rsid="006de052"/>
    </style:style>
    <style:style style:name="P180" style:family="paragraph" style:parent-style-name="Text_20_body">
      <style:paragraph-properties fo:margin-left="0.9846in" fo:margin-right="0in" fo:text-indent="0in" style:auto-text-indent="false"/>
      <style:text-properties officeooo:paragraph-rsid="00c595a4"/>
    </style:style>
    <style:style style:name="P181" style:family="paragraph" style:parent-style-name="Text_20_body">
      <style:paragraph-properties fo:margin-left="0.9846in" fo:margin-right="0in" fo:text-indent="0in" style:auto-text-indent="false"/>
      <style:text-properties officeooo:paragraph-rsid="00c5a1c7"/>
    </style:style>
    <style:style style:name="P182" style:family="paragraph" style:parent-style-name="Text_20_body">
      <style:paragraph-properties fo:margin-left="0.9846in" fo:margin-right="0in" fo:text-indent="0in" style:auto-text-indent="false"/>
      <style:text-properties officeooo:paragraph-rsid="00c96220"/>
    </style:style>
    <style:style style:name="P183" style:family="paragraph" style:parent-style-name="Text_20_body">
      <style:paragraph-properties fo:margin-left="0.9846in" fo:margin-right="0in" fo:text-indent="0in" style:auto-text-indent="false"/>
      <style:text-properties officeooo:paragraph-rsid="00ca7c42"/>
    </style:style>
    <style:style style:name="P184" style:family="paragraph" style:parent-style-name="Text_20_body">
      <style:paragraph-properties fo:margin-left="0.9846in" fo:margin-right="0in" fo:text-indent="0in" style:auto-text-indent="false"/>
      <style:text-properties officeooo:paragraph-rsid="00cab2b0"/>
    </style:style>
    <style:style style:name="P185" style:family="paragraph" style:parent-style-name="Text_20_body">
      <style:paragraph-properties fo:margin-left="0.9846in" fo:margin-right="0in" fo:text-indent="0in" style:auto-text-indent="false"/>
      <style:text-properties officeooo:rsid="00cab2b0" officeooo:paragraph-rsid="00cab2b0"/>
    </style:style>
    <style:style style:name="P186" style:family="paragraph" style:parent-style-name="Text_20_body">
      <style:paragraph-properties fo:margin-left="0.9846in" fo:margin-right="0in" fo:text-indent="0in" style:auto-text-indent="false"/>
      <style:text-properties officeooo:paragraph-rsid="00ce3615"/>
    </style:style>
    <style:style style:name="P187" style:family="paragraph" style:parent-style-name="Text_20_body">
      <style:paragraph-properties fo:margin-left="0.9846in" fo:margin-right="0in" fo:text-indent="0in" style:auto-text-indent="false"/>
      <style:text-properties officeooo:paragraph-rsid="00ff0722"/>
    </style:style>
    <style:style style:name="P188" style:family="paragraph" style:parent-style-name="Text_20_body">
      <style:paragraph-properties fo:margin-left="0.9846in" fo:margin-right="0in" fo:text-indent="0in" style:auto-text-indent="false"/>
      <style:text-properties officeooo:paragraph-rsid="0104d3ca"/>
    </style:style>
    <style:style style:name="P18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90"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191" style:family="paragraph" style:parent-style-name="Text_20_body">
      <style:paragraph-properties fo:margin-left="0.9846in" fo:margin-right="0in" fo:text-indent="0in" style:auto-text-indent="false"/>
      <style:text-properties officeooo:paragraph-rsid="0132a619"/>
    </style:style>
    <style:style style:name="P192" style:family="paragraph" style:parent-style-name="Text_20_body">
      <style:paragraph-properties fo:margin-left="0.9846in" fo:margin-right="0in" fo:text-indent="0in" style:auto-text-indent="false"/>
      <style:text-properties officeooo:paragraph-rsid="014395c0"/>
    </style:style>
    <style:style style:name="P193" style:family="paragraph" style:parent-style-name="Text_20_body">
      <style:paragraph-properties fo:margin-left="0.9846in" fo:margin-right="0in" fo:text-indent="0in" style:auto-text-indent="false"/>
      <style:text-properties officeooo:paragraph-rsid="019d6dd9"/>
    </style:style>
    <style:style style:name="P194" style:family="paragraph" style:parent-style-name="Text_20_body">
      <style:paragraph-properties fo:margin-left="0.9846in" fo:margin-right="0in" fo:text-indent="0in" style:auto-text-indent="false"/>
      <style:text-properties officeooo:paragraph-rsid="01a04ac2"/>
    </style:style>
    <style:style style:name="P195" style:family="paragraph" style:parent-style-name="Text_20_body">
      <style:paragraph-properties fo:margin-left="0.9846in" fo:margin-right="0in" fo:text-indent="0in" style:auto-text-indent="false"/>
      <style:text-properties officeooo:paragraph-rsid="01a71f79"/>
    </style:style>
    <style:style style:name="P196" style:family="paragraph" style:parent-style-name="Text_20_body">
      <style:paragraph-properties fo:margin-left="0.9846in" fo:margin-right="0in" fo:text-indent="0in" style:auto-text-indent="false"/>
      <style:text-properties officeooo:paragraph-rsid="01b2acc7"/>
    </style:style>
    <style:style style:name="P197" style:family="paragraph" style:parent-style-name="Text_20_body">
      <style:paragraph-properties fo:margin-left="0.9846in" fo:margin-right="0in" fo:text-indent="0in" style:auto-text-indent="false"/>
      <style:text-properties officeooo:paragraph-rsid="01b5294d"/>
    </style:style>
    <style:style style:name="P198" style:family="paragraph" style:parent-style-name="Text_20_body">
      <style:paragraph-properties fo:margin-left="0.9846in" fo:margin-right="0in" fo:text-indent="0in" style:auto-text-indent="false"/>
      <style:text-properties officeooo:paragraph-rsid="01b94988"/>
    </style:style>
    <style:style style:name="P199" style:family="paragraph" style:parent-style-name="Text_20_body">
      <style:paragraph-properties fo:margin-left="0.9846in" fo:margin-right="0in" fo:text-indent="0in" style:auto-text-indent="false"/>
      <style:text-properties officeooo:paragraph-rsid="01c812e4"/>
    </style:style>
    <style:style style:name="P200" style:family="paragraph" style:parent-style-name="Text_20_body">
      <style:paragraph-properties fo:margin-left="0.9846in" fo:margin-right="0in" fo:text-indent="0in" style:auto-text-indent="false"/>
      <style:text-properties officeooo:paragraph-rsid="01dbe000"/>
    </style:style>
    <style:style style:name="P201" style:family="paragraph" style:parent-style-name="Text_20_body">
      <style:paragraph-properties fo:margin-left="0.9846in" fo:margin-right="0in" fo:text-indent="0in" style:auto-text-indent="false"/>
      <style:text-properties officeooo:paragraph-rsid="01e73a42"/>
    </style:style>
    <style:style style:name="P202" style:family="paragraph" style:parent-style-name="Text_20_body">
      <style:paragraph-properties fo:margin-left="0.9846in" fo:margin-right="0in" fo:text-indent="0in" style:auto-text-indent="false"/>
      <style:text-properties officeooo:paragraph-rsid="020278ec"/>
    </style:style>
    <style:style style:name="P203" style:family="paragraph" style:parent-style-name="Text_20_body">
      <style:paragraph-properties fo:margin-left="0.9846in" fo:margin-right="0in" fo:text-indent="0in" style:auto-text-indent="false"/>
      <style:text-properties officeooo:paragraph-rsid="0203ca1b"/>
    </style:style>
    <style:style style:name="P204" style:family="paragraph" style:parent-style-name="Text_20_body">
      <style:paragraph-properties fo:margin-left="0.9846in" fo:margin-right="0in" fo:text-indent="0in" style:auto-text-indent="false"/>
      <style:text-properties officeooo:paragraph-rsid="0204069f"/>
    </style:style>
    <style:style style:name="P205" style:family="paragraph" style:parent-style-name="Text_20_body">
      <style:paragraph-properties fo:margin-left="0.9846in" fo:margin-right="0in" fo:text-indent="0in" style:auto-text-indent="false"/>
      <style:text-properties officeooo:paragraph-rsid="02045356"/>
    </style:style>
    <style:style style:name="P206" style:family="paragraph" style:parent-style-name="Text_20_body">
      <style:paragraph-properties fo:margin-left="0.9846in" fo:margin-right="0in" fo:text-indent="0in" style:auto-text-indent="false"/>
      <style:text-properties officeooo:paragraph-rsid="020bc6b0"/>
    </style:style>
    <style:style style:name="P207" style:family="paragraph" style:parent-style-name="Text_20_body">
      <style:paragraph-properties fo:margin-left="0.9846in" fo:margin-right="0in" fo:text-indent="0in" style:auto-text-indent="false"/>
      <style:text-properties officeooo:paragraph-rsid="020d5c6a"/>
    </style:style>
    <style:style style:name="P208" style:family="paragraph" style:parent-style-name="Text_20_body">
      <style:paragraph-properties fo:margin-left="0.9846in" fo:margin-right="0in" fo:text-indent="0in" style:auto-text-indent="false"/>
      <style:text-properties officeooo:paragraph-rsid="02123bb9"/>
    </style:style>
    <style:style style:name="P209" style:family="paragraph" style:parent-style-name="Text_20_body">
      <style:paragraph-properties fo:margin-left="0.9846in" fo:margin-right="0in" fo:text-indent="0in" style:auto-text-indent="false"/>
      <style:text-properties officeooo:paragraph-rsid="022423ee"/>
    </style:style>
    <style:style style:name="P210" style:family="paragraph" style:parent-style-name="Text_20_body">
      <style:paragraph-properties fo:margin-left="0.9846in" fo:margin-right="0in" fo:text-indent="0in" style:auto-text-indent="false"/>
      <style:text-properties officeooo:paragraph-rsid="0238a0c1"/>
    </style:style>
    <style:style style:name="P211" style:family="paragraph" style:parent-style-name="indent-big">
      <style:paragraph-properties fo:text-align="start" style:justify-single-word="false"/>
      <style:text-properties fo:language="none" fo:country="none" style:language-asian="none" style:country-asian="none"/>
    </style:style>
    <style:style style:name="P21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1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1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1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1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1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1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1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2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21"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4925in" fo:margin-right="0in" fo:text-indent="0in" style:auto-text-indent="false"/>
    </style:style>
    <style:style style:name="P223" style:family="paragraph" style:parent-style-name="Text_20_body">
      <style:paragraph-properties fo:margin-left="0.4925in" fo:margin-right="0in" fo:text-indent="0in" style:auto-text-indent="false"/>
      <style:text-properties officeooo:paragraph-rsid="00388490"/>
    </style:style>
    <style:style style:name="P224" style:family="paragraph" style:parent-style-name="Text_20_body">
      <style:paragraph-properties fo:margin-left="0.4925in" fo:margin-right="0in" fo:text-indent="0in" style:auto-text-indent="false"/>
      <style:text-properties officeooo:paragraph-rsid="00c4ad28"/>
    </style:style>
    <style:style style:name="P225"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26"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4925in" fo:margin-right="0in" fo:text-indent="0in" style:auto-text-indent="false"/>
      <style:text-properties officeooo:paragraph-rsid="019d6dd9"/>
    </style:style>
    <style:style style:name="P22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29" style:family="paragraph" style:parent-style-name="Text_20_body">
      <style:paragraph-properties fo:margin-left="1.4772in" fo:margin-right="0in" fo:text-indent="0in" style:auto-text-indent="false"/>
    </style:style>
    <style:style style:name="P230" style:family="paragraph" style:parent-style-name="Text_20_body">
      <style:paragraph-properties fo:margin-left="1.4772in" fo:margin-right="0in" fo:text-indent="0in" style:auto-text-indent="false"/>
      <style:text-properties officeooo:paragraph-rsid="006c8658"/>
    </style:style>
    <style:style style:name="P231" style:family="paragraph" style:parent-style-name="Text_20_body">
      <style:paragraph-properties fo:margin-left="1.4772in" fo:margin-right="0in" fo:text-indent="0in" style:auto-text-indent="false"/>
      <style:text-properties officeooo:paragraph-rsid="00dfc7d6"/>
    </style:style>
    <style:style style:name="P232" style:family="paragraph" style:parent-style-name="Text_20_body">
      <style:paragraph-properties fo:margin-left="2.4618in" fo:margin-right="0in" fo:text-indent="0in" style:auto-text-indent="false"/>
    </style:style>
    <style:style style:name="P233" style:family="paragraph" style:parent-style-name="Text_20_body">
      <style:paragraph-properties fo:margin-left="2.4618in" fo:margin-right="0in" fo:text-indent="0in" style:auto-text-indent="false"/>
      <style:text-properties officeooo:paragraph-rsid="006c2c40"/>
    </style:style>
    <style:style style:name="P234" style:family="paragraph" style:parent-style-name="Text_20_body_20__28_user_29_">
      <style:paragraph-properties fo:text-align="start" style:justify-single-word="false"/>
      <style:text-properties fo:language="none" fo:country="none" style:language-asian="none" style:country-asian="none"/>
    </style:style>
    <style:style style:name="P235" style:family="paragraph" style:parent-style-name="Text_20_body">
      <style:paragraph-properties fo:margin-left="1.9693in" fo:margin-right="0in" fo:text-indent="0in" style:auto-text-indent="false"/>
    </style:style>
    <style:style style:name="P236" style:family="paragraph" style:parent-style-name="Text_20_body">
      <style:paragraph-properties fo:margin-left="3.4465in" fo:margin-right="0in" fo:text-indent="0in" style:auto-text-indent="false"/>
      <style:text-properties officeooo:paragraph-rsid="00c4ad28"/>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text-align="center" style:justify-single-word="false"/>
      <style:text-properties fo:font-variant="small-caps"/>
    </style:style>
    <style:style style:name="P239" style:family="paragraph" style:parent-style-name="Text_20_body">
      <style:text-properties officeooo:paragraph-rsid="024f2f8b"/>
    </style:style>
    <style:style style:name="P240" style:family="paragraph" style:parent-style-name="Text_20_body">
      <style:text-properties officeooo:paragraph-rsid="024fab84"/>
    </style:style>
    <style:style style:name="P241" style:family="paragraph" style:parent-style-name="Text_20_body">
      <style:text-properties officeooo:paragraph-rsid="025263b0"/>
    </style:style>
    <style:style style:name="P242" style:family="paragraph" style:parent-style-name="Text_20_body">
      <style:paragraph-properties fo:margin-left="0.9846in" fo:margin-right="0in" fo:text-indent="0in" style:auto-text-indent="false"/>
      <style:text-properties officeooo:paragraph-rsid="024fab84"/>
    </style:style>
    <style:style style:name="P243" style:family="paragraph" style:parent-style-name="Heading_20_1">
      <style:text-properties fo:language="none" fo:country="none" style:language-asian="none" style:country-asian="none"/>
    </style:style>
    <style:style style:name="P2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46"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style:font-style-asian="italic" style:font-style-complex="italic"/>
    </style:style>
    <style:style style:name="T26" style:family="text">
      <style:text-properties officeooo:rsid="00105bb5"/>
    </style:style>
    <style:style style:name="T27" style:family="text">
      <style:text-properties officeooo:rsid="0010c590"/>
    </style:style>
    <style:style style:name="T28" style:family="text">
      <style:text-properties officeooo:rsid="001160b9"/>
    </style:style>
    <style:style style:name="T29" style:family="text">
      <style:text-properties officeooo:rsid="00131786"/>
    </style:style>
    <style:style style:name="T30" style:family="text">
      <style:text-properties officeooo:rsid="00132abb"/>
    </style:style>
    <style:style style:name="T31" style:family="text">
      <style:text-properties officeooo:rsid="0015451c"/>
    </style:style>
    <style:style style:name="T32" style:family="text">
      <style:text-properties officeooo:rsid="0015fe1b"/>
    </style:style>
    <style:style style:name="T33" style:family="text">
      <style:text-properties officeooo:rsid="0016ac27"/>
    </style:style>
    <style:style style:name="T34" style:family="text">
      <style:text-properties officeooo:rsid="0016d9c1"/>
    </style:style>
    <style:style style:name="T35" style:family="text">
      <style:text-properties officeooo:rsid="00177ea2"/>
    </style:style>
    <style:style style:name="T36" style:family="text">
      <style:text-properties officeooo:rsid="001a0ff3"/>
    </style:style>
    <style:style style:name="T37" style:family="text">
      <style:text-properties officeooo:rsid="001b1cea"/>
    </style:style>
    <style:style style:name="T38" style:family="text">
      <style:text-properties officeooo:rsid="001d3f43"/>
    </style:style>
    <style:style style:name="T39" style:family="text">
      <style:text-properties officeooo:rsid="001ee9d7"/>
    </style:style>
    <style:style style:name="T40" style:family="text">
      <style:text-properties officeooo:rsid="001f2dae"/>
    </style:style>
    <style:style style:name="T41" style:family="text">
      <style:text-properties officeooo:rsid="002029b4"/>
    </style:style>
    <style:style style:name="T42" style:family="text">
      <style:text-properties officeooo:rsid="0021d915"/>
    </style:style>
    <style:style style:name="T43" style:family="text">
      <style:text-properties officeooo:rsid="00235e0f"/>
    </style:style>
    <style:style style:name="T4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6" style:family="text">
      <style:text-properties officeooo:rsid="002455f2"/>
    </style:style>
    <style:style style:name="T47" style:family="text">
      <style:text-properties officeooo:rsid="00262c81"/>
    </style:style>
    <style:style style:name="T48" style:family="text">
      <style:text-properties officeooo:rsid="0027090f"/>
    </style:style>
    <style:style style:name="T49" style:family="text">
      <style:text-properties officeooo:rsid="0027336b"/>
    </style:style>
    <style:style style:name="T50" style:family="text">
      <style:text-properties officeooo:rsid="002763ad"/>
    </style:style>
    <style:style style:name="T51" style:family="text">
      <style:text-properties officeooo:rsid="0028656c"/>
    </style:style>
    <style:style style:name="T52" style:family="text">
      <style:text-properties officeooo:rsid="0029820e"/>
    </style:style>
    <style:style style:name="T53" style:family="text">
      <style:text-properties officeooo:rsid="002a234a"/>
    </style:style>
    <style:style style:name="T54" style:family="text">
      <style:text-properties officeooo:rsid="002b575d"/>
    </style:style>
    <style:style style:name="T55" style:family="text">
      <style:text-properties officeooo:rsid="002cb16c"/>
    </style:style>
    <style:style style:name="T56" style:family="text">
      <style:text-properties officeooo:rsid="0031db1b"/>
    </style:style>
    <style:style style:name="T57" style:family="text">
      <style:text-properties officeooo:rsid="00327653"/>
    </style:style>
    <style:style style:name="T58" style:family="text">
      <style:text-properties officeooo:rsid="0033af24"/>
    </style:style>
    <style:style style:name="T59" style:family="text">
      <style:text-properties officeooo:rsid="0034424c"/>
    </style:style>
    <style:style style:name="T60" style:family="text">
      <style:text-properties officeooo:rsid="00363834"/>
    </style:style>
    <style:style style:name="T61" style:family="text">
      <style:text-properties officeooo:rsid="00375486"/>
    </style:style>
    <style:style style:name="T62" style:family="text">
      <style:text-properties officeooo:rsid="00388490"/>
    </style:style>
    <style:style style:name="T63" style:family="text">
      <style:text-properties officeooo:rsid="0039575f"/>
    </style:style>
    <style:style style:name="T64" style:family="text">
      <style:text-properties officeooo:rsid="003b455e"/>
    </style:style>
    <style:style style:name="T65" style:family="text">
      <style:text-properties officeooo:rsid="003d14fa"/>
    </style:style>
    <style:style style:name="T66" style:family="text">
      <style:text-properties officeooo:rsid="003d24c7"/>
    </style:style>
    <style:style style:name="T67" style:family="text">
      <style:text-properties officeooo:rsid="003d51bc"/>
    </style:style>
    <style:style style:name="T68" style:family="text">
      <style:text-properties officeooo:rsid="003e0318"/>
    </style:style>
    <style:style style:name="T69" style:family="text">
      <style:text-properties officeooo:rsid="00422cde"/>
    </style:style>
    <style:style style:name="T70" style:family="text">
      <style:text-properties officeooo:rsid="00461c1f"/>
    </style:style>
    <style:style style:name="T71" style:family="text">
      <style:text-properties officeooo:rsid="004b4e28"/>
    </style:style>
    <style:style style:name="T72" style:family="text">
      <style:text-properties officeooo:rsid="004b75cf"/>
    </style:style>
    <style:style style:name="T73" style:family="text">
      <style:text-properties officeooo:rsid="004cee7b"/>
    </style:style>
    <style:style style:name="T74" style:family="text">
      <style:text-properties officeooo:rsid="004eae8b"/>
    </style:style>
    <style:style style:name="T75" style:family="text">
      <style:text-properties officeooo:rsid="004f539d"/>
    </style:style>
    <style:style style:name="T76" style:family="text">
      <style:text-properties officeooo:rsid="005017ba"/>
    </style:style>
    <style:style style:name="T77" style:family="text">
      <style:text-properties officeooo:rsid="0050933c"/>
    </style:style>
    <style:style style:name="T78" style:family="text">
      <style:text-properties officeooo:rsid="0051b2c8"/>
    </style:style>
    <style:style style:name="T79" style:family="text">
      <style:text-properties officeooo:rsid="0052143e"/>
    </style:style>
    <style:style style:name="T80" style:family="text">
      <style:text-properties officeooo:rsid="00562877"/>
    </style:style>
    <style:style style:name="T81" style:family="text">
      <style:text-properties officeooo:rsid="0058dead"/>
    </style:style>
    <style:style style:name="T82" style:family="text">
      <style:text-properties officeooo:rsid="005aae29"/>
    </style:style>
    <style:style style:name="T83" style:family="text">
      <style:text-properties officeooo:rsid="005bc1cc"/>
    </style:style>
    <style:style style:name="T84" style:family="text">
      <style:text-properties officeooo:rsid="005c8e1b"/>
    </style:style>
    <style:style style:name="T85" style:family="text">
      <style:text-properties officeooo:rsid="005e6eb9"/>
    </style:style>
    <style:style style:name="T86" style:family="text">
      <style:text-properties officeooo:rsid="005fc8a6"/>
    </style:style>
    <style:style style:name="T87" style:family="text">
      <style:text-properties officeooo:rsid="0060822e"/>
    </style:style>
    <style:style style:name="T88" style:family="text">
      <style:text-properties officeooo:rsid="006236be"/>
    </style:style>
    <style:style style:name="T89" style:family="text">
      <style:text-properties officeooo:rsid="00633e55"/>
    </style:style>
    <style:style style:name="T90" style:family="text">
      <style:text-properties officeooo:rsid="0064a75b"/>
    </style:style>
    <style:style style:name="T91" style:family="text">
      <style:text-properties fo:font-variant="small-caps"/>
    </style:style>
    <style:style style:name="T92" style:family="text">
      <style:text-properties fo:font-style="normal" style:font-style-asian="normal" style:font-style-complex="normal"/>
    </style:style>
    <style:style style:name="T93" style:family="text">
      <style:text-properties fo:font-style="normal" officeooo:rsid="006b82cb" style:font-style-asian="normal" style:font-style-complex="normal"/>
    </style:style>
    <style:style style:name="T94" style:family="text">
      <style:text-properties fo:font-style="normal" officeooo:rsid="014395c0" style:font-style-asian="normal" style:font-style-complex="normal"/>
    </style:style>
    <style:style style:name="T95" style:family="text">
      <style:text-properties fo:font-style="normal" officeooo:rsid="01ec2012" style:font-style-asian="normal" style:font-style-complex="normal"/>
    </style:style>
    <style:style style:name="T96" style:family="text">
      <style:text-properties officeooo:rsid="006b82cb"/>
    </style:style>
    <style:style style:name="T97" style:family="text">
      <style:text-properties officeooo:rsid="006c2c40"/>
    </style:style>
    <style:style style:name="T98" style:family="text">
      <style:text-properties officeooo:rsid="006c8658"/>
    </style:style>
    <style:style style:name="T99" style:family="text">
      <style:text-properties officeooo:rsid="006de052"/>
    </style:style>
    <style:style style:name="T100" style:family="text">
      <style:text-properties officeooo:rsid="006e2449"/>
    </style:style>
    <style:style style:name="T101" style:family="text">
      <style:text-properties officeooo:rsid="006edeb4"/>
    </style:style>
    <style:style style:name="T102" style:family="text">
      <style:text-properties officeooo:rsid="0070ba87"/>
    </style:style>
    <style:style style:name="T103" style:family="text">
      <style:text-properties officeooo:rsid="0072333c"/>
    </style:style>
    <style:style style:name="T104" style:family="text">
      <style:text-properties officeooo:rsid="00733e8f"/>
    </style:style>
    <style:style style:name="T105" style:family="text">
      <style:text-properties officeooo:rsid="0074d84e"/>
    </style:style>
    <style:style style:name="T106" style:family="text">
      <style:text-properties officeooo:rsid="00761e8f"/>
    </style:style>
    <style:style style:name="T107" style:family="text">
      <style:text-properties officeooo:rsid="0076508e"/>
    </style:style>
    <style:style style:name="T108" style:family="text">
      <style:text-properties officeooo:rsid="00766915"/>
    </style:style>
    <style:style style:name="T109" style:family="text">
      <style:text-properties officeooo:rsid="007864d2"/>
    </style:style>
    <style:style style:name="T110" style:family="text">
      <style:text-properties officeooo:rsid="0079dab0"/>
    </style:style>
    <style:style style:name="T111" style:family="text">
      <style:text-properties officeooo:rsid="007b7f8f"/>
    </style:style>
    <style:style style:name="T112" style:family="text">
      <style:text-properties officeooo:rsid="007d5639"/>
    </style:style>
    <style:style style:name="T113" style:family="text">
      <style:text-properties officeooo:rsid="007e01df"/>
    </style:style>
    <style:style style:name="T114" style:family="text">
      <style:text-properties officeooo:rsid="007fbcf0"/>
    </style:style>
    <style:style style:name="T115" style:family="text">
      <style:text-properties officeooo:rsid="00804d34"/>
    </style:style>
    <style:style style:name="T116" style:family="text">
      <style:text-properties officeooo:rsid="00823165"/>
    </style:style>
    <style:style style:name="T117" style:family="text">
      <style:text-properties officeooo:rsid="00835f10"/>
    </style:style>
    <style:style style:name="T118" style:family="text">
      <style:text-properties officeooo:rsid="00854601"/>
    </style:style>
    <style:style style:name="T119" style:family="text">
      <style:text-properties fo:language="ru" fo:country="RU" style:language-complex="hi" style:country-complex="IN"/>
    </style:style>
    <style:style style:name="T120" style:family="text">
      <style:text-properties fo:language="ru" fo:country="RU" officeooo:rsid="00854601" style:language-complex="hi" style:country-complex="IN"/>
    </style:style>
    <style:style style:name="T121" style:family="text">
      <style:text-properties fo:language="ru" fo:country="RU" officeooo:rsid="00866f75" style:language-complex="hi" style:country-complex="IN"/>
    </style:style>
    <style:style style:name="T122" style:family="text">
      <style:text-properties fo:language="ru" fo:country="RU" officeooo:rsid="00aef8dd" style:language-complex="hi" style:country-complex="IN"/>
    </style:style>
    <style:style style:name="T12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2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2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2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2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2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29" style:family="text">
      <style:text-properties officeooo:rsid="00866f75"/>
    </style:style>
    <style:style style:name="T130" style:family="text">
      <style:text-properties officeooo:rsid="00878ebd"/>
    </style:style>
    <style:style style:name="T131" style:family="text">
      <style:text-properties officeooo:rsid="00885efa"/>
    </style:style>
    <style:style style:name="T132" style:family="text">
      <style:text-properties officeooo:rsid="0089d02b"/>
    </style:style>
    <style:style style:name="T133" style:family="text">
      <style:text-properties officeooo:rsid="008bc171"/>
    </style:style>
    <style:style style:name="T134" style:family="text">
      <style:text-properties officeooo:rsid="008d4797"/>
    </style:style>
    <style:style style:name="T135" style:family="text">
      <style:text-properties officeooo:rsid="008e3cf3"/>
    </style:style>
    <style:style style:name="T136" style:family="text">
      <style:text-properties officeooo:rsid="00937454"/>
    </style:style>
    <style:style style:name="T137" style:family="text">
      <style:text-properties officeooo:rsid="009494b1"/>
    </style:style>
    <style:style style:name="T138" style:family="text">
      <style:text-properties officeooo:rsid="0094d8d9"/>
    </style:style>
    <style:style style:name="T139" style:family="text">
      <style:text-properties officeooo:rsid="009604e0"/>
    </style:style>
    <style:style style:name="T140" style:family="text">
      <style:text-properties officeooo:rsid="0099b814"/>
    </style:style>
    <style:style style:name="T141" style:family="text">
      <style:text-properties officeooo:rsid="009a5a2a"/>
    </style:style>
    <style:style style:name="T142" style:family="text">
      <style:text-properties officeooo:rsid="009baae0"/>
    </style:style>
    <style:style style:name="T143" style:family="text">
      <style:text-properties officeooo:rsid="009c4c4d"/>
    </style:style>
    <style:style style:name="T144" style:family="text">
      <style:text-properties officeooo:rsid="009d4d29"/>
    </style:style>
    <style:style style:name="T145" style:family="text">
      <style:text-properties officeooo:rsid="009e1fea"/>
    </style:style>
    <style:style style:name="T146" style:family="text">
      <style:text-properties officeooo:rsid="009e3ce2"/>
    </style:style>
    <style:style style:name="T147" style:family="text">
      <style:text-properties officeooo:rsid="009e873f"/>
    </style:style>
    <style:style style:name="T148" style:family="text">
      <style:text-properties officeooo:rsid="00a07f85"/>
    </style:style>
    <style:style style:name="T149" style:family="text">
      <style:text-properties officeooo:rsid="00a0ca12"/>
    </style:style>
    <style:style style:name="T150" style:family="text">
      <style:text-properties officeooo:rsid="00a1ace6"/>
    </style:style>
    <style:style style:name="T151" style:family="text">
      <style:text-properties officeooo:rsid="00a37572"/>
    </style:style>
    <style:style style:name="T152" style:family="text">
      <style:text-properties officeooo:rsid="00a49d98"/>
    </style:style>
    <style:style style:name="T153" style:family="text">
      <style:text-properties officeooo:rsid="00a8b305"/>
    </style:style>
    <style:style style:name="T154" style:family="text">
      <style:text-properties officeooo:rsid="00aa4ee9"/>
    </style:style>
    <style:style style:name="T155" style:family="text">
      <style:text-properties officeooo:rsid="00aaf337"/>
    </style:style>
    <style:style style:name="T156" style:family="text">
      <style:text-properties officeooo:rsid="00aef8dd"/>
    </style:style>
    <style:style style:name="T157" style:family="text">
      <style:text-properties officeooo:rsid="00b09de6"/>
    </style:style>
    <style:style style:name="T158" style:family="text">
      <style:text-properties officeooo:rsid="00b2e0fa"/>
    </style:style>
    <style:style style:name="T159" style:family="text">
      <style:text-properties officeooo:rsid="00b39899"/>
    </style:style>
    <style:style style:name="T160" style:family="text">
      <style:text-properties officeooo:rsid="00b472ed"/>
    </style:style>
    <style:style style:name="T161" style:family="text">
      <style:text-properties officeooo:rsid="00b56284"/>
    </style:style>
    <style:style style:name="T162" style:family="text">
      <style:text-properties officeooo:rsid="00b5f240"/>
    </style:style>
    <style:style style:name="T163" style:family="text">
      <style:text-properties officeooo:rsid="00bfcf9e"/>
    </style:style>
    <style:style style:name="T164" style:family="text">
      <style:text-properties officeooo:rsid="00c0a824"/>
    </style:style>
    <style:style style:name="T165" style:family="text">
      <style:text-properties officeooo:rsid="00c12e4b"/>
    </style:style>
    <style:style style:name="T166" style:family="text">
      <style:text-properties officeooo:rsid="00c2d48f"/>
    </style:style>
    <style:style style:name="T167" style:family="text">
      <style:text-properties officeooo:rsid="00c38124"/>
    </style:style>
    <style:style style:name="T168" style:family="text">
      <style:text-properties officeooo:rsid="00c4ad28"/>
    </style:style>
    <style:style style:name="T169" style:family="text">
      <style:text-properties officeooo:rsid="00c595a4"/>
    </style:style>
    <style:style style:name="T170" style:family="text">
      <style:text-properties officeooo:rsid="00c5a1c7"/>
    </style:style>
    <style:style style:name="T171" style:family="text">
      <style:text-properties officeooo:rsid="00c6a6fc"/>
    </style:style>
    <style:style style:name="T172" style:family="text">
      <style:text-properties officeooo:rsid="00c96220"/>
    </style:style>
    <style:style style:name="T173" style:family="text">
      <style:text-properties officeooo:rsid="00ca7c42"/>
    </style:style>
    <style:style style:name="T174" style:family="text">
      <style:text-properties officeooo:rsid="00cab2b0"/>
    </style:style>
    <style:style style:name="T175" style:family="text">
      <style:text-properties fo:font-weight="normal" style:font-weight-asian="normal" style:font-weight-complex="normal"/>
    </style:style>
    <style:style style:name="T176" style:family="text">
      <style:text-properties fo:font-weight="normal" officeooo:rsid="00d7d536" style:font-weight-asian="normal" style:font-weight-complex="normal"/>
    </style:style>
    <style:style style:name="T177" style:family="text">
      <style:text-properties fo:font-weight="normal" officeooo:rsid="00d9b0d8" style:font-weight-asian="normal" style:font-weight-complex="normal"/>
    </style:style>
    <style:style style:name="T178" style:family="text">
      <style:text-properties officeooo:rsid="00cca6b6"/>
    </style:style>
    <style:style style:name="T179" style:family="text">
      <style:text-properties officeooo:rsid="00ce3615"/>
    </style:style>
    <style:style style:name="T180" style:family="text">
      <style:text-properties officeooo:rsid="00d03fc5"/>
    </style:style>
    <style:style style:name="T181" style:family="text">
      <style:text-properties officeooo:rsid="00d23023"/>
    </style:style>
    <style:style style:name="T182" style:family="text">
      <style:text-properties officeooo:rsid="00d25253"/>
    </style:style>
    <style:style style:name="T183" style:family="text">
      <style:text-properties officeooo:rsid="00d30f16"/>
    </style:style>
    <style:style style:name="T184" style:family="text">
      <style:text-properties officeooo:rsid="00d31bf1"/>
    </style:style>
    <style:style style:name="T185" style:family="text">
      <style:text-properties officeooo:rsid="00d4f64c"/>
    </style:style>
    <style:style style:name="T186" style:family="text">
      <style:text-properties fo:font-weight="bold" style:font-weight-asian="bold" style:font-weight-complex="bold"/>
    </style:style>
    <style:style style:name="T187" style:family="text">
      <style:text-properties officeooo:rsid="00d70aab"/>
    </style:style>
    <style:style style:name="T188" style:family="text">
      <style:text-properties officeooo:rsid="00d7aa22"/>
    </style:style>
    <style:style style:name="T189" style:family="text">
      <style:text-properties officeooo:rsid="00d7d536"/>
    </style:style>
    <style:style style:name="T190" style:family="text">
      <style:text-properties officeooo:rsid="00d9b0d8"/>
    </style:style>
    <style:style style:name="T191" style:family="text">
      <style:text-properties officeooo:rsid="00dde28f"/>
    </style:style>
    <style:style style:name="T192" style:family="text">
      <style:text-properties officeooo:rsid="00dfc7d6"/>
    </style:style>
    <style:style style:name="T193" style:family="text">
      <style:text-properties officeooo:rsid="00e07a21"/>
    </style:style>
    <style:style style:name="T194" style:family="text">
      <style:text-properties officeooo:rsid="00e1ce3c"/>
    </style:style>
    <style:style style:name="T195" style:family="text">
      <style:text-properties officeooo:rsid="00e1ea05"/>
    </style:style>
    <style:style style:name="T196" style:family="text">
      <style:text-properties officeooo:rsid="00e3c689"/>
    </style:style>
    <style:style style:name="T197" style:family="text">
      <style:text-properties officeooo:rsid="00e4628b"/>
    </style:style>
    <style:style style:name="T198" style:family="text">
      <style:text-properties officeooo:rsid="00e4bb68"/>
    </style:style>
    <style:style style:name="T199" style:family="text">
      <style:text-properties officeooo:rsid="00e54357"/>
    </style:style>
    <style:style style:name="T200" style:family="text">
      <style:text-properties officeooo:rsid="00e78eef"/>
    </style:style>
    <style:style style:name="T201" style:family="text">
      <style:text-properties officeooo:rsid="00e84d94"/>
    </style:style>
    <style:style style:name="T202" style:family="text">
      <style:text-properties officeooo:rsid="00e9e5c5"/>
    </style:style>
    <style:style style:name="T203" style:family="text">
      <style:text-properties officeooo:rsid="00eb0ed1"/>
    </style:style>
    <style:style style:name="T204" style:family="text">
      <style:text-properties officeooo:rsid="00ebfa12"/>
    </style:style>
    <style:style style:name="T205" style:family="text">
      <style:text-properties officeooo:rsid="00ee147e"/>
    </style:style>
    <style:style style:name="T206" style:family="text">
      <style:text-properties officeooo:rsid="00eef302"/>
    </style:style>
    <style:style style:name="T207" style:family="text">
      <style:text-properties officeooo:rsid="00f03964"/>
    </style:style>
    <style:style style:name="T208" style:family="text">
      <style:text-properties officeooo:rsid="00f04056"/>
    </style:style>
    <style:style style:name="T209" style:family="text">
      <style:text-properties officeooo:rsid="00f23baa"/>
    </style:style>
    <style:style style:name="T210" style:family="text">
      <style:text-properties officeooo:rsid="00f2dab7"/>
    </style:style>
    <style:style style:name="T211" style:family="text">
      <style:text-properties officeooo:rsid="00f4635a"/>
    </style:style>
    <style:style style:name="T212" style:family="text">
      <style:text-properties officeooo:rsid="00f5e236"/>
    </style:style>
    <style:style style:name="T213" style:family="text">
      <style:text-properties officeooo:rsid="00f7aee9"/>
    </style:style>
    <style:style style:name="T214" style:family="text">
      <style:text-properties officeooo:rsid="00f92d47"/>
    </style:style>
    <style:style style:name="T215" style:family="text">
      <style:text-properties officeooo:rsid="00fbe8a5"/>
    </style:style>
    <style:style style:name="T216" style:family="text">
      <style:text-properties officeooo:rsid="00fd4ae5"/>
    </style:style>
    <style:style style:name="T217" style:family="text">
      <style:text-properties officeooo:rsid="00ff0722"/>
    </style:style>
    <style:style style:name="T218" style:family="text">
      <style:text-properties officeooo:rsid="00ffff48"/>
    </style:style>
    <style:style style:name="T219" style:family="text">
      <style:text-properties officeooo:rsid="01005844"/>
    </style:style>
    <style:style style:name="T220" style:family="text">
      <style:text-properties officeooo:rsid="0100c33a"/>
    </style:style>
    <style:style style:name="T221" style:family="text">
      <style:text-properties officeooo:rsid="01027d2b"/>
    </style:style>
    <style:style style:name="T222" style:family="text">
      <style:text-properties officeooo:rsid="01063295"/>
    </style:style>
    <style:style style:name="T223" style:family="text">
      <style:text-properties officeooo:rsid="01076227"/>
    </style:style>
    <style:style style:name="T224" style:family="text">
      <style:text-properties officeooo:rsid="0107a7aa"/>
    </style:style>
    <style:style style:name="T225" style:family="text">
      <style:text-properties officeooo:rsid="0108452d"/>
    </style:style>
    <style:style style:name="T226" style:family="text">
      <style:text-properties officeooo:rsid="01094b0c"/>
    </style:style>
    <style:style style:name="T227" style:family="text">
      <style:text-properties officeooo:rsid="010b7f65"/>
    </style:style>
    <style:style style:name="T228" style:family="text">
      <style:text-properties officeooo:rsid="01135272"/>
    </style:style>
    <style:style style:name="T229" style:family="text">
      <style:text-properties officeooo:rsid="011435f7"/>
    </style:style>
    <style:style style:name="T230" style:family="text">
      <style:text-properties officeooo:rsid="011500f1"/>
    </style:style>
    <style:style style:name="T231" style:family="text">
      <style:text-properties officeooo:rsid="01166568"/>
    </style:style>
    <style:style style:name="T232" style:family="text">
      <style:text-properties officeooo:rsid="01168cae"/>
    </style:style>
    <style:style style:name="T233" style:family="text">
      <style:text-properties officeooo:rsid="0120bef9"/>
    </style:style>
    <style:style style:name="T234" style:family="text">
      <style:text-properties officeooo:rsid="01287784"/>
    </style:style>
    <style:style style:name="T235" style:family="text">
      <style:text-properties officeooo:rsid="012a4a15"/>
    </style:style>
    <style:style style:name="T236" style:family="text">
      <style:text-properties officeooo:rsid="012bbd8e"/>
    </style:style>
    <style:style style:name="T237" style:family="text">
      <style:text-properties officeooo:rsid="012d6a00"/>
    </style:style>
    <style:style style:name="T238" style:family="text">
      <style:text-properties officeooo:rsid="012f5252"/>
    </style:style>
    <style:style style:name="T239" style:family="text">
      <style:text-properties officeooo:rsid="01363ebc"/>
    </style:style>
    <style:style style:name="T240" style:family="text">
      <style:text-properties officeooo:rsid="01365ea0"/>
    </style:style>
    <style:style style:name="T241" style:family="text">
      <style:text-properties officeooo:rsid="013779fb"/>
    </style:style>
    <style:style style:name="T242" style:family="text">
      <style:text-properties officeooo:rsid="0137f14c"/>
    </style:style>
    <style:style style:name="T243" style:family="text">
      <style:text-properties officeooo:rsid="0138cccd"/>
    </style:style>
    <style:style style:name="T244" style:family="text">
      <style:text-properties officeooo:rsid="0138d5e3"/>
    </style:style>
    <style:style style:name="T245" style:family="text">
      <style:text-properties officeooo:rsid="01396c70"/>
    </style:style>
    <style:style style:name="T246" style:family="text">
      <style:text-properties officeooo:rsid="0139e95a"/>
    </style:style>
    <style:style style:name="T247" style:family="text">
      <style:text-properties officeooo:rsid="0139f028"/>
    </style:style>
    <style:style style:name="T248" style:family="text">
      <style:text-properties officeooo:rsid="013ac95f"/>
    </style:style>
    <style:style style:name="T249" style:family="text">
      <style:text-properties officeooo:rsid="013c37f2"/>
    </style:style>
    <style:style style:name="T250" style:family="text">
      <style:text-properties officeooo:rsid="013d0ec1"/>
    </style:style>
    <style:style style:name="T251" style:family="text">
      <style:text-properties officeooo:rsid="013ee1b3"/>
    </style:style>
    <style:style style:name="T252" style:family="text">
      <style:text-properties officeooo:rsid="013f5edb"/>
    </style:style>
    <style:style style:name="T253" style:family="text">
      <style:text-properties officeooo:rsid="01415628"/>
    </style:style>
    <style:style style:name="T254" style:family="text">
      <style:text-properties officeooo:rsid="01435163"/>
    </style:style>
    <style:style style:name="T255" style:family="text">
      <style:text-properties officeooo:rsid="014395c0"/>
    </style:style>
    <style:style style:name="T256" style:family="text">
      <style:text-properties officeooo:rsid="0143dea5"/>
    </style:style>
    <style:style style:name="T257" style:family="text">
      <style:text-properties officeooo:rsid="0146d7a3"/>
    </style:style>
    <style:style style:name="T258" style:family="text">
      <style:text-properties officeooo:rsid="0149f91c"/>
    </style:style>
    <style:style style:name="T259" style:family="text">
      <style:text-properties officeooo:rsid="014a159e"/>
    </style:style>
    <style:style style:name="T260" style:family="text">
      <style:text-properties officeooo:rsid="014c06bd"/>
    </style:style>
    <style:style style:name="T261" style:family="text">
      <style:text-properties officeooo:rsid="014d9d43"/>
    </style:style>
    <style:style style:name="T262" style:family="text">
      <style:text-properties officeooo:rsid="014f5a46"/>
    </style:style>
    <style:style style:name="T263" style:family="text">
      <style:text-properties officeooo:rsid="014f8f50"/>
    </style:style>
    <style:style style:name="T264" style:family="text">
      <style:text-properties officeooo:rsid="01501f6a"/>
    </style:style>
    <style:style style:name="T265" style:family="text">
      <style:text-properties officeooo:rsid="015100b4"/>
    </style:style>
    <style:style style:name="T266" style:family="text">
      <style:text-properties officeooo:rsid="015155d9"/>
    </style:style>
    <style:style style:name="T267" style:family="text">
      <style:text-properties officeooo:rsid="0151b53c"/>
    </style:style>
    <style:style style:name="T268" style:family="text">
      <style:text-properties officeooo:rsid="0151ed51"/>
    </style:style>
    <style:style style:name="T269" style:family="text">
      <style:text-properties officeooo:rsid="01525f43"/>
    </style:style>
    <style:style style:name="T270" style:family="text">
      <style:text-properties officeooo:rsid="01527df1"/>
    </style:style>
    <style:style style:name="T271" style:family="text">
      <style:text-properties officeooo:rsid="0154182a"/>
    </style:style>
    <style:style style:name="T272" style:family="text">
      <style:text-properties officeooo:rsid="015463b2"/>
    </style:style>
    <style:style style:name="T273" style:family="text">
      <style:text-properties officeooo:rsid="01549ed5"/>
    </style:style>
    <style:style style:name="T274" style:family="text">
      <style:text-properties officeooo:rsid="015641fb"/>
    </style:style>
    <style:style style:name="T275" style:family="text">
      <style:text-properties officeooo:rsid="0156f873"/>
    </style:style>
    <style:style style:name="T276" style:family="text">
      <style:text-properties officeooo:rsid="01577a47"/>
    </style:style>
    <style:style style:name="T277" style:family="text">
      <style:text-properties officeooo:rsid="01589e1d"/>
    </style:style>
    <style:style style:name="T278" style:family="text">
      <style:text-properties officeooo:rsid="015d3688"/>
    </style:style>
    <style:style style:name="T279" style:family="text">
      <style:text-properties officeooo:rsid="015edee9"/>
    </style:style>
    <style:style style:name="T280" style:family="text">
      <style:text-properties officeooo:rsid="015ee7fe"/>
    </style:style>
    <style:style style:name="T281" style:family="text">
      <style:text-properties officeooo:rsid="0160b910"/>
    </style:style>
    <style:style style:name="T282" style:family="text">
      <style:text-properties officeooo:rsid="01629334"/>
    </style:style>
    <style:style style:name="T283" style:family="text">
      <style:text-properties officeooo:rsid="0163a991"/>
    </style:style>
    <style:style style:name="T284" style:family="text">
      <style:text-properties officeooo:rsid="01647f33"/>
    </style:style>
    <style:style style:name="T285" style:family="text">
      <style:text-properties officeooo:rsid="0164f6d8"/>
    </style:style>
    <style:style style:name="T286" style:family="text">
      <style:text-properties officeooo:rsid="01668274"/>
    </style:style>
    <style:style style:name="T287" style:family="text">
      <style:text-properties officeooo:rsid="01677ecb"/>
    </style:style>
    <style:style style:name="T288" style:family="text">
      <style:text-properties officeooo:rsid="01688552"/>
    </style:style>
    <style:style style:name="T289" style:family="text">
      <style:text-properties officeooo:rsid="0168addb"/>
    </style:style>
    <style:style style:name="T290" style:family="text">
      <style:text-properties officeooo:rsid="016964a8"/>
    </style:style>
    <style:style style:name="T291" style:family="text">
      <style:text-properties officeooo:rsid="016daab9"/>
    </style:style>
    <style:style style:name="T292" style:family="text">
      <style:text-properties officeooo:rsid="016f5c01"/>
    </style:style>
    <style:style style:name="T293" style:family="text">
      <style:text-properties officeooo:rsid="016ff846"/>
    </style:style>
    <style:style style:name="T294" style:family="text">
      <style:text-properties officeooo:rsid="017015b2"/>
    </style:style>
    <style:style style:name="T295" style:family="text">
      <style:text-properties officeooo:rsid="0171a9d9"/>
    </style:style>
    <style:style style:name="T296" style:family="text">
      <style:text-properties officeooo:rsid="0172432e"/>
    </style:style>
    <style:style style:name="T297" style:family="text">
      <style:text-properties officeooo:rsid="017312b3"/>
    </style:style>
    <style:style style:name="T298" style:family="text">
      <style:text-properties officeooo:rsid="0178ee11"/>
    </style:style>
    <style:style style:name="T299" style:family="text">
      <style:text-properties officeooo:rsid="01797ab2"/>
    </style:style>
    <style:style style:name="T300" style:family="text">
      <style:text-properties officeooo:rsid="017b3f07"/>
    </style:style>
    <style:style style:name="T301" style:family="text">
      <style:text-properties officeooo:rsid="017c430a"/>
    </style:style>
    <style:style style:name="T302" style:family="text">
      <style:text-properties officeooo:rsid="017d4213"/>
    </style:style>
    <style:style style:name="T303" style:family="text">
      <style:text-properties officeooo:rsid="017e9c95"/>
    </style:style>
    <style:style style:name="T304" style:family="text">
      <style:text-properties officeooo:rsid="017ef327"/>
    </style:style>
    <style:style style:name="T305" style:family="text">
      <style:text-properties officeooo:rsid="017f5b1e"/>
    </style:style>
    <style:style style:name="T306" style:family="text">
      <style:text-properties officeooo:rsid="0180ef31"/>
    </style:style>
    <style:style style:name="T307" style:family="text">
      <style:text-properties officeooo:rsid="01814858"/>
    </style:style>
    <style:style style:name="T308" style:family="text">
      <style:text-properties officeooo:rsid="018281e5"/>
    </style:style>
    <style:style style:name="T309" style:family="text">
      <style:text-properties officeooo:rsid="01841855"/>
    </style:style>
    <style:style style:name="T310" style:family="text">
      <style:text-properties officeooo:rsid="0185ad99"/>
    </style:style>
    <style:style style:name="T311" style:family="text">
      <style:text-properties officeooo:rsid="0185fa49"/>
    </style:style>
    <style:style style:name="T312" style:family="text">
      <style:text-properties officeooo:rsid="018718ae"/>
    </style:style>
    <style:style style:name="T313" style:family="text">
      <style:text-properties officeooo:rsid="018fad9a"/>
    </style:style>
    <style:style style:name="T314" style:family="text">
      <style:text-properties officeooo:rsid="019027f5"/>
    </style:style>
    <style:style style:name="T315" style:family="text">
      <style:text-properties officeooo:rsid="0191d6f9"/>
    </style:style>
    <style:style style:name="T316" style:family="text">
      <style:text-properties officeooo:rsid="0194f112"/>
    </style:style>
    <style:style style:name="T317" style:family="text">
      <style:text-properties officeooo:rsid="019613bd"/>
    </style:style>
    <style:style style:name="T318" style:family="text">
      <style:text-properties officeooo:rsid="01977d1a"/>
    </style:style>
    <style:style style:name="T319" style:family="text">
      <style:text-properties officeooo:rsid="0197acdc"/>
    </style:style>
    <style:style style:name="T320" style:family="text">
      <style:text-properties officeooo:rsid="0198221e"/>
    </style:style>
    <style:style style:name="T321" style:family="text">
      <style:text-properties officeooo:rsid="019852b6"/>
    </style:style>
    <style:style style:name="T322" style:family="text">
      <style:text-properties officeooo:rsid="0198f1e1"/>
    </style:style>
    <style:style style:name="T323" style:family="text">
      <style:text-properties officeooo:rsid="019ac404"/>
    </style:style>
    <style:style style:name="T324" style:family="text">
      <style:text-properties officeooo:rsid="019c6fe5"/>
    </style:style>
    <style:style style:name="T325" style:family="text">
      <style:text-properties officeooo:rsid="019d6dd9"/>
    </style:style>
    <style:style style:name="T326" style:family="text">
      <style:text-properties officeooo:rsid="01a04ac2"/>
    </style:style>
    <style:style style:name="T327" style:family="text">
      <style:text-properties officeooo:rsid="01a21e8b"/>
    </style:style>
    <style:style style:name="T328" style:family="text">
      <style:text-properties officeooo:rsid="01a2eb26"/>
    </style:style>
    <style:style style:name="T329" style:family="text">
      <style:text-properties officeooo:rsid="01a4dd48"/>
    </style:style>
    <style:style style:name="T330" style:family="text">
      <style:text-properties officeooo:rsid="01a66abe"/>
    </style:style>
    <style:style style:name="T331" style:family="text">
      <style:text-properties officeooo:rsid="01a71f79"/>
    </style:style>
    <style:style style:name="T332" style:family="text">
      <style:text-properties officeooo:rsid="01a786ea"/>
    </style:style>
    <style:style style:name="T333" style:family="text">
      <style:text-properties officeooo:rsid="01ac3a71"/>
    </style:style>
    <style:style style:name="T334" style:family="text">
      <style:text-properties officeooo:rsid="01acd23e"/>
    </style:style>
    <style:style style:name="T335" style:family="text">
      <style:text-properties officeooo:rsid="01ad53a0"/>
    </style:style>
    <style:style style:name="T336" style:family="text">
      <style:text-properties officeooo:rsid="01ae3d70"/>
    </style:style>
    <style:style style:name="T337" style:family="text">
      <style:text-properties officeooo:rsid="01af913c"/>
    </style:style>
    <style:style style:name="T338" style:family="text">
      <style:text-properties officeooo:rsid="01b1c942"/>
    </style:style>
    <style:style style:name="T339" style:family="text">
      <style:text-properties officeooo:rsid="01b21631"/>
    </style:style>
    <style:style style:name="T340" style:family="text">
      <style:text-properties officeooo:rsid="01b2acc7"/>
    </style:style>
    <style:style style:name="T341" style:family="text">
      <style:text-properties officeooo:rsid="01b356ba"/>
    </style:style>
    <style:style style:name="T342" style:family="text">
      <style:text-properties officeooo:rsid="01b5294d"/>
    </style:style>
    <style:style style:name="T343" style:family="text">
      <style:text-properties officeooo:rsid="01b74a10"/>
    </style:style>
    <style:style style:name="T344" style:family="text">
      <style:text-properties officeooo:rsid="01b94988"/>
    </style:style>
    <style:style style:name="T345" style:family="text">
      <style:text-properties officeooo:rsid="01ba7684"/>
    </style:style>
    <style:style style:name="T346" style:family="text">
      <style:text-properties officeooo:rsid="01bedf14"/>
    </style:style>
    <style:style style:name="T347" style:family="text">
      <style:text-properties officeooo:rsid="01bf02df"/>
    </style:style>
    <style:style style:name="T348" style:family="text">
      <style:text-properties officeooo:rsid="01bf8e5f"/>
    </style:style>
    <style:style style:name="T349" style:family="text">
      <style:text-properties officeooo:rsid="01c18c2e"/>
    </style:style>
    <style:style style:name="T350" style:family="text">
      <style:text-properties officeooo:rsid="01c32744"/>
    </style:style>
    <style:style style:name="T351" style:family="text">
      <style:text-properties officeooo:rsid="01c3eb3b"/>
    </style:style>
    <style:style style:name="T352" style:family="text">
      <style:text-properties officeooo:rsid="01c3fa59"/>
    </style:style>
    <style:style style:name="T353" style:family="text">
      <style:text-properties officeooo:rsid="01c43f07"/>
    </style:style>
    <style:style style:name="T354" style:family="text">
      <style:text-properties officeooo:rsid="01c56928"/>
    </style:style>
    <style:style style:name="T355" style:family="text">
      <style:text-properties officeooo:rsid="01c71729"/>
    </style:style>
    <style:style style:name="T356" style:family="text">
      <style:text-properties officeooo:rsid="01c7cc54"/>
    </style:style>
    <style:style style:name="T357" style:family="text">
      <style:text-properties officeooo:rsid="01c812e4"/>
    </style:style>
    <style:style style:name="T358" style:family="text">
      <style:text-properties officeooo:rsid="01c9eff2"/>
    </style:style>
    <style:style style:name="T359" style:family="text">
      <style:text-properties officeooo:rsid="01cf3a25"/>
    </style:style>
    <style:style style:name="T360" style:family="text">
      <style:text-properties officeooo:rsid="01d0a681"/>
    </style:style>
    <style:style style:name="T361" style:family="text">
      <style:text-properties officeooo:rsid="01d0fd8a"/>
    </style:style>
    <style:style style:name="T362" style:family="text">
      <style:text-properties officeooo:rsid="01d2a21a"/>
    </style:style>
    <style:style style:name="T363" style:family="text">
      <style:text-properties officeooo:rsid="01d348e9"/>
    </style:style>
    <style:style style:name="T364" style:family="text">
      <style:text-properties officeooo:rsid="01d3589f"/>
    </style:style>
    <style:style style:name="T365" style:family="text">
      <style:text-properties officeooo:rsid="01d3a0a6"/>
    </style:style>
    <style:style style:name="T366" style:family="text">
      <style:text-properties officeooo:rsid="01d53903"/>
    </style:style>
    <style:style style:name="T367" style:family="text">
      <style:text-properties officeooo:rsid="01d793e3"/>
    </style:style>
    <style:style style:name="T368" style:family="text">
      <style:text-properties officeooo:rsid="01d94813"/>
    </style:style>
    <style:style style:name="T369" style:family="text">
      <style:text-properties officeooo:rsid="01da9d64"/>
    </style:style>
    <style:style style:name="T370" style:family="text">
      <style:text-properties officeooo:rsid="01dbe000"/>
    </style:style>
    <style:style style:name="T371" style:family="text">
      <style:text-properties officeooo:rsid="01dd774b"/>
    </style:style>
    <style:style style:name="T372" style:family="text">
      <style:text-properties officeooo:rsid="01ddfede"/>
    </style:style>
    <style:style style:name="T373" style:family="text">
      <style:text-properties officeooo:rsid="01dfda64"/>
    </style:style>
    <style:style style:name="T374" style:family="text">
      <style:text-properties officeooo:rsid="01e5ca30"/>
    </style:style>
    <style:style style:name="T375" style:family="text">
      <style:text-properties officeooo:rsid="01e6421a"/>
    </style:style>
    <style:style style:name="T376" style:family="text">
      <style:text-properties officeooo:rsid="01e73a42"/>
    </style:style>
    <style:style style:name="T377" style:family="text">
      <style:text-properties officeooo:rsid="01e8c399"/>
    </style:style>
    <style:style style:name="T378" style:family="text">
      <style:text-properties officeooo:rsid="01e9aac0"/>
    </style:style>
    <style:style style:name="T379" style:family="text">
      <style:text-properties officeooo:rsid="01ecce95"/>
    </style:style>
    <style:style style:name="T380" style:family="text">
      <style:text-properties officeooo:rsid="01eff5b4"/>
    </style:style>
    <style:style style:name="T381" style:family="text">
      <style:text-properties officeooo:rsid="01f0688e"/>
    </style:style>
    <style:style style:name="T382" style:family="text">
      <style:text-properties officeooo:rsid="01f14df0"/>
    </style:style>
    <style:style style:name="T383" style:family="text">
      <style:text-properties officeooo:rsid="01f49eea"/>
    </style:style>
    <style:style style:name="T384" style:family="text">
      <style:text-properties officeooo:rsid="01faaef6"/>
    </style:style>
    <style:style style:name="T385" style:family="text">
      <style:text-properties officeooo:rsid="01fbe928"/>
    </style:style>
    <style:style style:name="T386" style:family="text">
      <style:text-properties officeooo:rsid="01ff4e22"/>
    </style:style>
    <style:style style:name="T387" style:family="text">
      <style:text-properties officeooo:rsid="020278ec"/>
    </style:style>
    <style:style style:name="T388" style:family="text">
      <style:text-properties officeooo:rsid="0203ca1b"/>
    </style:style>
    <style:style style:name="T389" style:family="text">
      <style:text-properties officeooo:rsid="0204069f"/>
    </style:style>
    <style:style style:name="T390" style:family="text">
      <style:text-properties officeooo:rsid="02045356"/>
    </style:style>
    <style:style style:name="T391" style:family="text">
      <style:text-properties officeooo:rsid="02056311"/>
    </style:style>
    <style:style style:name="T392" style:family="text">
      <style:text-properties officeooo:rsid="02069c6c"/>
    </style:style>
    <style:style style:name="T393" style:family="text">
      <style:text-properties officeooo:rsid="02099c16"/>
    </style:style>
    <style:style style:name="T394" style:family="text">
      <style:text-properties officeooo:rsid="020b2a25"/>
    </style:style>
    <style:style style:name="T395" style:family="text">
      <style:text-properties officeooo:rsid="020bc6b0"/>
    </style:style>
    <style:style style:name="T396" style:family="text">
      <style:text-properties officeooo:rsid="020d5c6a"/>
    </style:style>
    <style:style style:name="T397" style:family="text">
      <style:text-properties officeooo:rsid="020f1457"/>
    </style:style>
    <style:style style:name="T398" style:family="text">
      <style:text-properties officeooo:rsid="020fa7f9"/>
    </style:style>
    <style:style style:name="T399" style:family="text">
      <style:text-properties officeooo:rsid="0217f75e"/>
    </style:style>
    <style:style style:name="T400" style:family="text">
      <style:text-properties officeooo:rsid="0219a410"/>
    </style:style>
    <style:style style:name="T401" style:family="text">
      <style:text-properties officeooo:rsid="021b0a70"/>
    </style:style>
    <style:style style:name="T402" style:family="text">
      <style:text-properties officeooo:rsid="021b9543"/>
    </style:style>
    <style:style style:name="T403" style:family="text">
      <style:text-properties officeooo:rsid="021c6a33"/>
    </style:style>
    <style:style style:name="T404" style:family="text">
      <style:text-properties officeooo:rsid="021d7473"/>
    </style:style>
    <style:style style:name="T405" style:family="text">
      <style:text-properties officeooo:rsid="021f6d7b"/>
    </style:style>
    <style:style style:name="T406" style:family="text">
      <style:text-properties officeooo:rsid="02215ed7"/>
    </style:style>
    <style:style style:name="T407" style:family="text">
      <style:text-properties officeooo:rsid="02235483"/>
    </style:style>
    <style:style style:name="T408" style:family="text">
      <style:text-properties officeooo:rsid="022423ee"/>
    </style:style>
    <style:style style:name="T409" style:family="text">
      <style:text-properties officeooo:rsid="02252185"/>
    </style:style>
    <style:style style:name="T410" style:family="text">
      <style:text-properties officeooo:rsid="02254542"/>
    </style:style>
    <style:style style:name="T411" style:family="text">
      <style:text-properties officeooo:rsid="022608a0"/>
    </style:style>
    <style:style style:name="T412" style:family="text">
      <style:text-properties officeooo:rsid="0226c1ba"/>
    </style:style>
    <style:style style:name="T413" style:family="text">
      <style:text-properties officeooo:rsid="0227dd4f"/>
    </style:style>
    <style:style style:name="T414" style:family="text">
      <style:text-properties officeooo:rsid="02293f3d"/>
    </style:style>
    <style:style style:name="T415" style:family="text">
      <style:text-properties officeooo:rsid="022a900b"/>
    </style:style>
    <style:style style:name="T416" style:family="text">
      <style:text-properties officeooo:rsid="022b3cd2"/>
    </style:style>
    <style:style style:name="T417" style:family="text">
      <style:text-properties officeooo:rsid="022cea64"/>
    </style:style>
    <style:style style:name="T418" style:family="text">
      <style:text-properties officeooo:rsid="022e77de"/>
    </style:style>
    <style:style style:name="T419" style:family="text">
      <style:text-properties officeooo:rsid="022f62c9"/>
    </style:style>
    <style:style style:name="T420" style:family="text">
      <style:text-properties officeooo:rsid="0230d47e"/>
    </style:style>
    <style:style style:name="T421" style:family="text">
      <style:text-properties officeooo:rsid="023156eb"/>
    </style:style>
    <style:style style:name="T422" style:family="text">
      <style:text-properties officeooo:rsid="02346dda"/>
    </style:style>
    <style:style style:name="T423" style:family="text">
      <style:text-properties officeooo:rsid="0234e610"/>
    </style:style>
    <style:style style:name="T424" style:family="text">
      <style:text-properties officeooo:rsid="0236caa0"/>
    </style:style>
    <style:style style:name="T425" style:family="text">
      <style:text-properties officeooo:rsid="0238a0c1"/>
    </style:style>
    <style:style style:name="T426" style:family="text">
      <style:text-properties officeooo:rsid="023c1eef"/>
    </style:style>
    <style:style style:name="T427" style:family="text">
      <style:text-properties officeooo:rsid="02452f56"/>
    </style:style>
    <style:style style:name="T428" style:family="text">
      <style:text-properties officeooo:rsid="02488961"/>
    </style:style>
    <style:style style:name="T429" style:family="text">
      <style:text-properties officeooo:rsid="024f2f8b"/>
    </style:style>
    <style:style style:name="T430" style:family="text">
      <style:text-properties officeooo:rsid="024fab84"/>
    </style:style>
    <style:style style:name="T431" style:family="text">
      <style:text-properties officeooo:rsid="025034c1"/>
    </style:style>
    <style:style style:name="T432" style:family="text">
      <style:text-properties officeooo:rsid="02521c80"/>
    </style:style>
    <style:style style:name="T433" style:family="text">
      <style:text-properties officeooo:rsid="025263b0"/>
    </style:style>
    <style:style style:name="T434" style:family="text">
      <style:text-properties officeooo:rsid="0252c0d9"/>
    </style:style>
    <style:style style:name="T435" style:family="text">
      <style:text-properties officeooo:rsid="02558e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6"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47">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82">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34"/>
      <text:h text:style-name="P243" text:outline-level="1"/>
      <text:h text:style-name="P243" text:outline-level="1">Круглая Радуга</text:h>
      <text:p text:style-name="P1">Посвящается Ричарду Фаринья</text:p>
      <text:h text:style-name="P116" text:outline-level="3">1</text:h>
      <text:h text:style-name="P116" text:outline-level="3">За пределами Нуля</text:h>
      <text:h text:style-name="P11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6">закачаешься</text:span>: хрустальный дворец вдр<text:span text:style-name="T26">ызг</text:span>. Однако, в полной темноте, без проблеска света, <text:span text:style-name="T2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6">н</text:span>ых среди прочей всячины, которую <text:span text:style-name="T2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9">трухлый</text:span> бетон, <text:span text:style-name="T2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30">давно</text:span> минувших дней, запахи керосинных зим, воскресных дней без уличного движения, кораллоподобно <text:span text:style-name="T31">необъяснимого</text:span> живого роста, начали вписыват<text:span text:style-name="T3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3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3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33">опорах</text:span> в тёмно-зелёной краске, свисают <text:span text:style-name="T3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6">до единой </text:span>и только <text:span text:style-name="T37">лишь </text:span>призраки их, <text:span text:style-name="T37">недвижимые подобно</text:span> рисунк<text:span text:style-name="T37">ам</text:span> в пещере, застыли <text:span text:style-name="T37">по</text:span> стена<text:span text:style-name="T37">м</text:span> упрямым свечением… беженцев забирают партиями, на лифте—дощатая п<text:span text:style-name="T3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8">из </text:span>этаже<text:span text:style-name="T38">й</text:span> беженцы продвигаются и <text:span text:style-name="T38">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8">чего уж</text:span> перебирать <text:span text:style-name="T38">меблировкой</text:span>, раз <text:span text:style-name="T38">докатились</text:span> до такого? Под ногами хрустит древнейшая грязь города, последние напластования всего, что город <text:span text:style-name="T38">отжал</text:span>, чем <text:span text:style-name="T38">пуг</text:span>ал, лгал своим детям. Кому не сл<text:span text:style-name="T39">ышался этот</text:span> голос, <text:span text:style-name="T39">задушевный такой</text:span>, типа, <text:span text:style-name="T39">только между нами</text:span>: «<text:span text:style-name="T39">Да</text:span> ты <text:span text:style-name="T39">ж </text:span>и <text:span text:style-name="T39">сам </text:span>не вери<text:span text:style-name="T40">л</text:span>, <text:span text:style-name="T39">что</text:span> спасёшься. <text:span text:style-name="T41">Чего там</text:span>, теперь-<text:span text:style-name="T40">то все</text:span> мы уж<text:span text:style-name="T40">е</text:span> знаем <text:span text:style-name="T4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4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44">а́</text:span>м: начинает различаться сб<text:span text:style-name="T42">род</text:span> <text:span text:style-name="T42">перепившихся</text:span> <text:span text:style-name="T43">гуляк</text:span>, и в форме, и без, в обнимку с пустыми или полупустыми бутылками, <text:span text:style-name="T43">тут</text:span> развесился на стуле, <text:span text:style-name="T43">там</text:span> свернулся калачиком в нетопленном камине, вон те раскинулись на диванах, <text:span text:style-name="T43">поверх затоптанных</text:span> ковр<text:span text:style-name="T43">ов</text:span>, в шезлонгах на разных уровнях громадного зала, храпя<text:span text:style-name="T43">т</text:span> и сопя<text:span text:style-name="T43">т</text:span> на все лады <text:span text:style-name="T4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43">тянувшиеся</text:span> вокруг горизонталы, товарищи по оружию, поразрумянились, <text:span text:style-name="T43">будто</text:span> компашка голландских мужиков, которым снится их воскрешение в следующие пару минут. </text:p>
      <text:p text:style-name="Text_20_body">По званию он Капитан, имя <text:span text:style-name="T46">Джеффри</text:span> («Пират») Прентис. Поверх него тёплое одеяло шотландской расцветки из оранжевого, ржавого, алого. У его черепа такое ощущение, словно <text:span text:style-name="T46">его</text:span> отли<text:span text:style-name="T46">ли</text:span> из металла. </text:p>
      <text:p text:style-name="Text_20_body">Прямиком над ним, на высоте четырёх метров, Тэди Блот вот-вот свалится с балкончика музыкантов, <text:span text:style-name="T46">из</text:span>брав для падения дыру, которую кто-то в грандиозном бзике прошиб несколько недель назад в эбонитовых до<text:span text:style-name="T4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6">аккомпанемент</text:span> зазвякавших пружин сетки. Одна из ножек отлетает прочь. «Доброе утро»,– <text:span text:style-name="T46">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6">помимо этого</text:span> шло <text:span text:style-name="T47">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8">с</text:span> к тому добавки из недопереваренной пищи <text:span text:style-name="T4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8">желают </text:span>хоть одним глазком <text:span text:style-name="T4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1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17"/>
      <text:p text:style-name="P11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5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50">Вы</text:span>жидая секунд<text:span text:style-name="T5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74">А ну, оторви-ка свою жопу от пола,</text:p>
      <text:p text:style-name="P174">(пожуй банан-чик) </text:p>
      <text:p text:style-name="P174">Зубы почисть и вперёд, на войну! </text:p>
      <text:p text:style-name="P174">Махни на прощанье <text:span text:style-name="T52">своей </text:span>спящей стране, </text:p>
      <text:p text:style-name="P174"><text:soft-page-break/>И мечтам пошли поцелуй, </text:p>
      <text:p text:style-name="P174">Скажи Мисс Гребл, </text:p>
      <text:p text:style-name="P174">У тебя не стои́т, </text:p>
      <text:p text:style-name="P174">И не встанет до самой Победы, о, </text:p>
      <text:p text:style-name="P174">Но в мирное время всё будет торчком, </text:p>
      <text:p text:style-name="P174">(пожуй банан-чик) </text:p>
      <text:p text:style-name="P174">Вино шипучее, девульки жгучие— </text:p>
      <text:p text:style-name="P174">Осталось лишь пару немчур победить,</text:p>
      <text:p text:style-name="P174">Так улыбнись пошире, улыбкой лучшей в мире, </text:p>
      <text:p text:style-name="P174">Не заставляй нас повторять— </text:p>
      <text:p text:style-name="P17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52">а</text:span>бичем, поперёк которо<text:span text:style-name="T5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52">по</text:span> все<text:span text:style-name="T52">м</text:span> комнат<text:span text:style-name="T52">ам</text:span> ширится, <text:s/>сменяя застойный дым ночи, <text:span text:style-name="T53">вперемешку с </text:span>алкогол<text:span text:style-name="T53">ем</text:span> и п<text:span text:style-name="T44">о́</text:span>т<text:span text:style-name="T53">ом</text:span>, хрупкий, райск<text:span text:style-name="T5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54">но вот </text:span>так, без экивоков, Смерть посылают на хуй—живая генетическая цепочка оказывается достаточно лабиринтной, чтоб сохран<text:span text:style-name="T5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54">посреди</text:span> войн<text:span text:style-name="T5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54">окружает</text:span> побереж<text:span text:style-name="T54">ья</text:span> громадного трапезного стола, остров южных морей за пару тропиков от промозглых средневековых фантазий Коридона Роспа, <text:span text:style-name="T5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5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54">с</text:span>аны, банановые пельмени, банановый джем, банановый хлеб и бананы обожжённые на пламени коньяка многолетней выдержки, который Пират при<text:span text:style-name="T54">хватил</text:span> с собой в прошлом году из винного погреба в <text:span text:style-name="T5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8">возвращаясь</text:span> в трапезную к остальным, что наслаждаются своим банановым изобилием, густое насыщенье их изголодалых нёб <text:span text:style-name="T55">потерялось </text:span>где-то по ходу утра протяну<text:span text:style-name="T55">того</text:span> между ним и ими. <text:span text:style-name="T55">Разобщены н</text:span>а сотню миль, и <text:span text:style-name="T55"><text:s/></text:span>так <text:span text:style-name="T5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5">и впрямь</text:span> начали собираться. Команда американских сапёров высыпали на дорогу, <text:span text:style-name="T55">топают</text:span> расчищать какие-то руины неподалёку, <text:s/>и поют: </text:p>
      <text:p text:style-name="P175">Ух…</text:p>
      <text:p text:style-name="P175">Холодней, чем титьки ведьмы! </text:p>
      <text:p text:style-name="P175">Холодней ведра</text:p>
      <text:p text:style-name="P175">пингвиньего дерьма! </text:p>
      <text:p text:style-name="P175">Холодней, чем шерсть</text:p>
      <text:p text:style-name="P175">на заднице полярного медведя! </text:p>
      <text:p text:style-name="P175">И даже, чем иней на </text:p>
      <text:p text:style-name="P175">фужере шампанского вина! </text:p>
      <text:p text:style-name="P212"/>
      <text:p text:style-name="P119">Нет, они <text:span text:style-name="T5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60">хотели</text:span>… Трансильванские мадьяры, умеют порчу насылать… шепчут <text:span text:style-name="T61">среди</text:span> ноч<text:span text:style-name="T61">и</text:span>… Ну, <text:span text:style-name="T6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61">новение</text:span> в фантазии посторонних: способность даже, брать на себя бремя управления ими, в данном случае <text:span text:style-name="T61">это всё</text:span> нафантазил румынский эмигрант-роялист, который может пригодиться в недалёком будущем. Этот его дар Фирма <text:span text:style-name="T61">считает</text:span> крайне полезным: в наше время не тронутые умственно лидеры и прочие исторические фигуры <text:span text:style-name="T61">нужны как воздух</text:span>. <text:span text:style-name="T6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61">схронов</text:span>, под ветерком овевающ<text:span text:style-name="T61">и</text:span>м их бунгало, пить за них что им вредно, <text:span text:style-name="T62">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62">возбуждаться</text:span> вместо них до эрекции <text:span text:style-name="T62">от </text:span>непрошенны<text:span text:style-name="T62">х</text:span> мысл<text:span text:style-name="T62">ей</text:span>, которые по мнению докторов не совсем того… страшится всего, что не должно <text:span text:style-name="T62">в</text:span>ызывать в них страха… тут будет уместным <text:soft-page-break/>вспомнить слова П.М.С. Блакета: «Н<text:span text:style-name="T62">а войне н</text:span>ельзя руковод<text:span text:style-name="T62">ствоваться</text:span> порывами эмоций». <text:span text:style-name="T62">Вот и</text:span> мурлы<text:span text:style-name="T62">чь</text:span> себе тот тупой мотивчик, которому тебя обучали, <text:span text:style-name="T68">да</text:span> постарайся хуйни не напороть: </text:p>
      <text:p text:style-name="P176">Да—я—тот </text:p>
      <text:p text:style-name="P176">Самый, кто бредёт </text:p>
      <text:p text:style-name="P176">сквозь их фан-тази-и! </text:p>
      <text:p text:style-name="P176">Переживаю вместо них— </text:p>
      <text:p text:style-name="P176">Даже когда на девушку я вла-зи-ю— </text:p>
      <text:p text:style-name="P176">Приходится мне думать за других, </text:p>
      <text:p text:style-name="P176">Я знаю наперёд кому придёт черёд… </text:p>
      <text:p text:style-name="P176"/>
      <text:p text:style-name="P223">[И тут вступают тубы, баритоны и тромбоны в единой октаве] </text:p>
      <text:p text:style-name="P176"/>
      <text:p text:style-name="P176">И мне по барабану, что опааааасно это, </text:p>
      <text:p text:style-name="P176">Опасность – крыша, с которой я упал давным-давно— </text:p>
      <text:p text:style-name="P178">А когда придёт мне каюк, ты не <text:span text:style-name="T79">слишком </text:span>печалься, друг, </text:p>
      <text:p text:style-name="P176"><text:span text:style-name="T79">Вы</text:span>ссы на мой надгробный камень, </text:p>
      <text:p text:style-name="P176">Пив<text:span text:style-name="T79">о</text:span>, что задолжал <text:span text:style-name="T79">ты </text:span>мне, </text:p>
      <text:p text:style-name="P176">И—вперёд! </text:p>
      <text:p text:style-name="P7"/>
      <text:p text:style-name="Text_20_body"><text:span text:style-name="T6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63">в настолько</text:span> непредсказуемые масштаб<text:span text:style-name="T6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63">из</text:span>лишнюю хромосому Симптома Дауна, точно по темечку. С какого-то момента он <text:span text:style-name="T63">понимал </text:span>уже, что некоторые эпизоды в его снах принадлежат не ему. Не потому что об этом, уже наяву, свидетельствовал дотошный анализ <text:span text:style-name="T63">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6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6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63">состоялся</text:span> первый эпизод вне условий какого-либо сна—это случилось в <text:span text:style-name="T63">ходе </text:span>его Киплинговск<text:span text:style-name="T63">ого</text:span> период<text:span text:style-name="T6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63">лучше</text:span>, <text:span text:style-name="T6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72">потащится</text:span> к столам <text:span text:style-name="T72">взвода суданских арабов</text:span> с широкой улыбкой и обратится к их сержанту на ты и по имени, <text:span text:style-name="T66">по братски</text:span>. Так что, конечно, Пират сделал ошибку, когда признал <text:span text:style-name="T63">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6">способных устраивать дела</text:span>, вызывает его в район <text:span text:style-name="T73">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64">для прочтения</text:span> <text:span text:style-name="T64">давних</text:span>, глипто-древни<text:span text:style-name="T64">х </text:span>письм<text:span text:style-name="T64">ён</text:span> в <text:span text:style-name="T6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6">направился</text:span> к этой <text:span text:style-name="T66">непонятности</text:span>. <text:span text:style-name="T66">Та</text:span> <text:span text:style-name="T66">за</text:span>скользи<text:span text:style-name="T66">ла</text:span> ему навстречу по камням мостовой медленно, как слизняк, оставляя в улице позади себя след с непонятно слизистым отблеском, исходивши<text:span text:style-name="T66">м</text:span> никак не от тумана. В разделя<text:span text:style-name="T66">ющ</text:span>ем их пространстве <text:span text:style-name="T6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6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64">а</text:span>лись судьбы всей Европы: </text:p>
      <text:p text:style-name="Text_20_body"/>
      <text:p text:style-name="P177">Никто не-знает-где на-карте,</text:p>
      <text:p text:style-name="P177">Кто-б-мог подумать всё пойдёт-с-того? </text:p>
      <text:p text:style-name="P177">Но всякий серб иль монте-негро-ец </text:p>
      <text:p text:style-name="P177">Только и ждут, что грянет наконец— </text:p>
      <text:p text:style-name="P177">О, милая, пакуй мой саквояж, </text:p>
      <text:p text:style-name="P177">И прикури сигару мне потолще, </text:p>
      <text:p text:style-name="P177">Пиши мне до востр-ебо-вания: </text:p>
      <text:p text:style-name="P177">Вос-точный Экс-пресс, </text:p>
      <text:p text:style-name="P17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70">й</text:span>ся своих владелиц, висит у трактирных фонарей Ист-Енда, покуда Аденоид не прекращает бесчинств, но не заглатывает в жертву кого п<text:span text:style-name="T44">о́</text:span>падя, нет, у злобного Аденоида имеется общий план, в соответствии <text:soft-page-break/>с которым ведётся отбор определённых особ—<text:span text:style-name="T66">с учётом</text:span> предстоящи<text:span text:style-name="T66">х</text:span> выбор<text:span text:style-name="T66">ов</text:span>, ширящ<text:span text:style-name="T66">его</text:span>ся невысказанн<text:span text:style-name="T66">ого</text:span> недовольств<text:span text:style-name="T66">а</text:span> в Англии, вверга<text:span text:style-name="T6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6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7">ов</text:span> на их маршруте перехватывают твёрдо-пупырчаты<text:span text:style-name="T6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5">н</text:span>улся. Хотя ему и удалось разработать ломаный диалект, на котором они с Аденоидом могли общаться, его <text:span text:style-name="T6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7">ужасаясь</text:span> его грандиозностью—но только не <text:s/>второй мировой, разумеется. Впрочем, Пирату <text:span text:style-name="T65">в тот период</text:span> Фирма позволяла лишь крошечно гомеопатические дозы мира, чтобы он не пошёл вразнос, но, <text:span text:style-name="T67">вместе с тем,</text:span> <text:span text:style-name="T67">чтобы</text:span> <text:span text:style-name="T71">и </text:span>не отравился <text:s/>ими. </text:p>
      <text:p text:style-name="P21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1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8">х</text:span> очк<text:span text:style-name="T78">ов</text:span> по рецепту, в золотой оправе <text:span text:style-name="T78">и</text:span> стиле генерала МакАртура, пар<text:span text:style-name="T7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8">излишне</text:span> любопытных), Блоту не до этого всего: он слишком поглощён подготовкой возможных оправданий, если его застукают, хот<text:span text:style-name="T7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74">тут</text:span>, вроде, <text:span text:style-name="T74">с</text:span> Ок<text:span text:style-name="T74">с</text:span>форд<text:span text:style-name="T74">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7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7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74">взглянуть</text:span> в глаза друг другу, пока не скрипнешь стулом на 90°. Стол Тантиви аккуратен, у Слотропа же жуткая свалка, <text:span text:style-name="T74">в которой</text:span> и чёрт ногу сломит. Он не расчищался до столешницы с 1942. Навал слежался слоями <text:span text:style-name="T75">скреплёнными</text:span> вкраплени<text:span text:style-name="T7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5">ой</text:span>, лепёшками высохших пятен чая или кофе, следами сахара и Домашнего Молока, <text:span text:style-name="T75">сюда же примешаны </text:span>пригоршн<text:span text:style-name="T7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5">растолчённые </text:span>в пыль. Затем <text:span text:style-name="T75">идёт</text:span> россыпь скрепок, кремней <text:span text:style-name="T7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5">жутко-</text:span>трудно-<text:span text:style-name="T75">где-</text:span>на<text:span text:style-name="T75">йти</text:span> гелиотропный и горчичный, Скользкий Вяз Таблетки Т<text:span text:style-name="T80">э</text:span>я от Горла, присланные мамой Слотропа, Налиной, аж из <text:span text:style-name="T7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6">ю</text:span>б<text:span text:style-name="T76">э</text:span> нашёл розу в Ирландии» («У него <text:span text:style-name="T76">попадаются</text:span> неплохие аранжировки»,– уверяет Тантиви,–«<text:span text:style-name="T7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6">в </text:span>обшивк<text:span text:style-name="T7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6">м</text:span> цвето<text:span text:style-name="T7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6">ая</text:span>, и Катариной, золот<text:span text:style-name="T76">ая</text:span>, <text:span text:style-name="T76">а</text:span> взгляд переходит на Алису, Делорес, Ширли, парочка Сэлли—тут в основном красн<text:span text:style-name="T76">ые</text:span> и сини<text:span text:style-name="T7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7">м</text:span> смерти <text:span text:style-name="T77">ему</text:span> явно <text:span text:style-name="T77">хватает</text:span> врем<text:span text:style-name="T77">ени</text:span>, чтоб и за девушками успе<text:span text:style-name="T77">ва</text:span>ть. Если <text:span text:style-name="T77">имеется</text:span> какая-то причина клеить эти бумажные звезды кажд<text:span text:style-name="T7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1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13"/>
      <text:p text:style-name="P228"><text:soft-page-break/>Ветер изменился, дует с юго-запада, и барометр падает. Немногим за полдень, а уже стемнело <text:span text:style-name="T8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82">ещё </text:span>до приезда Слотропа, самая усиленная охрана из всех, что он вообще <text:span text:style-name="T8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82">ы</text:span>—американскому лейтенанту и <text:span text:style-name="T82">посмотреть</text:span> нельзя, нет, не сегодня. ТОТСССГ, конечно, бедный родственник для разведки Союзных Сил. Но хоть на этот раз Слотроп не один <text:span text:style-name="T82">такой</text:span>, он с холодным удовлетворением пронаблюдал как его ровню из ТехИнформа, а вскоре и шефа <text:span text:style-name="T8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8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82">по справочнику</text:span>. <text:span text:style-name="T82">За этим</text:span> что-то больше<text:span text:style-name="T8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8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83">из-</text:span>за соседн<text:span text:style-name="T8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83">подставили</text:span>. Боже, нельзя же, чтоб <text:span text:style-name="T8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83">ляется</text:span> за высокими холодными окнами М<text:span text:style-name="T8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8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83">в подобных</text:span> океан<text:span text:style-name="T83">ах</text:span>, Тантиви всегда рядом, красне<text:span text:style-name="T83">ет </text:span>и улыба<text:span text:style-name="T83">ется</text:span>, а Слотроп изумл<text:span text:style-name="T8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8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83">плакатиками</text:span> <text:span text:style-name="T91">запрещается</text:span> или <text:span text:style-name="T9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84">недавно</text:span>, ну, это вообще <text:span text:style-name="T85">ни в какие ворота</text:span>, жуткий заговор какой-то, когда Слотроп зашёл, как и условились, встретиться с одной, но увидел двух, рядышком, и ракурс <text:span text:style-name="T8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5">а</text:span> в луче, тут-то и накатила паранойя, лица их <text:span text:style-name="T1">обеих</text:span> двух начали к нему <text:span text:style-name="T8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5">ничего подобного</text:span>! Никто <text:span text:style-name="T8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5">шись</text:span> платк<text:span text:style-name="T8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5">малость перебор</text:span>, возможно, но… «Мне ведомо, есть в миру любовь <text:span text:style-name="T8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6">з</text:span>а охо<text:span text:style-name="T86">чими</text:span> двуствол<text:span text:style-name="T86">ками</text:span>, <text:span text:style-name="T8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6">под</text:span>водить его <text:span text:style-name="T86">к</text:span> тем<text:span text:style-name="T86">е</text:span> дипломатическим<text:span text:style-name="T86">и уловками</text:span>, даже теперь. На первых порах Слотроп, с чудаковатым <text:span text:style-name="T86">джентльменством</text:span>, вообще <text:span text:style-name="T86">её не касался</text:span>, пок<text:span text:style-name="T86">уд</text:span>а не понял насколько Тантиви застенчив. Ему дошло это, когда тот попросил найти ему подружку. И примерно в то же время, Тантиви <text:span text:style-name="T8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6">под</text:span> холодной шерст<text:span text:style-name="T86">ью</text:span> свитера, когда прижал, чтоб чуть согреться в пропахшей <text:span text:style-name="T86">угольным</text:span> дымом <text:s/>прихожей, дневную унылость которой ему никогда не узнать… чашка закипевшего бульона, капля <text:span text:style-name="T86">падает</text:span> на колено и об<text:span text:style-name="T8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90">етя</text:span> сквозь запах конопли и коричневый сумрак, теперь больше обеспокоен <text:span text:style-name="T87">содроганьями</text:span> Слотропа, чем личными страхами, ему ничего не оста<text:span text:style-name="T87">ётся</text:span> кроме известных ему каналов в попытке развеять и снять <text:span text:style-name="T9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7">ам</text:span> вряд ли <text:span text:style-name="T87">известно</text:span>. Но это для нас отличная возможность об<text:span text:style-name="T87">какать </text:span>ТехИнформ. <text:span text:style-name="T8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7">ие</text:span>вском стиле давным-давно, у вечнозелёных падубов… к крикам требующим <text:span text:style-name="T8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8">й</text:span> запах и больше никогда никаких сюрпризов внутри. И тут она улыбнулась, совсем слабо, и он понял, что именно этого и ждал, <text:span text:style-name="T88">ух-ты</text:span>!—улыбка Ширли Темпл, которая сразу перечеркнула всё, среди чего они её нашли. Глупее не придумаешь. Он <text:span text:style-name="T8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20"><text:span text:style-name="T92">У него появилась навязчивая идея ракеты, на которой написано его имя—если они и впрямь решили его </text:span><text:span text:style-name="T93">кончить</text:span><text:span text:style-name="T9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6">это</text:span> может пригодиться,– Тантиви позабавлено <text:span text:style-name="T96">взглядывает</text:span> на него, – надёжный финт, особенно перед боем, знаешь, <text:span text:style-name="T1">просимулировать</text:span> что-то в <text:span text:style-name="T9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7">завозюканными</text:span> <text:span text:style-name="T97">многолетней</text:span> безжалостно<text:span text:style-name="T97">й</text:span> <text:span text:style-name="T9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7">к</text:span> происходяще<text:span text:style-name="T9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33"><text:span text:style-name="Emphasis">Смерть есть природе долг, </text:span></text:p>
      <text:p text:style-name="P232"><text:span text:style-name="Emphasis">Я уплатил, и ты заплатишь.</text:span> </text:p>
      <text:p text:style-name="P232"/>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8">д</text:span>ного Знамени, как для м-с Элизабет, жены лейтенанта Исайи Слотропа (ум. 1812): </text:p>
      <text:p text:style-name="Text_20_body"/>
      <text:p text:style-name="P230">Смерть ненасытная меня скосила, </text:p>
      <text:p text:style-name="P230"><text:span text:style-name="T98">До часа, когда вновь</text:span> Христос приидет </text:p>
      <text:p text:style-name="P230"><text:span text:style-name="T98">Ч</text:span>ад Его спас<text:span text:style-name="T98">ать, как сказано в</text:span> Писании <text:span text:style-name="T98">о Нём,</text:span> </text:p>
      <text:p text:style-name="P230">Мой плач услышь, читающий сие, </text:p>
      <text:p text:style-name="P230"><text:span text:style-name="T98">Злато н</text:span>е сдела<text:span text:style-name="T98">ет</text:span> вечным твоё бытие. </text:p>
      <text:p text:style-name="P230">Ткацкий стан Господа не <text:span text:style-name="T98">прекращает</text:span> дела своего, </text:p>
      <text:p text:style-name="P230">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73">Мне некогда было дожидаться Смерти,</text:p>
      <text:p text:style-name="P17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8">мехо</text:span>торговцы, козлиными шкурами, <text:span text:style-name="T9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9">которые</text:span> увозили <text:s/>куда-нибудь ещё, по всей Республике. Всегда куда-нибудь ещё. Деньги находили лазейки просочиться <text:span text:style-name="T99">прочь </text:span>из портфелей акций более хитрыми путями, чем любая генеалогия: <text:span text:style-name="T9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179">Падение дьявольски нелёгкий труд,</text:p>
      <text:p text:style-name="P179">Ведётся постепенно, кропотливо— </text:p>
      <text:p text:style-name="P179">Никто не согрешает в одночасье, </text:p>
      <text:p text:style-name="P179">Тут дребезги нужны, чтоб поскользнуться, </text:p>
      <text:p text:style-name="P21">но всё-таки они держались. Традиция, <text:span text:style-name="T9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9">ой</text:span>-то <text:span text:style-name="T9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9">ли</text:span>сь в зелёную пустошь или усыха<text:span text:style-name="T9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9">отсюда</text:span> и сравнения таки<text:span text:style-name="T99">е</text:span>. Головешки падали пять часов кряду, дети давно заснули, а взрослые пили кофе и рассказывали друг другу какие пожары вид<text:span text:style-name="T100">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00"> </text:span><text:span text:style-name="Emphasis">небо <text:s/></text:span>именно так и распахивается, вот-вот прорвётся, его лицо уже очерчено этим светом, сейчас всё пропадёт и он <text:span text:style-name="T100">утратит</text:span> себя, как <text:span text:style-name="T100">постоянно</text:span> гов<text:span text:style-name="T100">а</text:span>ри<text:span text:style-name="T10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01">толкующих о</text:span> благодати, они клянутся, <text:span text:style-name="T4">именно</text:span><text:span text:style-name="T101"> </text:span><text:span text:style-name="Emphasis">так оно и бывает—да </text:span><text:span text:style-name="Emphasis"><text:span text:style-name="T101">и </text:span></text:span><text:span text:style-name="Emphasis">великая длань света </text:span><text:span text:style-name="Emphasis"><text:span text:style-name="T101">тянется вниз</text:span></text:span><text:span text:style-name="Emphasis"> из облаков....</text:span> </text:p>
      <text:p text:style-name="P21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21">На стене, в орнаментальном зажиме тёмной меди, пылает газовый факел, ровно и с лёгким напевом—<text:span text:style-name="T102">от</text:span>регулиров<text:span text:style-name="T102">ан до уровня, которому</text:span> <text:s/>учёны<text:span text:style-name="T102">е</text:span> прошлого века <text:s/><text:span text:style-name="T102">дали имя</text:span>«чувствительное пламя», невидимое у основания, на выходе из отверстия, <text:span text:style-name="T102">оно </text:span>завис<text:span text:style-name="T102">ает</text:span> в паре дюймов выше, бледнеет кверху ровным синим светом маленьк<text:span text:style-name="T102">ого</text:span> мерцающ<text:span text:style-name="T102">его</text:span> конус<text:span text:style-name="T102">а</text:span>, <text:span text:style-name="T102">что </text:span>способ<text:span text:style-name="T10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0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0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03">о</text:span>плетают гласны<text:span text:style-name="T103">ми</text:span> <text:span text:style-name="T103">цепочки из</text:span> неподатливых российско-еврейских согласных… Большинство минуют свя<text:span text:style-name="T10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0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03">ополчились на него</text:span>… Огни, которые он изучил также хорошо, как один из <text:span text:style-name="T103">здесь </text:span>присутствующих, <text:span text:style-name="T103">их </text:span>расположен<text:span text:style-name="T103">ность</text:span> и движение, <text:span text:style-name="T103">оказались </text:span>вдруг на противоположном конце, все в танце… в неуместном танце. Ничего из обычного <text:span text:style-name="T103">развития</text:span> Блисеро, ничего нового… отчуждён… Роланд также ощутил вихрь, в т<text:span text:style-name="T10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04">чуть</text:span> молчит… <text:span text:style-name="T104">лёгкий</text:span> стон… момент тихого отчаяния: «Селена, Селена, ты <text:span text:style-name="T104">ушла</text:span>?» </text:p>
      <text:p text:style-name="Text_20_body">– Нет, дорогой,– на её щекам полоски от недавних слёз.– Я слушаю. </text:p>
      <text:p text:style-name="Text_20_body">– Всё дело в контроле. <text:span text:style-name="T104">Причина всех </text:span>трудност<text:span text:style-name="T104">ей</text:span>: <text:span text:style-name="T104">в </text:span>контрол<text:span text:style-name="T104">е</text:span>. Впервые он оказался <text:span text:style-name="T1">внутри</text:span>, понимаешь. Контроль <text:span text:style-name="T106">помещён</text:span> внутри. Уже нет надобности пассивно <text:span text:style-name="T106">дожидаться</text:span> «внешни<text:span text:style-name="T106">х</text:span> сил»—сворачива<text:span text:style-name="T105">еш</text:span>ь в любой ветер. <text:span text:style-name="T105">Словно</text:span>… </text:p>
      <text:p text:style-name="P23">– Рынок уже не нужда<text:span text:style-name="T106">л</text:span>ся в управлении Невидимой Рукой, но <text:span text:style-name="T106">мог </text:span>теперь <text:span text:style-name="T1"><text:s/>сам создавать себя</text:span>—свою логику, импульс, стиль, <text:span text:style-name="T1">изнутри</text:span>. Перен<text:span text:style-name="T107">ос</text:span> контроля внутрь <text:span text:style-name="T107">ратифицировало то</text:span>, что уже произошло де факто—что вы отринули Бога. Но вы <text:span text:style-name="T107">впали в</text:span> ещё б<text:span text:style-name="T44">о́</text:span>льш<text:span text:style-name="T107">ую</text:span> и более опасн<text:span text:style-name="T107">ую</text:span> иллюзи<text:span text:style-name="T108">ю</text:span>. Иллюзи<text:span text:style-name="T108">я</text:span> контроля. Будто А может ко<text:span text:style-name="T108">н</text:span>тролировать Б. Полностью. <text:span text:style-name="T108">Это <text:s/>никем не </text:span><text:span text:style-name="T5">делается</text:span>. <text:span text:style-name="T108">Всё лишь</text:span> происходит, А и Б не имеют реальности, они просто наименования частей, которы<text:span text:style-name="T108">м надо оставаться</text:span> неразрывн<text:span text:style-name="T108">ыми</text:span>…. </text:p>
      <text:p text:style-name="P23">– <text:span text:style-name="T108">Выдаёт</text:span> белиберду Успенского,– шепнула леди протискиваясь мимо, под руку с портовым грузчиком. Запахи дизельного топлива и духо<text:span text:style-name="T116">в</text:span> <text:span text:style-name="T1">Sous le Vent</text:span>, смешавшись, <text:span text:style-name="T108">плывут</text:span> мимо пока они про<text:span text:style-name="T108">ходят</text:span>. Джессика Свонлейк, цветущая девушка в форме рядовой ВТС, <text:span text:style-name="T108">учуяв</text:span> довоенные духи, взглянула вслед, фнн, наряд не меньше, чем гиней <text:span text:style-name="T108">в</text:span> 15 и целую кучу талонов сверху, наверное, из Харродс и на мне смотрелся б куда лучше, уж это <text:span text:style-name="T108">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0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9">в</text:span> центр. Милтон Гломинг вскидывает бровь. Его ум, постоянно занятый сбором соответствий, думает, что <text:span text:style-name="T109">ему подвернулось</text:span> ещё одно. </text:p>
      <text:p text:style-name="Text_20_body"><text:soft-page-break/>Медиум, уже с раздражённостью, начин<text:span text:style-name="T11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10">этом</text:span> мире, но <text:span text:style-name="T110">и</text:span> основ<text:span text:style-name="T110">ополагающ</text:span>ая четырёхсторонняя согласованность, <text:span text:style-name="T11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10">д</text:span>жера…. </text:p>
      <text:p text:style-name="Text_20_body">– Роджер говорил, что <text:span text:style-name="T110">вы </text:span>теперь подсчитаете все слова, которые записывали и составите какие-то графики,– приветливо, предотвращая <text:span text:style-name="T11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10">изумлённой</text:span> грациозна,– то мы, конечно же, получим что-то наподобие прямой… однако, у нас есть данные, <text:span text:style-name="T110">которые</text:span> предполагают <text:span text:style-name="T11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1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10">для дел такого рода</text:span>,– ответил статистик, <text:span text:style-name="T111">словно</text:span> каждый знает, что это «смерть». </text:p>
      <text:p text:style-name="Text_20_body">Пожилой волонтёр службы оповещения воздушных налёт<text:span text:style-name="T11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7">К</text:span>апитаном Прентисом,– неопределённый взмах руки.– Как <text:span text:style-name="T111">всегда</text:span>: <text:span text:style-name="T111">неясные</text:span> Микроплёночные Ман<text:span text:style-name="T117">ё</text:span>вры. </text:p>
      <text:p text:style-name="Text_20_body"><text:soft-page-break/>Включённый в <text:span text:style-name="T111">какой-то</text:span> из <text:span text:style-name="T11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1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11">и </text:span>воспринимает, косвенно, <text:span text:style-name="T111">в виде</text:span> классово<text:span text:style-name="T111">й нервозности</text:span>, он несёт свою улыбку среди всех тут собравшихся как боевую фалангу. <text:span text:style-name="T111">Её о</text:span>н перенял <text:span text:style-name="T111">в кино</text:span>—та <text:span text:style-name="T11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11">М</text:span>айор, <text:span text:style-name="T11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1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1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11">вот</text:span> <text:span text:style-name="T111">что и</text:span> достаёт по полной) единственное место во всех пределах империи войны, где он чувствует себя не <text:span text:style-name="T112">окончательным</text:span> чужаком. </text:p>
      <text:p text:style-name="P24">– Это вообще не<text:span text:style-name="T112">постижимо</text:span>,– говори<text:span text:style-name="T11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12">и </text:span>мыслили по иному. И вдруг в 1944 по нему осуждают направо и налево. Нашего м-ра Эвентира,– указыва<text:span text:style-name="T11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12">настолько</text:span> идиот<text:span text:style-name="T11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13">Осёл</text:span>. И ты <text:span text:style-name="T1">за них</text:span>. <text:span text:style-name="T114">Как т</text:span>ы <text:span text:style-name="T114">мог </text:span>не почувствова<text:span text:style-name="T114">ть ещё на входе</text:span>? Это громадн<text:span text:style-name="T11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14">повёл.</text:span> Терпимость. А<text:span text:style-name="T115">х</text:span>. </text:p>
      <text:p text:style-name="Text_20_body">– Ты бы <text:span text:style-name="T115">заглянул как-нибудь</text:span>, пусть доктор Грост проверит на своей ЭЭГ. </text:p>
      <text:p text:style-name="Text_20_body">– Ладно, как только <text:span text:style-name="T115">найду</text:span> время,– неопределённо. И тут <text:span text:style-name="T115">уже </text:span>проблема безопасности, пустая болтовня пускает корабли на дно, он не может быть <text:span text:style-name="T115">чересчур</text:span> уверен, даже насчёт Мехико. В текущей операции слишком много кругов, внешних и внутренних. Список доверенных лиц сокраща<text:span text:style-name="T115">е</text:span>тся, <text:span text:style-name="T115">с</text:span> <text:span text:style-name="T11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15">свежей</text:span> мании Фирмы, известной как операция Чёрное Крыло, своей статистикой—анализиру<text:span text:style-name="T11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1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1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15">и </text:span>было-<text:span text:style-name="T115">то</text:span>, всё меньше способны доверять, погрязнув в нескончаемой болтологии, в ежедневной самокритике, <text:span text:style-name="T11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15">заснятое на</text:span> этой войн<text:span text:style-name="T115">е</text:span>… по крайней мере, жизнь…. </text:p>
      <text:p text:style-name="P122"><text:span text:style-name="T119">Вон девушка Мехико </text:span><text:span text:style-name="T120">за</text:span><text:span text:style-name="T119">ходит в комнату. Он замечает её мгновенно, чистота вокруг неё, дым и шум отступают… так </text:span><text:span text:style-name="T121">это </text:span><text:span text:style-name="T11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21">И тут о</text:span><text:span text:style-name="T11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34">с </text:span>апрел<text:span text:style-name="T13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2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29">илась </text:span><text:soft-page-break/><text:span text:style-name="T129">сберечь</text:span> это<text:span text:style-name="T129">т</text:span> момент мальчишества в его имперски вышколенном, уже устоявшемся (ему было 33) быту, в его пред-Аскетизме, <text:span text:style-name="T129">эту его</text:span>, <text:span text:style-name="T129">как</text:span> Скорпия определила, последнюю любовь—хотя сама была слишком молода, чтобы знать <text:span text:style-name="T130"><text:s/></text:span><text:span text:style-name="T1">это</text:span>, <text:span text:style-name="T130">понимать</text:span>, как <text:span text:style-name="T130">понимал</text:span> Пират, <text:span text:style-name="T130">про что</text:span> <text:span text:style-name="T1">на самом деле</text:span> поётся в песне «Танцы в темноте»…. </text:p>
      <text:p text:style-name="P25">Он старательно <text:span text:style-name="T13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30">ся ему</text:span>, вопреки всем ожиданиям, <text:span text:style-name="T132">чтоб он </text:span><text:span text:style-name="T8">мог</text:span><text:span text:style-name="T132"> </text:span>отбросить скудное расписание человека Запада… но как <text:span text:style-name="T130">возможно </text:span>человек<text:span text:style-name="T130">у</text:span>… где ему вообще начинать в возрасте 33-х… «Т<text:span text:style-name="T132">ак это </text:span><text:span text:style-name="T8">самое время</text:span>,»– засме<text:span text:style-name="T132">ялась бы она</text:span>, не так от раздражения (<text:span text:style-name="T132">это </text:span><text:span text:style-name="T8">было бы</text:span><text:span text:style-name="T132"> смешно</text:span>), сколько от <text:span text:style-name="T133">забавности</text:span> нереальной проблемы—сама <text:span text:style-name="T133">же шла враспыл</text:span> <text:span text:style-name="T133">от</text:span> его маниакальности, <text:span text:style-name="T130">непрестанной безудержности</text:span>, так <text:span text:style-name="T133">берёт</text:span>, раскладывает е<text:span text:style-name="T13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30">ведь </text:span>и вправду <text:span text:style-name="T135">же </text:span>слишком безум<text:span text:style-name="T130">ец</text:span>, чтобы <text:s/>это <text:span text:style-name="T13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30">видит</text:span>, но никогда не говори<text:span text:style-name="T13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3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3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3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31">щегольских</text:span> сюртучках и приталенных пальтецах, бегали по всей станции, глотали свои предотъездные шоколадки и выстраивались <text:span text:style-name="T131">рядком</text:span> для новых <text:span text:style-name="T13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1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2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36">твлечь</text:span> его<text:span text:style-name="T136">б внести тишину в</text:span> угл<text:span text:style-name="T136">ы</text:span> комнат, <text:span text:style-name="T136">на </text:span>покрывал<text:span text:style-name="T136">а</text:span>, стол<text:span text:style-name="T136">ешницы</text:span>—<text:span text:style-name="T136">где придётся</text:span>... Даже в кино, когда смотрели т<text:span text:style-name="T136">у</text:span> <text:span text:style-name="T13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37">настолько</text:span>, что никак не отличить которое из них чьё. Оба одновременно чувствовали странное недоумение… как если нежданно <text:span text:style-name="T137">у</text:span>видишь себя в зеркале… и даже более того, чувство <text:span text:style-name="T137">единения</text:span>… что появляло<text:span text:style-name="T137">с</text:span>ь потом—через пару минут, через неделю, тут не угадаешь, и им доходило, когда уже не вместе, отчего <text:span text:style-name="T13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3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3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37">л</text:span>лз— </text:p>
      <text:p text:style-name="Text_20_body">И тут падает ракета. Круто, круто. Взрыв, глухие раскаты. Довольно далеко в городе, чтоб <text:span text:style-name="T13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37">будь</text:span> там ракета <text:span text:style-name="T137">или</text:span> нет, поэтому сейчас на Ягуаре Пойнтсмена включает заднюю вместо, да, въезжа<text:span text:style-name="T13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3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3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3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3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3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39">она, </text:span>эта война, на хуй. </text:p>
      <text:p text:style-name="P21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2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4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40">он</text:span> в жизни <text:s/>и близко <text:span text:style-name="T140">не бывал</text:span> к лаборатории. </text:p>
      <text:p text:style-name="Text_20_body">Это запах эфира, он исходит от м-ра Эдварда В. А. Пойнтсмена, ЧККХ. Как только пёс исчез<text:span text:style-name="T140">ает</text:span> за рухнувшей стеной, мелькнув прощально кончиком хвоста, нога доктора проваливается в белую разинутую глотку унитаза, которую <text:span text:style-name="T140">тот</text:span>, сосредоточ<text:span text:style-name="T140">я</text:span>сь на охоте, не у<text:span text:style-name="T14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4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4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40">т </text:span>возможно<text:span text:style-name="T140">сти как-то</text:span> <text:span text:style-name="T14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4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40">за</text:span>таивш<text:span text:style-name="T140">его</text:span>ся в конце улицы из линии домов. V-бомба, в чьих разрушениях он вёл охоту, <text:span text:style-name="T14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4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41">Руина</text:span> ждёт его, уходя склоном вверх, к задним стенам, неразберихой штукатурной дран<text:span text:style-name="T141">к</text:span>и в бесцельны<text:span text:style-name="T141">х</text:span> связ<text:span text:style-name="T14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4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4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4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9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4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45">побухивает</text:span> вслед за ним в р<text:span text:style-name="T14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4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42">отскакивает</text:span> в сторону и пулей <text:span text:style-name="T142">на выход</text:span>, пока Роджер <text:span text:style-name="T142">свалился</text:span> со своей губкой в коляску <text:span text:style-name="T142">разлетевшуюся</text:span> под его весом. Расплывчато, доносится сверху вой доктора:– «Он убегает, Мехико, поспешите!» </text:p>
      <text:p text:style-name="Text_20_body">– <text:span text:style-name="T14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42">от</text:span> <text:span text:style-name="T142">этюд</text:span>. Роджер <text:span text:style-name="T14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4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4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4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43">вскрякнув</text:span> вскидывает свою заунитаженную ногу, промахивается, замах разворачивает его кругом, сеть <text:span text:style-name="T14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43">затрещала</text:span>, валятся куски промокшей штукатурки. Стенка над ними, лишённая всякой опоры, шата<text:span text:style-name="T14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4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43">мне следует</text:span> <text:span text:style-name="T14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43">г</text:span>руди Джессики на вязаную голову, обнажённый нос и глаза—ему кажется, что доктору нужно больше, чем его содействие, <text:span text:style-name="T14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46">подъезжают</text:span> к длинной кирпичной импровизации, Викторианское изложение того, что когда-то, давным-давно, выли<text:span text:style-name="T14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4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44">й</text:span> функци<text:span text:style-name="T144">и </text:span>толстой кишки, один из обитателей которого д-р Кевин Сп<text:span text:style-name="T14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44">теперь</text:span>, как понял Роджер, неделя Спектро, которого могут нав<text:span text:style-name="T14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44">ое</text:span> топ<text:span text:style-name="T144">анье</text:span> их обуви, как танцы пуантов по мрамору, нарушающих твой покой, не стихающие удаляясь, голос Пойнтсмена и походка всегда выделя<text:span text:style-name="T14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4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1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25">Внутри госпиталя Св. Вероники они усаживаются вместе, напротив палаты Военных <text:span text:style-name="T14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48">тогда</text:span> <text:span text:style-name="T14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4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4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5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49">до</text:span>вести её <text:span text:style-name="T149">до </text:span>сумеречност<text:span text:style-name="T14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49">замёрзшем</text:span> измученном городе…. …как будто снова пол, типа, громадный лифт взмыва<text:span text:style-name="T149">ет</text:span> вместе с тобой к потолку—воспроизводя, теперь, как стены разлета<text:span text:style-name="T149">ются</text:span> во все стороны, кирпичи, штукатурка сып<text:span text:style-name="T149">ятся</text:span> вниз, твой мгновенный паралич <text:span text:style-name="T149">от</text:span> смерт<text:span text:style-name="T14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50">бьющей</text:span> из <text:span text:style-name="T15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50">А</text:span> Слотроп действительно настроен на ракетный взрыв, или <text:span text:style-name="T15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50">удастся</text:span>, <text:span text:style-name="T150">ещё </text:span>этих приливающих повторений, повторных переживаний взрыва, в страхе отключиться, потому что отключаешься <text:span text:style-name="T150">настолько</text:span> окончательно, откуда мне знать, доктор, что я очнусь? <text:span text:style-name="T15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5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5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51">искушающе</text:span> лежат они рядами на своих железных койках, в девственных простынях, такие безыскусно эротичные м<text:span text:style-name="T15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51">в</text:span> пятна<text:span text:style-name="T151">х</text:span> ночной блевотины, светло-жёлтой, прозрачной как флюиды богов, <text:span text:style-name="T151">от</text:span>брошенные газеты или пропагандистские лист<text:span text:style-name="T15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5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52">и вещевые сумки</text:span>, по большей части молча, к дверям выхода в бежевой краске, но края покоричневее в неровных <text:span text:style-name="T15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5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52">ают</text:span> земл<text:span text:style-name="T152">ю</text:span> <text:span text:style-name="T152">на </text:span>очень низких частот<text:span text:style-name="T152">ах</text:span>, доходят, смешавшись с холодом—предупрежда<text:span text:style-name="T152">ют</text:span>, что снаружи твоя слепота, после яркого внутреннего освещения, <text:span text:style-name="T15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5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55">тут же</text:span> разворачивается, приобретая формы…. </text:p>
      <text:p text:style-name="Text_20_body">Помимо прочего, что Спектро <text:span text:style-name="T15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53">сможет</text:span> <text:span text:style-name="T1">кто-нибудь</text:span> <text:span text:style-name="T15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1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25"><text:span text:style-name="T119">Что-то бродит по городу Дыма—собирает стройных девушек, милых и гладких как куклы, целыми пригоршнями. </text:span><text:span text:style-name="Emphasis"><text:span text:style-name="T119">Их жалобные крики… их жалобные кукло-крики…</text:span></text:span><text:span text:style-name="T11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22">миг</text:span><text:span text:style-name="T11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22">н</text:span><text:span text:style-name="T119">ду про</text:span><text:span text:style-name="T122">с</text:span><text:span text:style-name="T119">ыпается бормочет что-то вроде «ёбаный дурдом» и вновь соскальзывает в сон. </text:span></text:p>
      <text:p text:style-name="Text_20_body"><text:span text:style-name="T11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5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56">сторонах</text:span>. Пока что-то не упадёт слишком близко, они в безопасности: в их чаще среб<text:span text:style-name="T15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56">доходит</text:span> что <text:span text:style-name="T15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57">уж оно такое</text:span>, <text:span text:style-name="T15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5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57">а окурки</text:span> затем, в ледяные чёрные утренние смены, <text:span text:style-name="T157">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58">относительно</text:span> физических <text:span text:style-name="T15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5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5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59">случилось </text:span>попада<text:span text:style-name="T159">ний</text:span> в определённый квадрат, шансы остаются теми же, какими они всегда и были. <text:span text:style-name="T159">Всякое</text:span> попадание независимо от <text:span text:style-name="T159">остальных</text:span>. Бомбы не собаки. Нет связи. Нет памяти. Нет <text:span text:style-name="T160">привитого рефлекса</text:span>. </text:p>
      <text:p text:style-name="Text_20_body">Сказать такое последователю Павлова. Это обычная самодово<text:span text:style-name="T16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6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6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6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61">с</text:span>клонился <text:span text:style-name="T16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6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6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6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61">ет</text:span> остатки её губной помады о его рубашку, мускулы, прикосновения, кожи <text:span text:style-name="T16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62">Пойнтсмена</text:span>, и от <text:span text:style-name="T162">Пойнтсмен</text:span>овской… его <text:span text:style-name="T16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6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6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62">в </text:span>сам<text:span text:style-name="T162">ой</text:span> мерзк<text:span text:style-name="T162">ой манере</text:span>, как<text:span text:style-name="T162">ую только</text:span> он знает,– это, девонька, зависит от того <text:span text:style-name="T16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6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19"><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26">(1) </text:p>
      <text:p text:style-name="P224">ВЗ Палата Абреакции</text:p>
      <text:p text:style-name="P224"><text:soft-page-break/>Госпиталь Св. Вероники </text:p>
      <text:p text:style-name="P224"><text:span text:style-name="T163">Б</text:span>ончеплгейт, Е1 </text:p>
      <text:p text:style-name="P224">Лондон, Англия </text:p>
      <text:p text:style-name="P224">Зима 1944 </text:p>
      <text:p text:style-name="P236">Парнишке из Кеноши </text:p>
      <text:p text:style-name="P236">Общая Почта </text:p>
      <text:p text:style-name="P236">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229">лейт. Тайрон Слотроп </text:p>
      <text:p text:style-name="Text_20_body"/>
      <text:p text:style-name="P224">Общая Почта </text:p>
      <text:p text:style-name="P224">Кеноша, Виск., США </text:p>
      <text:p text:style-name="P224">несколькими днями позже </text:p>
      <text:p text:style-name="P236">Тайрону Слотропу, Эскв. </text:p>
      <text:p text:style-name="P236">ВЗ Палата Абреакции </text:p>
      <text:p text:style-name="P236">Госпиталь Св. Вероники </text:p>
      <text:p text:style-name="P236"><text:span text:style-name="T164">Б</text:span>ончеплгейт, Е1 </text:p>
      <text:p text:style-name="P236">Лондон, Англия </text:p>
      <text:p text:style-name="Text_20_body"><text:tab/>Дорогой м-р Слотроп: </text:p>
      <text:p text:style-name="Text_20_body">Такого не случалось. </text:p>
      <text:p text:style-name="P235">Парнишка из Кеноши </text:p>
      <text:p text:style-name="P235"/>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6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69">нишка</text:span> из Кеноши и на секунду не подумал бы, что ты… </text:p>
      <text:p text:style-name="Text_20_body"><text:line-break/>(3.1) Старший (изумлённо): Тебя? Никогда! Да, чтоб Пар<text:span text:style-name="T16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69">смиренный</text:span> голос маленького Тайрона Слотропа, с тех пор восславляемого в легендах и песнях, раздался пробиваясь вверх к вниманию Парн<text:span text:style-name="T169">ишки</text:span>: – «Ты никогда не делал этого, Пар<text:span text:style-name="T169">нишка</text:span> из Кеноши!» </text:p>
      <text:p text:style-name="Text_20_body">Все эти варианты текста «Ты никогда не делал Парн<text:span text:style-name="T16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69">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69">голубчик</text:span>, Форестхилского жеребёнка, <text:span text:style-name="T169">голубчик</text:span>. (Отсюда затихая…) Ларедского ягнёнка. <text:span text:style-name="T169">Голубчик</text:span>. О-го. Погоди. Что такое, Слотроп? Ты никогда не делал парня из Кеноши. Очнись, Слотроп.</text:p>
      <text:p text:style-name="P180"/>
      <text:p text:style-name="P180">Мой кулак уже торчком, </text:p>
      <text:p text:style-name="P180">Не злись,</text:p>
      <text:p text:style-name="P180">Запишись, </text:p>
      <text:p text:style-name="P180">Вва-ли, Слотроп! </text:p>
      <text:p text:style-name="P180"/>
      <text:p text:style-name="P180">Джексон, это похуй мне, </text:p>
      <text:p text:style-name="P180">Покажь свой значок, что был на войне,</text:p>
      <text:p text:style-name="P180">Вва-ли, Слотроп! </text:p>
      <text:p text:style-name="P180"><text:soft-page-break/></text:p>
      <text:p text:style-name="P180">Меня тут не любят, не могут понять, </text:p>
      <text:p text:style-name="P180">Лишь ищут куда бы ещё послать…. </text:p>
      <text:p text:style-name="P180">Голову мне продырявь, провода в мозги мне вставь, </text:p>
      <text:p text:style-name="P180">Вену проткни иглой, </text:p>
      <text:p text:style-name="P180">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6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80">Этот ритм словил меня, </text:p>
      <text:p text:style-name="P180">О, бэби, этта свинг, свинг, свинг! </text:p>
      <text:p text:style-name="P180">Ей-ей, меня словил, </text:p>
      <text:p text:style-name="P180">Прикинь, весь-целый-мир-вокруг поёт, </text:p>
      <text:p text:style-name="P180">Я в жизни не слыхал столь-сладких-звуков, </text:p>
      <text:p text:style-name="P180">Таких нет даже за углом, на Бейсин-Стрит, </text:p>
      <text:p text:style-name="P180">И в этом ритме, крошка, мы будем делать </text:p>
      <text:p text:style-name="P181">Свинг, свинг, свинг,</text:p>
      <text:p text:style-name="P181">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66">ются по полной</text:span>, глаза <text:span text:style-name="T167">на лоб лезут</text:span>, <text:span text:style-name="T167">над</text:span><text:span text:style-name="T45">ы́</text:span><text:span text:style-name="T167">хаешься</text:span> этай <text:s/>дури <text:span text:style-name="T167">аж</text:span> мазги <text:span text:style-name="T16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70">п</text:span>пке джазменов на возвышении. Голоса из восточных частных школ, выговарива<text:span text:style-name="T170">ют</text:span> «жопа» чуть округляют губы и <text:span text:style-name="T17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7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70">лакированном</text:span>, где-то по<text:span text:style-name="T170">вытертом</text:span> губами, эти мелкие серебряные зёрнышки распоясываются по ходу спуска гармошки в белокаменную шейку матки и в ночь за <text:span text:style-name="T17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7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68">лилипуточным</text:span> голос<text:span text:style-name="T16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70">х</text:span> программ<text:span text:style-name="T170">ах</text:span>, в своё время просочится <text:span text:style-name="T170">и </text:span>в <text:span text:style-name="T17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70">такое</text:span> тебе как раз и <text:span text:style-name="T17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7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7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71">А</text:span>х, ты <text:span text:style-name="T17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2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72">гарвардскому</text:span> приятелю из числа его знакомых. Какая-то часть, конечно же, должна быть негритянским говном, но оно всё такое похожее. <text:span text:style-name="T17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7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7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7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182">Сквозь унитаз, <text:span text:style-name="T172">ты </text:span>взгляни на меня,</text:p>
      <text:p text:style-name="P182">Вот дурак попался,</text:p>
      <text:p text:style-name="P182">Хоть бы не начали ссать </text:p>
      <text:p text:style-name="P182">Дирли тирли трали рался </text:p>
      <text:p text:style-name="P38"/>
      <text:p text:style-name="Text_20_body">И в ту <text:span text:style-name="T17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7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73">саданул</text:span>, тёмный как холодный говяжий студень, по его позвоночнику, <text:soft-page-break/><text:span text:style-name="T17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7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7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7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83">Уже не помнишь Красного Малкольма, что наверху остался, </text:p>
      <text:p text:style-name="P183">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73">с</text:span>плетений древесины в конюшне—брусья, косяки, стойки сто<text:span text:style-name="T173">й</text:span>л, перекладины ясл<text:span text:style-name="T17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84">Средь Долины Красной Реки <text:s/>говорят, <text:span text:style-name="T179">в этот раз</text:span></text:p>
      <text:p text:style-name="P186"><text:span text:style-name="T174">П</text:span>оток снёс тебя <text:span text:style-name="T174">в</text:span> унитаз— </text:p>
      <text:p text:style-name="P184">Присядь, отдохни, <text:span text:style-name="T174">хвост держи пистолетом,</text:span> </text:p>
      <text:p text:style-name="P184">Канализации близок конец, </text:p>
      <text:p text:style-name="P184">Держись, молодец, </text:p>
      <text:p text:style-name="P185">На всём свете этом</text:p>
      <text:p text:style-name="P184">Не най<text:span text:style-name="T174">ти</text:span> крепче говна, </text:p>
      <text:p text:style-name="P184">Чем на </text:p>
      <text:p text:style-name="P184">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7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84">Одного в Сан Берду бандитика,</text:p>
      <text:p text:style-name="P184"><text:span text:style-name="T174">К</text:span>итайчонка <text:span text:style-name="T174">о</text:span>дного, что с<text:span text:style-name="T174">линял</text:span> с железной дороги,</text:p>
      <text:p text:style-name="P184">Одного с триппер<text:span text:style-name="T174">к</text:span>ом, с зобом <text:span text:style-name="T175">одного</text:span>, </text:p>
      <text:p text:style-name="P184">Одного в последней стадии прока-з<text:span text:style-name="T174">ы</text:span>, </text:p>
      <text:p text:style-name="P184">Зато с широким тазом,</text:p>
      <text:p text:style-name="P184">Хромого на левую, хромого на правую, </text:p>
      <text:p text:style-name="P184">Хромого на обе ноги, всех будет три! </text:p>
      <text:p text:style-name="P184">Одного гом<text:span text:style-name="T174">осе</text:span>ка, даже лесбу одну, </text:p>
      <text:p text:style-name="P184">Одного негришку, одного евреишку, </text:p>
      <text:p text:style-name="P184">Одного краснокожего с бизоном одним, </text:p>
      <text:p text:style-name="P184">И охотника на бизонов из Нью Мексико </text:p>
      <text:p text:style-name="P184"/>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7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7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7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7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7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20"><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225">«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73">—Проф. Д-р Ласло Джамф, «Криптосем» (рекламная брошюра) Агфа, Берлин, 1934</text:p>
      <text:p text:style-name="Text_20_body"/>
      <text:p text:style-name="Text_20_body"><text:span text:style-name="T180">Набросок</text:span> на плотной кремовой бумаге под чёрно-буквенным штампом GEHEIME KOMMANDOSACHE, весьма подробно передающий, чернилом и ручкой, <text:span text:style-name="T18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8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80">л</text:span>ись отсле<text:span text:style-name="T180">дит</text:span>ь всё, что он смотрел или читал достигнув полового созревания… иначе, откуда ещё могли Они знать? </text:p>
      <text:p text:style-name="Text_20_body">– Тсс,– шеп<text:span text:style-name="T180">чет</text:span> она, её пальцы ласкают её длинные оливковые ляжки, обнажённые груди выпирают через верх<text:span text:style-name="T18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80">так</text:span> и по<text:span text:style-name="T18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8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80">указано</text:span> время, мест<text:span text:style-name="T18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8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91">was tust du für die front, für den sieg? was hast du heute für deutschland getan?</text:span> В «Белом Посещении» по стенам пи<text:span text:style-name="T181">шет</text:span> лёд. Граффити льда в пасмурный день остекля<text:span text:style-name="T18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81">как</text:span> <text:span text:style-name="T181">под</text:span>свет<text:span text:style-name="T18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81">кого</text:span> стил<text:span text:style-name="T181">я</text:span> в его унизительной и сумрачной ложбине, это единственный вид: аббатство, <text:span text:style-name="T18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81">го</text:span> <text:span text:style-name="T181">утёса</text:span>, волосы и госпитальный халат трепещут на ветру, <text:span text:style-name="T181">над</text:span> раскинувш<text:span text:style-name="T181">ей</text:span>ся на мили ширь<text:span text:style-name="T181">ю</text:span> южного побережья, бледный мел <text:span text:style-name="T18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8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8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82">в</text:span> направлени<text:span text:style-name="T182">и</text:span> «Белого Посещения» в любой час ночи, тихие как шхуны, моторы приглушены—чёрные машины без хрома, что о<text:span text:style-name="T182">т</text:span>блескивали <text:s/>свет<text:span text:style-name="T18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8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82">прокладывал</text:span> путь из обтрёпанных динамиков беспроволочных приёмников <text:span text:style-name="T182">к</text:span> английски<text:span text:style-name="T182">м</text:span> мечт<text:span text:style-name="T182">ам</text:span>, <text:span text:style-name="T18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82">такие</text:span> зелёные <text:s/>в <text:s/>потоках <text:span text:style-name="T182">солнца</text:span>, окаймляющие южные склоны <text:span text:style-name="T182">вдоль </text:span>долины Рейна, ночь в дыму камвольных кабаре столицы, подтяжки с оборочками словно <text:span text:style-name="T182">две </text:span>косы <text:span text:style-name="T18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83">им</text:span>-то <text:span text:style-name="T18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8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8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8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8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8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84">а</text:span> удалённой мозговой ткани, <text:span text:style-name="T184">с </text:span>дат<text:span text:style-name="T184">ами</text:span> и час<text:span text:style-name="T18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91">С</text:span>луж<text:span text:style-name="T19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2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24">добился его</text:span><text:span text:style-name="T123"> назнач</text:span><text:span text:style-name="T124">ения</text:span><text:span text:style-name="T12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18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87">где</text:span> прикипе<text:span text:style-name="T187">л</text:span> к определённой точке в комбинаторном анализе, излюбленно<text:span text:style-name="T187">му</text:span> времяпрепровождени<text:span text:style-name="T187">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187">Б</text:span>ригадный <text:span text:style-name="T18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8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8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7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24">интерфейс</text:span><text:span text:style-name="T17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75">Вспоминая Брайтон</text:span></text:span><text:span text:style-name="T17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75">– Эт-от старык </text:span><text:span text:style-name="T24">н</text:span><text:span text:style-name="T175">е име-эт </text:span><text:span text:style-name="T24">стыд</text:span><text:span text:style-name="T17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76">сам знаешь</text:span><text:span text:style-name="T17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7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76">самого</text:span><text:span text:style-name="T175">—ве! что это? беф </text:span><text:span text:style-name="Emphasis"><text:span text:style-name="T175">rissolé?</text:span></text:span><text:span text:style-name="T175"> фаршированный беф </text:span><text:span text:style-name="Emphasis"><text:span text:style-name="T175">rissolé?</text:span></text:span><text:span text:style-name="T17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76">е</text:span><text:span text:style-name="T175">)—ни один из этих странных, очень странных овощных </text:span><text:span text:style-name="Emphasis"><text:span text:style-name="T175">rissolé </text:span></text:span><text:span text:style-name="T17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75">Таймз </text:span></text:span><text:span text:style-name="T175">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7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75">Führer</text:span></text:span><text:span text:style-name="T17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18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18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9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190">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7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77">д</text:span><text:span text:style-name="T17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77">те</text:span><text:span text:style-name="T17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75">Homo Monstrosus</text:span></text:span><text:span text:style-name="T17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21"><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226">А будешь ерепениться, пошлём тебя обратно к д-ру Джамфу! </text:p>
      <text:p text:style-name="P226">Джамф привил ему рефлекс, и выбросил стимул. </text:p>
      <text:p text:style-name="P226">Похоже д-р Джамф сегодня проверял твою пипетку, а? </text:p>
      <text:p text:style-name="P231">—Нейл Носпикер 50,000 Оскорблений, § 6.72 </text:p>
      <text:p text:style-name="P231"><text:soft-page-break/>«Невежа Недоросль», Найлан Смит Прес,</text:p>
      <text:p text:style-name="P231">Кембридж (Массач.) 1933 </text:p>
      <text:p text:style-name="P231"/>
      <text:p text:style-name="Text_20_body"><text:span text:style-name="T91">Падинг</text:span>: Но не слишком ли это— </text:p>
      <text:p text:style-name="Text_20_body"><text:span text:style-name="T91">Пойнтсмен</text:span>: Сэр? </text:p>
      <text:p text:style-name="Text_20_body"><text:span text:style-name="T91">Падинг</text:span>: Разве это не <text:span text:style-name="T192">подло</text:span>, Пойнтсмен? Так вот вмешиваться в сознание другого человека? </text:p>
      <text:p text:style-name="Text_20_body"><text:span text:style-name="T91">Пойнтсмен</text:span>: Генерал, мы просто присоединяемся к длинному ряду экспериментов и изучения. Гавардский Университет, Армия США? Вряд ли это <text:span text:style-name="T193">подлые</text:span> заведения. </text:p>
      <text:p text:style-name="Text_20_body"><text:span text:style-name="T91">Падинг</text:span>: Мы не можем, Пойнтсмен, это зверство </text:p>
      <text:p text:style-name="Text_20_body"><text:span text:style-name="T91">Пойнтсмен</text:span>: Но американцы уже им занимались! разве не ясно? <text:span text:style-name="T193">М</text:span>ы с<text:span text:style-name="T193">же не с</text:span>овраща<text:span text:style-name="T193">ем</text:span> девственницу, или что— </text:p>
      <text:p text:style-name="Text_20_body"><text:span text:style-name="T91">Падинг</text:span>: <text:span text:style-name="T193">Выходит,</text:span> <text:span text:style-name="T193">будем</text:span> делать это потому, что американцы <text:span text:style-name="T19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9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93">со </text:span>сво<text:span text:style-name="T193">им</text:span> <text:span text:style-name="T193">Крошкой</text:span> Тайрон<text:span text:style-name="T193">ом </text:span>относительно <text:span text:style-name="T193">его </text:span>младенческого полового рефлекса. <text:span text:style-name="T193">Т</text:span>от год <text:span text:style-name="T193">отмечен приездом </text:span>Джамф<text:span text:style-name="T193">а</text:span> <text:span text:style-name="T193">в</text:span> Гарвард, <text:span text:style-name="T193">куда он </text:span><text:s/>прибы<text:span text:style-name="T193">л</text:span> из Дармштадта. Это было <text:span text:style-name="T194">на</text:span> начальной <text:span text:style-name="T194">стадии</text:span> его карьеры, прежде, чем <text:span text:style-name="T19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94">за </text:span>одн<text:span text:style-name="T19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9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94">а</text:span> из трёх показателей, но тот пребывал ещё на стадии <text:span text:style-name="T194">разработки</text:span>. </text:p>
      <text:p text:style-name="Text_20_body"><text:span text:style-name="T194">Другое дело</text:span> эрекция, <text:span text:style-name="T19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9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00">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94">ли</text:span>ться <text:span text:style-name="T195">за предположенный период</text:span> сведения рефлекса к нулю. <text:span text:style-name="T19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95">частичное</text:span> подавление <text:span text:style-name="T194">вне</text:span> предел<text:span text:style-name="T194">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195">Уг</text:span>асил ли <text:span text:style-name="T195">его</text:span> д-р Джамф <text:span text:style-name="T195">всего лишь</text:span> до нуля—дожда<text:span text:style-name="T195">вшись</text:span> пока ребёнок стал показывать нулевые эрекции на стимул х, и прекратил на этом? Может он забыл—или проигнорировал—«<text:span text:style-name="T195">частичное</text:span> подавление <text:span text:style-name="T194">вне</text:span> предел<text:span text:style-name="T194">ов</text:span> нуля»? Если проигнорировал, то почему? Что может <text:span text:style-name="T19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95">Крошку</text:span> Тайрона—<text:span text:style-name="T195">то, как в случае с о</text:span>ткрыти<text:span text:style-name="T195">ем</text:span> Нового Света, разные люди сочли, что они открыли разные вещи. </text:p>
      <text:p text:style-name="Text_20_body">Роджер Мехико <text:span text:style-name="T195">полагает</text:span> это статистической странностью. Однако, он чувствует теперь некое <text:span text:style-name="T195">п</text:span>отрясение основ <text:span text:style-name="T195">данной</text:span> дисциплины, причём более сильное, чем позволительно колебать их <text:span text:style-name="T195">какой-то</text:span> странности. Странно, странно, странно—вдумайтесь в само слово: это взрывное «т» вслед за «с», переходит—<text:span text:style-name="T195">вне</text:span> предело<text:span text:style-name="T195">в</text:span> своего нуля—в иную область. Конечно, ты не переходишь. Но ты понимаешь, умом, <text:span text:style-name="T196">что</text:span><text:span text:style-name="Emphasis"> надо</text:span> <text:span text:style-name="T19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96">им образом</text:span>, если вообще как<text:span text:style-name="T196">им-то</text:span>, <text:span text:style-name="T196">связано</text:span> это <text:span text:style-name="T196">с</text:span> секс<text:span text:style-name="T196">ом</text:span>. </text:p>
      <text:p text:style-name="Text_20_body">Но Эдвин Трикл, самый фрейди<text:span text:style-name="T19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9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9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9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196">снимков</text:span>, которые Теди Блот <text:span text:style-name="T196">сделал</text:span> с карты Слотропа, были спроецированы на Роджерову и обе картинки, девушки-звёзды и кружочки ракетны<text:span text:style-name="T196">х</text:span> удар<text:span text:style-name="T19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96">довольно</text:span> <text:span text:style-name="T196">в</text:span>скор<text:span text:style-name="T196">е</text:span>, <text:s/>через <text:span text:style-name="T196">пару дней</text:span>, либо задержаться <text:s/>надолго, <text:span text:style-name="T196">до</text:span> десят<text:span text:style-name="T19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19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97">а</text:span>, в порнографии и у проституток, возможно <text:span text:style-name="T19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97">всё же </text:span>намёк под самым нашим носом у нас не хватает ума, или смелости, заметить?… </text:p>
      <text:p text:style-name="Text_20_body">Но, если это <text:span text:style-name="T197">нечто </text:span>в воздухе, прямо тут, прямо сейчас, тогда ракеты следуют <text:span text:style-name="T197">ему</text:span>, в 100% случаев. Без исключений. Обнаружив его, мы снова докажем железную детерминированность всего, <text:span text:style-name="T197">для </text:span>каждой души. <text:span text:style-name="T197">Это о</text:span>ста<text:span text:style-name="T197">вит</text:span> слишком мало места для каких-<text:span text:style-name="T197">либо</text:span> надежд вообще. Сами понимаете, насколько важным <text:span text:style-name="T197">станет</text:span> <text:span text:style-name="T19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9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98">а</text:span>я масс<text:span text:style-name="T19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19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98">про</text:span>след<text:span text:style-name="T198">овав </text:span>за клубком тринадцать лет, он начинает кружить <text:span text:style-name="T19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9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99">тылок</text:span>, жуткие пенисы торчком, неорганич<text:span text:style-name="T199">ны</text:span>е, как и их глаза, что поблескивают инеем, или пластинками слюды, но не вожделением, и не к нему. Для них существует лишь работа…. </text:p>
      <text:p text:style-name="P12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0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01">у</text:span>виде<text:span text:style-name="T201">в</text:span> белые преграды сквозь туман, <text:s/><text:span text:style-name="T20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01">ающ</text:span>ая мозаика смотреть наружу в Пустыню… вне охранительного города… понятна лишь тем, кто отправляется вне… глаза вдал<text:span text:style-name="T20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0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01">для </text:span>себ<text:span text:style-name="T20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02">быть</text:span> до конца жизни пациента, от всяких идей, чувств, самокритики, <text:span text:style-name="T20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0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0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0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03">уме</text:span>ет полностью их найти. <text:span text:style-name="T203">С</text:span>леды <text:span text:style-name="T203">их </text:span>заполнились льдом и чуть позже были унесены в море. </text:p>
      <text:p text:style-name="P158"><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29"><text:soft-page-break/>По тихому, скрытно от неё, камера следит как она движется, <text:span text:style-name="T205">пред</text:span>намеренно никуда, по комнатам, длинноногая, <text:span text:style-name="T205">с </text:span>подростков<text:span text:style-name="T205">ой</text:span> шир<text:span text:style-name="T205">иной</text:span> и присутуленность<text:span text:style-name="T205">ю</text:span> плеч, волосы не <text:span text:style-name="T20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0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05">из</text:span> <text:span text:style-name="T20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0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0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0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05">в</text:span> его понятия<text:span text:style-name="T20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0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0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0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0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06">За</text:span> отражени<text:span text:style-name="T206">я</text:span>, которые она видит в зеркале, Катье тоже удостаивается удовлетворённости оператора, но ей известно то, ч<text:span text:style-name="T20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07">оч</text:span>ка пятн<text:span text:style-name="T207">ист</text:span>ых трещин, а в его ночном дыхании, в тёмной печи его самого, навсегда <text:span text:style-name="T20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0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1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0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07">добавлен </text:span>Миполам, новый поливиниловый хлорид… крохотные кусочки лезвия бритвы топорщ<text:span text:style-name="T207">атся</text:span> из жизнеподобной розовой влажности, сотнями, о которые Катье, стоя на коленях, <text:span text:style-name="T20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08">по всей</text:span> его светл<text:span text:style-name="T208">ой</text:span> кож<text:span text:style-name="T208">е</text:span> пятна послеполуденн<text:span text:style-name="T208">ого </text:span>блес<text:span text:style-name="T208">ка</text:span> синтетически оранжев<text:span text:style-name="T20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0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08">даже </text:span>сдержать дыхание, на минуту <text:span text:style-name="T208">по</text:span>чувств<text:span text:style-name="T208">овав</text:span> учащённое биенье <text:span text:style-name="T20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08">та</text:span>ли». Унижение пойдёт на пользу пареньку по утрам в расположении, в строю его батареи возле <text:span text:style-name="Emphasis">Schußstelle 3</text:span>, где когда-то <text:span text:style-name="T221">неистово проносились </text:span><text:s/>лошади перед <text:span text:style-name="T22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0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0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08">открыто</text:span> они не обсуждают это, похоже, Катье, Готфрид и Капитан Блисеро <text:span text:style-name="T20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0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09">лишь</text:span> топливо и окислитель. Но Капитан Блисеро с трепе<text:span text:style-name="T20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09">ючено</text:span>—<text:span text:style-name="T209">за</text:span>част<text:span text:style-name="T209">ую</text:span> ракеты, <text:span text:style-name="T209">свихнувшись</text:span>, разворачиваются куда попадя с жутким ржанием в небе, разворачиваются и падают, каждая согласно своему <text:span text:style-name="T20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0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0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0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0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1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10">ее </text:span>бумаг<text:span text:style-name="T21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10">ине</text:span> сердц<text:span text:style-name="T21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10">из</text:span> всех в<text:span text:style-name="T210">ероят</text:span>ных подталкивани<text:span text:style-name="T21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11">вызвал</text:span> эха <text:span text:style-name="T211">у</text:span> Судьбы безгласной.... Это он, Блисеро, взбирается на гору, как и взбирался почти уже 20 лет, задолго до того как принял <text:span text:style-name="T21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11">из </text:span>форм Восточного фронта) в баре, на улице, в каком угодно тесном и неудобном костюме, тот безупречно реагировал на футбольный мяч, <text:span text:style-name="T211">когда</text:span> шутники, узнав его, <text:span text:style-name="T211">швыряли в него из</text:span> ниоткуда—бессмертное исполнение! один из тех импровизированных ударов, <text:span text:style-name="T211">до того</text:span> невозможно высоких, так чётко параболичных, мяч взмывает на мили вверх, чтобы <text:span text:style-name="T211">скользнуть</text:span> точн<text:span text:style-name="T211">ёхоньк</text:span>о меж двух высоких, фалличных электрических колонн Ufa-театра на Фридрихштрассе… он мог удерживать мяч на голове <text:span text:style-name="T211">вдоль</text:span> нескольк<text:span text:style-name="T21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11">ывник</text:span>, уже пушечное мясо, бледный свет бара <text:span text:style-name="T211">лоится</text:span> поперёк его коротко остриженного черепа—«это рефлексы, понимаешь… Не я… Просто рефлексы». Когда же начал<text:span text:style-name="T21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11">в которых таятся</text:span> не менее загадочны<text:span text:style-name="T211">е</text:span> гост<text:span text:style-name="T211">и</text:span>, чужак<text:span text:style-name="T211">и</text:span>, иногда не менее причудливы<text:span text:style-name="T211">е</text:span>, чем дар всегда оказываться там, где нет взрывов… кто-нибудь из <text:span text:style-name="T1">них</text:span>, это<text:span text:style-name="T214">го</text:span> сырь<text:span text:style-name="T214">я</text:span>, «<text:span text:style-name="T21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12">Чересчур уж состарился</text:span>, грипп <text:s/>проходит не <text:span text:style-name="T212">так уже</text:span> быстро, живот может скрутить иногда на весь день, глаза ощутимо слепее с каждой <text:span text:style-name="T21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12">нулась бы</text:span>, навсегда. Всё прочее лишь любовная игра перед актом. </text:p>
      <text:p text:style-name="P15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1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1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1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22">Страной</text:span>-<text:span text:style-name="T216">Боли</text:span>, стали сов<text:span text:style-name="T21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16">х</text:span> белым песком <text:span text:style-name="T21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1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16">для</text:span> обеспеч<text:span text:style-name="T216">ения</text:span> точно<text:span text:style-name="T21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91">in hoc signo vinces</text:span></text:span><text:span text:style-name="T9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1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87"><text:span text:style-name="Emphasis">Bringt doch der Wanderer auch vom Hange des Bergrands nicht eine </text:span></text:p>
      <text:p text:style-name="P187"><text:span text:style-name="Emphasis">Hand voll Erde ins Tal, die alle unsägliche, sondern ein erworbenes </text:span></text:p>
      <text:p text:style-name="P187"><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1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1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17">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1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1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44">о́</text:span>том пропахшей шерсти, сдерживая напряжённый смех, <text:span text:style-name="T21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1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1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1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1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2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2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2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2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2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89">ic heb u liever dan ên everswîn, </text:p>
      <text:p text:style-name="P188"><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2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59"><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3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2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2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2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2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2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24">и</text:span> Остином нашли давны<text:span text:style-name="T224">м</text:span>-давно <text:span text:style-name="T22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2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2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2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2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2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2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24">яка</text:span> это <text:span text:style-name="T22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25">защёлка</text:span>, кольцо и всё прочее, одна из серии патриотических сластей выпущенных <text:span text:style-name="T225">до того как</text:span> сахар стал таким дефицитом, <text:span text:style-name="T225">наряду</text:span>, как он определил заглянув в банку, <text:span text:style-name="T22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2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2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25">е</text:span> с короткими рукавами. Испарения бензоина проникают <text:span text:style-name="T225">ему в</text:span> мозг. Голова плывёт кругом в нимбе из<text:span text:style-name="T22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2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2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26">ми</text:span> эбонитовы<text:span text:style-name="T226">ми</text:span> напёрстк<text:span text:style-name="T226">ами</text:span> из прошлого столетия, <text:span text:style-name="T226">за </text:span>шпильк<text:span text:style-name="T226">ам</text:span>и, част<text:span text:style-name="T226">ям</text:span>и клапанов, резьбовы<text:span text:style-name="T226">ми</text:span> запчаст<text:span text:style-name="T226">ям</text:span>и от непонятных музыкальных инструментов, радиодетал<text:span text:style-name="T22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2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2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2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2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60"><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3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28">бьёт в</text:span> стенку его груди… –«Ооо»,– вырвалось у неё и она потянулась обнять его, отбросив всякую сдержанность, открыта, <text:span text:style-name="T228">вся </text:span>дрожа, пока они прижимались друг к другу. <text:span text:style-name="T228">Позже</text:span> она ему рассказывала, что как только он взял её руку в тот вечер, она кончила. И первый раз, когда он прикоснулся к её пизде, <text:span text:style-name="T228">при</text:span>стисну<text:span text:style-name="T228">л</text:span> мягкую пизду Джессики <text:span text:style-name="T228">сквозь</text:span> её трусики, дрожь <text:span text:style-name="T228">снова</text:span> началась высоко меж её ляжек, охватывая <text:span text:style-name="T22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28">В ходе этого</text:span>, свет для <text:span text:style-name="T22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2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28">вот</text:span> ощущение. Резко вверх до уровня кожи, выплёскиваясь <text:span text:style-name="T228">из</text:span> его соск<text:span text:style-name="T22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2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29">Поб</text:span>ывала ли когда-нибудь его <text:span text:style-name="T22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29">ся</text:span>т <text:span text:style-name="T22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2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3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29">О</text:span>щути<text:span text:style-name="T229">в</text:span> как его первые тёплые вздохи к<text:span text:style-name="T22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30">обмягчившийся</text:span> хуй млеет, свисая <text:span text:style-name="T230">через</text:span> его ляжк<text:span text:style-name="T23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3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30">е</text:span> как-то втиснуты все в высоко закреплённую кабину и поголовно уставились вниз,<text:span text:style-name="T230"> из</text:span> <text:span text:style-name="T230">своей</text:span> поросячьей возн<text:span text:style-name="T230">и</text:span> по свиноматке, для лучшего обзора, глаза вылуплены, смуглые, слюна каплет <text:span text:style-name="T230">с</text:span> губ, <text:span text:style-name="T230">этого </text:span>представления его Джессики Свонлейк со скандально голой грудью и его самого пытающегося притормозить и отстать от грузовика—да <text:span text:style-name="T23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31">ка</text:span> об<text:span text:style-name="T231">гона</text:span> и <text:span text:style-name="T1">впрямь</text:span> покажется подозрительны<text:span text:style-name="T23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31">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3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31">уж</text:span>—ну, вот, как раз тут, под затылком его шишковатой головы как у десятилетнего мальчика. Она его целует вверх и вниз кисло солён<text:span text:style-name="T231">ого</text:span> кусоч<text:span text:style-name="T23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31">не разодрать</text:span>, и с длинным <text:soft-page-break/>светло-каштановым волосом впутавшимся ему в рот. Это явно не его волос. И ни кого-<text:span text:style-name="T231">нибудь</text:span> <text:span text:style-name="T23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3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3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32">которое</text:span> её призрачная любовь смогла протолкнуть на эту сторону, к единственному кто что-то значил.... Один такой <text:span text:style-name="T23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32">на </text:span>чуть <text:span text:style-name="T232">попозже</text:span>, так и <text:span text:style-name="T232">подмывало</text:span> оглянуться через плечо, или даже просто в, в старое зеркало, знаешь, <text:span text:style-name="T23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3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32">по</text:span> зеркала<text:span text:style-name="T23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3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3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34">ет</text:span>, что <text:span text:style-name="T23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3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38">o</text:span> <text:span text:style-name="Emphasis">зреющим нарывом посреди города</text:span>… но <text:span text:style-name="T23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35">ведавшего,</text:span> пока не прошло, <text:span text:style-name="T235">как</text:span> ясно он <text:span text:style-name="T235">понимает</text:span> честную половину своей жизни, которой сейчас была Джессика, <text:span text:style-name="T235">как</text:span> фанатично должна его мать Война <text:span text:style-name="T235">возмущаться</text:span> её красот<text:span text:style-name="T235">ой,</text:span> её нахальн<text:span text:style-name="T235">ым</text:span> безразличие<text:span text:style-name="T235">м</text:span> к <text:span text:style-name="T235">догмам</text:span> смерти, в которые он <text:span text:style-name="T235">совсем</text:span> недавно <text:span text:style-name="T235">верил</text:span>—её не<text:span text:style-name="T236">одоли</text:span>м<text:span text:style-name="T236">ой</text:span> надежд<text:span text:style-name="T23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9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3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91"><text:span text:style-name="Emphasis"><text:span text:style-name="T92">In dulci jubilo </text:span></text:span></text:p>
      <text:p text:style-name="P191"><text:span text:style-name="Emphasis"><text:span text:style-name="T92">Nun singet und seid froh! </text:span></text:span></text:p>
      <text:p text:style-name="P191"><text:span text:style-name="Emphasis"><text:span text:style-name="T92">Unsers Herzens Wonne </text:span></text:span></text:p>
      <text:p text:style-name="P191"><text:span text:style-name="Emphasis"><text:span text:style-name="T92">Leit in</text:span></text:span><text:span text:style-name="Emphasis"> praesipio, </text:span></text:p>
      <text:p text:style-name="P191"><text:span text:style-name="Emphasis"><text:span text:style-name="T92">Leuchtet vor die Sonne </text:span></text:span></text:p>
      <text:p text:style-name="P191"><text:span text:style-name="Emphasis"><text:span text:style-name="T92">Matris in gremio</text:span></text:span><text:span text:style-name="Emphasis">. </text:span></text:p>
      <text:p text:style-name="P191"><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33"><text:span text:style-name="T257">Сочельником веет </text:span><text:s/>с моря, <text:span text:style-name="T239">оно</text:span> сегодня на закате сияло зеленью и гладью, как стекло насыщенное железом: <text:span text:style-name="T239">веет</text:span> каждый день на нас, вс<text:span text:style-name="T239">е</text:span> неб<text:span text:style-name="T239">еса</text:span> <text:span text:style-name="T239">вышние</text:span> брюхатится святыми и тонкими <text:span text:style-name="T239">фанфарами</text:span> глашатаев. Ещё один год свадебных платьев, <text:span text:style-name="T239">что застряли</text:span> в сердце зимы, <text:span text:style-name="T239">по прежнему</text:span> невостребованны<text:span text:style-name="T239">ми</text:span>, <text:span text:style-name="T239">так и</text:span> висят себе тихими атласными рядами, <text:span text:style-name="T239">сборочки</text:span> белы<text:span text:style-name="T239">х</text:span> вуал<text:span text:style-name="T239">ей</text:span> начинают желтеть, и только <text:span text:style-name="T239">лишь </text:span>чуть всколыхиваются, когда <text:span text:style-name="T239">ты </text:span>проходишь мимо, зритель… гость <text:span text:style-name="T239">во </text:span>всех тупик<text:span text:style-name="T239">ах</text:span> города.... Уловив в платьях собственное отраженье пару раз, <text:s/>пол<text:span text:style-name="T239">увозникающее</text:span> из тени, <text:span text:style-name="T239">просто</text:span> лишь смазано яркие цвета по <text:span text:style-name="Emphasis">peau de soie</text:span>, <text:span text:style-name="T239">по</text:span>тянешься туда, где <text:span text:style-name="T23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39">ристойными</text:span> мыло<text:span text:style-name="T239">м и </text:span>пудрой. Однако, сердцем своим девственна, и в надеждах своих <text:span text:style-name="T239">тоже</text:span>. <text:span text:style-name="T240">И не рассчитывай на</text:span> ярко-швейцарск<text:span text:style-name="T240">ие</text:span> или кристал<text:span text:style-name="T240">ь</text:span>но-<text:span text:style-name="T240">хрустальные праздники</text:span>, но <text:span text:style-name="T240">на</text:span> тёмный, затянутый тучами день <text:span text:style-name="T240">со</text:span> снег<text:span text:style-name="T240">ом, что</text:span> валит пеленой за городом, пелена халатов зимы, мягких <text:span text:style-name="T240">среди</text:span> ноч<text:span text:style-name="T240">и</text:span>, почти безветренно дышащих <text:span text:style-name="T240">под боком</text:span>. На станциях города <text:span text:style-name="T240">возвратившиеся</text:span> из Индо-Китая <text:span text:style-name="T240">военно</text:span>пленные <text:s/>прогуливают свои <text:span text:style-name="T240">жутко</text:span> вы<text:span text:style-name="T240">пир</text:span>ающие кости, <text:span text:style-name="T240">невесомые</text:span> как тот соня, или сони на лике луны, среди колясок на хроме пружин, из чёрных шкур, гулких как барабаны, меж <text:span text:style-name="T24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41">холодок</text:span> ярки<text:span text:style-name="T241">х</text:span> облак<text:span text:style-name="T241">ов</text:span> среди запахов угля и пара, и <text:span text:style-name="T241">металло</text:span>пространства среди стоящих в очереди, бродящих, устало спящих, понаеха<text:span text:style-name="T24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4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41">ми</text:span> из посине<text:span text:style-name="T241">лых</text:span> орбит, сквозь головную боль, которую не может снять никакой Алазилс. Итальянцы-военнопленные бранятся из-под мешков с почтой, что <text:span text:style-name="T241">разбухают</text:span>, ежечасно прибывая с гулким эхом, <text:span text:style-name="T241">празднич</text:span>ной толщин<text:span text:style-name="T24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41">всерьёз</text:span> рассматривает вопрос <text:span text:style-name="T241">составления</text:span> списка Неприемлемых Песен, с таблатурой для укелеле, <text:span text:style-name="T241">в целях</text:span> облегч<text:span text:style-name="T241">ения</text:span> опознани<text:span text:style-name="T241">я. </text:span><text:s/>Их жизнерадостность и любовь к песням, <text:span text:style-name="T24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42">так что</text:span> они решили, сами по себе, придерживаться <text:soft-page-break/>профессионального итальянства, поглядыва<text:span text:style-name="T24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42">сгущается</text:span> женщинами, бесцельно… <text:span text:style-name="T24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4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42">там </text:span>крокет <text:span text:style-name="T242">по</text:span>среди зимы, им хочется полуот<text:span text:style-name="T242">ключившейся</text:span> воскресной сонливости опавших листьев усохшего сада. Если же подвернётся вдруг <text:span text:style-name="T242">бесшабашно свежий</text:span> <text:s/>мир, типа ябло<text:span text:style-name="T242">чка</text:span> сброшенно<text:span text:style-name="T242">го</text:span> ветром <text:span text:style-name="T242">под</text:span> ног<text:span text:style-name="T242">и</text:span>, ну, найдётся время как-нибудь приноровиться… Но <text:span text:style-name="T243">они разохотились на </text:span><text:s/>почти послевоенн<text:span text:style-name="T244">ую</text:span> роскош<text:span text:style-name="T244">ь</text:span> <text:span text:style-name="T244">в</text:span> эт<text:span text:style-name="T244">у</text:span> недел<text:span text:style-name="T244">ю</text:span>, купить набор <text:span text:style-name="T244">детского </text:span>электр<text:span text:style-name="T244">о</text:span>поезда, <text:span text:style-name="T244">и тем самым попытаться каждому озарить </text:span><text:s/>свой набор маленьких <text:span text:style-name="T244">важных лиц</text:span>, сгладить свою <text:span text:style-name="T245">отчуждённость</text:span>, <text:span text:style-name="T245">так</text:span> знакомы <text:span text:style-name="T245">по</text:span> фотографи<text:span text:style-name="T245">ям</text:span> все, <text:span text:style-name="T245">а теперь вот в</text:span> жизни, охи <text:span text:style-name="T245">и </text:span>ахи, но не сейчас, не здесь на станции, <text:span text:style-name="T245">любое из</text:span> самы<text:span text:style-name="T245">х нужных</text:span> движени<text:span text:style-name="T245">й</text:span>: Война <text:span text:style-name="T245">избегала</text:span> их, за<text:span text:style-name="T245">капыва</text:span>ла, эти <text:span text:style-name="T245">произвольные</text:span> губительные <text:span text:style-name="T24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46">из </text:span>деревенских в<text:span text:style-name="T246">е</text:span>сны и лета—они играли<text:span text:style-name="T246">сь</text:span> настоящими жестянками того же пирога—танки, истребители танков, дзоты, дредноуты розово-мясые, сине-жёлтые, <text:span text:style-name="T24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46">И вовсе не верой платят они</text:span>—<text:span text:style-name="T246">это выходит</text:span> само собой. Он явился Новый Младенец. В волшебную ночь <text:span text:style-name="T246">перед этим</text:span>, животные <text:span text:style-name="T246">за</text:span>гов<text:span text:style-name="T246">орят между собой</text:span>, а небо будет из молока. Бабушки и дедушки, которые каждую неделю ждали пока Радио Доктор <text:span text:style-name="T246">станет</text:span> спрашивать, Что Такое Геморрой? Что Такое Энфизема? Что Такое Сердечный Приступ? <text:span text:style-name="T246">начнут</text:span> ждать за пределы бессонницы, <text:span text:style-name="T246">снова</text:span> <text:span text:style-name="T246">следить</text:span>, чтобы не <text:span text:style-name="T246">произошло</text:span> ежегодное невозможное, но с каким-то <text:span text:style-name="T247">зловредным </text:span>осадком—<text:span text:style-name="Emphasis">это</text:span> вот склон, небо <text:span text:style-name="Emphasis">может</text:span> показаться <text:span text:style-name="T247">нам </text:span>светлее—<text:span text:style-name="T247">как бы</text:span> трепет, хороший момент, которого т<text:span text:style-name="T247">ы</text:span> так <text:span text:style-name="T247">ждал</text:span>, не совсем обл<text:span text:style-name="T247">амывается</text:span>, но <text:span text:style-name="T247">у</text:span>же далеко не чудо… на посту в своих свитерах и шалях, наигранно сердитые, но осадок внутри <text:span text:style-name="T247">оживает в</text:span> нов<text:span text:style-name="T247">ой</text:span> зимн<text:span text:style-name="T247">ей</text:span> ферментаци<text:span text:style-name="T247">и</text:span> каждый год, всякий раз чуть слабее, но всегда <text:span text:style-name="T247">годен на то</text:span>, чтоб оживиться в эту пору…. <text:span text:style-name="T248">Обнослись догола</text:span>, блестящие костюмы и наряды <text:span text:style-name="T248">поры </text:span>шатания по пабам в <text:span text:style-name="T248">годы</text:span> их расцвета давно разодраны на полосы <text:span text:style-name="T248">для </text:span>обмот<text:span text:style-name="T248">ки</text:span> труб горячей воды и нагревател<text:span text:style-name="T24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48">сколько</text:span> они знают своё <text:s/>тел<text:span text:style-name="T24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48">до наступления новой</text:span> <text:s/>весн<text:span text:style-name="T248">ы</text:span>, слишком спешит, но похоже никому до этого <text:span text:style-name="T248">и</text:span> дела нет, или <text:span text:style-name="T248">же </text:span>не понимают. Войн<text:span text:style-name="T248">а нуждается в</text:span> электричеств<text:span text:style-name="T248">е</text:span>. <text:span text:style-name="T248">Идёт ускоренная</text:span> игра, Электро Монополия, между электрокомпаниями, Центральны<text:span text:style-name="T248">м</text:span> Комитет<text:span text:style-name="T248">ом по</text:span> Электричеств<text:span text:style-name="T248">у</text:span> и прочи<text:span text:style-name="T248">ми</text:span> ведомства<text:span text:style-name="T24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49">лицом к лицу со</text:span> всеми старыми бессонными глазами—раскручивают свои минуты до воя переходящего в писк, до прострел<text:span text:style-name="T249">а в</text:span> сирен<text:span text:style-name="T249">у</text:span>. Это Безумный Карнавал Ночи. Веселье под <text:span text:style-name="T249">сенью</text:span> минутных стрелок. Истерика на бледных лицах циферблатов. Электрокомпании <text:span text:style-name="T249">твердят</text:span> о нагрузках, военные потребности столь велики, что часы снова замедлятся, если только этот ночной марш не краден<text:span text:style-name="T249">ная энергия</text:span>, <text:span text:style-name="T249">однако,</text:span> предпо<text:span text:style-name="T249">лагаемые</text:span> нагрузки не случаются <text:s/>день <text:span text:style-name="T249">ото дня </text:span>и Сеть по<text:span text:style-name="T24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50">превратит нас в</text:span> самы<text:span text:style-name="T250">е</text:span> забыты<text:span text:style-name="T250">е</text:span> корн<text:span text:style-name="T250">и самих нас</text:span>. Но над морем туман сегодня, всё ещё тихо<text:span text:style-name="T250">нько</text:span> <text:span text:style-name="T250">извлекаемый</text:span> жемчуг. В центре города дуговые лампы трещат, взъерепенясь, в <text:span text:style-name="T250">приглушённом</text:span> сиянии на центральны<text:span text:style-name="T250">е</text:span> линии улиц, слишком льдистого цвета для свечек, в слишком густой измороси для <text:span text:style-name="T250">холокоста</text:span>… высокие красные автобусы <text:span text:style-name="T251">по</text:span>шат<text:span text:style-name="T251">ыва</text:span>ются, со всех фар маскировка снята недавн<text:span text:style-name="T251">им</text:span> распоряжени<text:span text:style-name="T251">ем</text:span>, теперь уворачивайся, пересекай ослеплённый, громадные, <text:span text:style-name="T251">горстями <text:s/>надранные</text:span> клочья сырости <text:span text:style-name="T251">ве</text:span>ют мимо, одинокие как пляжи под перламутровым туманом, чья колючая проволока, <text:s/>никогда не <text:span text:style-name="T251">изведавшая</text:span> внутреннего укуса тока, <text:s/>лишь пассивно тян<text:span text:style-name="T251">ется</text:span>, окисляясь в ночи, <text:span text:style-name="T251">обвивает теперь </text:span>как подводная водоросль, <text:span text:style-name="T252">кольцами, зверски холодная, </text:span>острая как скорпион, весь песок <text:span text:style-name="T251">милю за милей </text:span>без единого следа гуляющих, <text:span text:style-name="T252">с тех пор как</text:span> <text:span text:style-name="T251">ушли</text:span> <text:span text:style-name="T252">прогулочные лайнеры </text:span><text:s/>последни<text:span text:style-name="T252">х</text:span> лет мирного времени <text:span text:style-name="T252">торжественно провожать</text:span> прежни<text:span text:style-name="T252">й</text:span> мир <text:span text:style-name="T253">вечеров с</text:span> вином, оливковой рощицей, <text:span text:style-name="T253">дымом </text:span>трубоч<text:span text:style-name="T253">ки</text:span>, про<text:span text:style-name="T253">чь по ту сторону</text:span> Войны, теперь <text:span text:style-name="T25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5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53">е</text:span>ляются насколько получится, <text:span text:style-name="T253">настолько</text:span> далеко от своих овечьих одёжек, насколько год дозволит им отбрести. Так приидите ж. О<text:span text:style-name="T253">т</text:span>ставьте <text:span text:style-name="T25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5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5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5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5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5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5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54">дать</text:span> шанс друг<text:span text:style-name="T254">ой</text:span> ноч<text:span text:style-name="T25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5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5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5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55">Черчилля</text:span>?», «Арри Полит<text:span text:style-name="T25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92"><text:span text:style-name="Emphasis"><text:span text:style-name="T94">O</text:span></text:span><text:span text:style-name="Emphasis"><text:span text:style-name="T255">, </text:span></text:span><text:span text:style-name="Emphasis">Jesu parvule</text:span>,</text:p>
      <text:p text:style-name="P192">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5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61"><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34">Парадоксальная фаза, <text:span text:style-name="T258">если</text:span> слабые стимулы вызывают <text:span text:style-name="T258">резкую</text:span> реакцию.... Когда это было? Н<text:span text:style-name="T258">а какой-то</text:span> ранн<text:span text:style-name="T258">ей</text:span> стади<text:span text:style-name="T258">и</text:span> сна: <text:s/>не услы<text:span text:style-name="T258">ш</text:span>ал <text:span text:style-name="T25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58">упорно </text:span>вибрир<text:span text:style-name="T258">овали</text:span>, ужас<text:span text:style-name="T258">аясь</text:span> <text:span text:style-name="T258">подобной</text:span> армад<text:span text:style-name="T258">е</text:span> бомбардировщиков <text:span text:style-name="T258">летящих</text:span> на задание. Твоя собственная фигура недвижна, дышит ртом, одна, лицом <text:span text:style-name="T258">к</text:span>верх<text:span text:style-name="T258">у</text:span> на узкой койке <text:span text:style-name="T258">у</text:span> стен<text:span text:style-name="T258">ы</text:span> <text:span text:style-name="T25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58">е</text:span> футов над твоим лицом <text:span text:style-name="T25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59">ется, следуя</text:span> наклонной линии, по воздуху. И тут, неожиданно, он появился снова, курс <text:span text:style-name="T25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59">теперь уже</text:span>, восприн<text:span text:style-name="T259">ято</text:span> присутствующими как пред<text:span text:style-name="T259">вест</text:span>ие—что-то не так, что-то совсем <text:span text:style-name="T259">даже </text:span>не так на сегодня… Никто не знает что означает этот круг света. <text:span text:style-name="T259">Была собрана</text:span> комиссия, <text:span text:style-name="T259">проводилось</text:span> исследование, ответ был так маняще близок—но теперь поведение света изменилось…. Собрание откладывается. От <text:span text:style-name="T259">столь</text:span> беспорядочных сполохов, наполняешься ожиданием чего-то ужасного—не <text:span text:style-name="T259">так</text:span>, чтоб <text:span text:style-name="T25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6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61">светящегося </text:span>круг<text:span text:style-name="T261">а</text:span>, ты вместо этого сворачиваешь влево. С тобою девушка, которая тебе жена, хотя вы никогда не <text:span text:style-name="T261">вступали в брак</text:span>, <text:span text:style-name="T261">и</text:span> никогда не встречал её прежде, но зн<text:span text:style-name="T261">аешь</text:span> <text:span text:style-name="T261">уже </text:span>много лет. Она молчит. Недавно прошёл дождь. Всё поблескивает, кр<text:span text:style-name="T27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61">тот </text:span>кратко мигает и гаснет. Несмотря на явную свежесть, недавний дождь, живые цветы, <text:s/>вид <text:span text:style-name="T26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61">Всё сияет вокруг</text:span>. Влага на мостовой. <text:span text:style-name="T261">Набрасывая</text:span> как<text:span text:style-name="T261">ой</text:span>-то тёплы<text:span text:style-name="T261">й</text:span> капюшон <text:span text:style-name="T261">себе на</text:span> <text:s/>шею и плечи, ты хочешь сказать жене: «Это самый зловещий момент <text:span text:style-name="T261">в этот вечер</text:span>». Но есть слово <text:span text:style-name="T261">подходящее лучше</text:span> «зловещ<text:span text:style-name="T261">его</text:span>». Пытаешься вспомнить его. Это чьё-то имя. Оно ждёт за сумерками, ясность, белые цветы. Свет <text:span text:style-name="T26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6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63">исхлёстаны</text:span> стеклянистой <text:span text:style-name="T263">круговертью</text:span> с французистыми завит<text:span text:style-name="T263">уш</text:span>ками <text:span text:style-name="T26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63">засеивают</text:span> <text:s/>воспоминания<text:span text:style-name="T263">ми</text:span> зим<text:span text:style-name="T263">у</text:span>, <text:span text:style-name="T263">их </text:span>семена <text:s/>никогда не прорастут, <text:span text:style-name="T26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63">т</text:span>смену, который тут не присутствует, которому не передадут, потому что <text:span text:style-name="T264">у </text:span>пар<text:span text:style-name="T263">ы</text:span>-<text:span text:style-name="T263">тройки</text:span>, <text:span text:style-name="T263">в</text:span> Секции Пси, способных расслышать, <text:span text:style-name="T264">подобного</text:span> загадочн<text:span text:style-name="T264">ого</text:span> хлам<text:span text:style-name="T264">а</text:span> <text:span text:style-name="T264">завались</text:span> на каждом сеансе—если вообще <text:span text:style-name="T264">обратят внимание</text:span>, то <text:span text:style-name="T264">оно отметится</text:span> в проект<text:span text:style-name="T26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64">а</text:span> бедняга Спектро взлетел в освещённой норе-кабинке <text:span text:style-name="T264">как </text:span>и вся тёмная палата, ста<text:span text:style-name="T264">ли</text:span> часть<text:span text:style-name="T264">ю</text:span> взрыва, чьё приближение он так и не услы<text:span text:style-name="T264">х</text:span>ал, звук слишком запаздывает, уже после взрыва, призрак ракеты <text:span text:style-name="T264">приветствует</text:span> призраки только что произведённые ею. Дальше тишина. <text:span text:style-name="T264">Очередной</text:span> «случай» для Роджера Мехико, <text:soft-page-break/>воткнуть кругоголовую кнопку в его карту, квадрат перешёл <text:span text:style-name="T264">от</text:span> дв<text:span text:style-name="T264">у</text:span>х к трём попаданиям, <text:span text:style-name="T265">выравнивая</text:span> заполн<text:span text:style-name="T265">ение</text:span> тр<text:span text:style-name="T265">ёх вероятностей</text:span>, что как-то отставали в последнее время…. </text:p>
      <text:p text:style-name="Text_20_body">Кнопка? <text:span text:style-name="T266">Да и</text:span> того меньше, просто дырка от кнопки в бумаге, <text:span text:style-name="T266">которую</text:span> однажды <text:span text:style-name="T266">снимут</text:span>, когда ракеты <text:span text:style-name="T266">прекратят</text:span> падать, или когда молодой статистик решит забросить свой подсчёт, бумагу у<text:span text:style-name="T266">несут</text:span> уборщицы, она будет разодрана, сгорит… Пойнтсмен один, беспомощно ч<text:span text:style-name="T26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67">одинаковая</text:span> смертность… эти трагичные дни… Но вот он уже просто трясётся, <text:span text:style-name="T266">разрешает</text:span> себе уставиться через пространство своего кабинета на Книгу, напомнить себе, что из <text:span text:style-name="T26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7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75">работники</text:span> ПРПУКа терп<text:span text:style-name="T275">я</text:span>т садовое и довоенное сумасшествие Крыла Д, <text:span text:style-name="T268">крайне</text:span> <text:span text:style-name="T268">редко</text:span> находя <text:span text:style-name="T268">случай для</text:span> обмена информацией о лечении и симптомах. Да, <text:span text:style-name="T268">а </text:span>могли бы <text:span text:style-name="T268">и потесней</text:span> сотрудничать. Истерика, в конце концов, <text:span text:style-name="T268">не та же </text:span>разве истерика. А вот <text:span text:style-name="T268">и</text:span> нет, <text:span text:style-name="T269">иди и убедись</text:span>, что нет. Как долго можно чувствовать себя таким <text:span text:style-name="T269">беззаботно </text:span>правым <text:span text:style-name="T269">касательно</text:span> пере<text:span text:style-name="T26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69">что</text:span> могут <text:span text:style-name="T269">довести</text:span> до состояния, <text:span text:style-name="T270">с</text:span> котор<text:span text:style-name="T270">ым</text:span> Спектро <text:span text:style-name="T270">сталкивался </text:span>каждый день в своей палате, уже не существующей… до того, что Пойнтсмен <text:span text:style-name="T270">обнаруживает</text:span> в Собаках: <text:span text:style-name="T270">у</text:span> Пётр<text:span text:style-name="T270">а</text:span>, Наташ<text:span text:style-name="T270">и</text:span>, Никола<text:span text:style-name="T270">я</text:span>, Серге<text:span text:style-name="T270">я</text:span>, Катеньк<text:span text:style-name="T270">и</text:span>—или <text:span text:style-name="T270">у </text:span>Пав<text:span text:style-name="T270">ла</text:span> Сергеевич<text:span text:style-name="T270">а</text:span>, Варвар<text:span text:style-name="T270">ы</text:span> Николаевн<text:span text:style-name="T270">ы</text:span>, а потом<text:span text:style-name="T270">у</text:span> детей <text:span text:style-name="T270">их</text:span>, и—Когда это так отчётливо читается в лицах врачей… Гвенхидви <text:s/>под его мохнатой бородой не настолько уж непро<text:span text:style-name="T270">бив</text:span>аем, как, <text:span text:style-name="T270">возможно</text:span>, ему <text:span text:style-name="T270">бы этого </text:span>хотелось, Спектро поспеша<text:span text:style-name="T270">я</text:span> со шприцем к своему Лису, когда <text:span text:style-name="T270">на</text:span> самом деле ничто не <text:span text:style-name="T270">силах</text:span> остановить Абреакцию Бога Ночи, <text:span text:style-name="T270">покуда</text:span> не прекратится Блиц, ракеты <text:span text:style-name="T270">не</text:span> будут разобраны, <text:span text:style-name="T270">а</text:span> вся плёнка прокручена сзаду наперёд: <text:span text:style-name="T27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70">ая</text:span> вспы<text:span text:style-name="T270">шка</text:span> цвет<text:span text:style-name="T270">а</text:span> <text:span text:style-name="T270">пламени</text:span>, за котор<text:span text:style-name="T270">ой</text:span> следует взрыв <text:span text:style-name="T270">затем</text:span> звук падения, <text:span text:style-name="T271">издёвка</text:span> (может ли такое <text:span text:style-name="T270">случиться ненароком</text:span>?) обратимо<text:span text:style-name="T271">го</text:span> процесса: кажд<text:span text:style-name="T271">ой</text:span> из них Господь <text:span text:style-name="T271">узаконивает</text:span> своё Государство, а мы, <text:s/>не <text:span text:style-name="T271">способные</text:span> его <text:span text:style-name="T271">обнаружить</text:span>, ни даже <text:span text:style-name="T271">понять</text:span>, начинаем думать о смерти не чаще, <text:span text:style-name="T272">право же</text:span>, чем <text:span text:style-name="T272">прежде</text:span>… и, не в силах пред<text:span text:style-name="T273">видеть их появление,</text:span> <text:s/>не <text:span text:style-name="T273">у</text:span>мея сби<text:span text:style-name="T273">ва</text:span>ть, держимся на притворстве, как <text:span text:style-name="T273">и </text:span>во времена <text:span text:style-name="T273">без </text:span>Блицев. Когда это <text:span text:style-name="T274">и в правду </text:span>происходит, отделываемся словом «случай». Или так <text:span text:style-name="T274">уж </text:span>нас у<text:span text:style-name="T274">бед</text:span>или. <text:span text:style-name="T275">Е</text:span>сть <text:span text:style-name="T275">такие </text:span><text:soft-page-break/>уровни, <text:span text:style-name="T275">где</text:span> случайность едва различима. <text:span text:style-name="T275">А</text:span> для таких работников как Роджер Мехико, это музыка, до<text:span text:style-name="T276">воль</text:span>но величавая, <text:span text:style-name="T275">все </text:span>эти серии степеней <text:s/></text:p>
      <text:p text:style-name="P229"><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76">енно</text:span> ракетопопаданиями в квадрат, распределение Поиссона определяет не только эти уничтожения, <text:span text:style-name="T276">от </text:span>которых никто не <text:span text:style-name="T276">в силах</text:span> <text:span text:style-name="T276">у</text:span>бежать, но и несчастные случаи при верховой езде, группы крови, радиоактивный распад, количество воен за год…. </text:p>
      <text:p text:style-name="P135">Пойнтсмен стоит у окна, его неясно отражённое лицо про<text:span text:style-name="T27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78">изредка</text:span> поэтические <text:span text:style-name="T278">приступы</text:span> Маэстро, просто бумага, тебе это ни к чему, Книга и жуткое проклятье… пока не поздно… Да, отступись, п<text:span text:style-name="T278">ади</text:span> на колен<text:span text:style-name="T278">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78">Разваливается</text:span> как <text:span text:style-name="T278">в наползающей </text:span>простуд<text:span text:style-name="T27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7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7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78">Ему</text:span> <text:span text:style-name="T278">даже</text:span>, в общем, <text:span text:style-name="T278">понятно</text:span> из-за чего: он <text:span text:style-name="T279">вызывает </text:span>жут<text:span text:style-name="T279">ь</text:span>. И <text:s/>даже <text:span text:style-name="T279">сам </text:span>чувствует, обычно, в какие моменты он <text:span text:style-name="Emphasis">становится</text:span> жутким—<text:span text:style-name="T279">та</text:span> определённая расстановка мускулов его лица, <text:span text:style-name="T279">и ощущает</text:span> испарин<text:span text:style-name="T279">у</text:span>… но с этим, похоже, ему уж ничего не поделать, <text:span text:style-name="T279">не получается</text:span> даже долго <text:span text:style-name="T27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79">уж</text:span> хотел<text:span text:style-name="T279">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13">вам </text:span>пожалуйста, <text:span text:style-name="T31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7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79">я</text:span>… это вам не просто <text:span text:style-name="T279">сплошняк из</text:span> рубиновы<text:span text:style-name="T279">х</text:span> соск<text:span text:style-name="T279">ов</text:span> и чёрно-кружевны<text:span text:style-name="T280">х</text:span> пеньюар<text:span text:style-name="T280">ов</text:span>, знаете ли. <text:span text:style-name="T280">Существуют неприметные</text:span> входы в комнаты с запахом бумаги, негласные голосования в <text:span text:style-name="T280">каком-то</text:span> Комитете, или <text:span text:style-name="T28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80">х</text:span>, лучши<text:span text:style-name="T280">х</text:span> люд<text:span text:style-name="T280">ей</text:span> вы<text:span text:style-name="T280">дёргивает</text:span> Смерть, имеется дверь, что мерещилась ему так часто в одиноких Тезеевых скитаний вдоль полиров<text:span text:style-name="T281">ки</text:span> коридоров лет: выход <text:span text:style-name="T28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82">как бы</text:span> даже чувствует затуха<text:span text:style-name="T282">ние</text:span> контур<text:span text:style-name="T282">ов</text:span> в коре <text:span text:style-name="T282">сво</text:span>его мозга, отправ<text:span text:style-name="T282">ка</text:span> <text:span text:style-name="T282">на</text:span> вечн<text:span text:style-name="T282">ый покой</text:span> част<text:span text:style-name="T282">ей</text:span> того, кто уж там содержался, <text:span text:style-name="T282">заполнение</text:span> нетронут<text:span text:style-name="T282">ой</text:span> хими<text:span text:style-name="T282">ей</text:span>.... </text:p>
      <text:p text:style-name="Text_20_body">Кевин Спектро не проводил тако<text:span text:style-name="T283">е же, как у него,</text:span> чётко<text:span text:style-name="T283">е</text:span> разграничени<text:span text:style-name="T283">е</text:span> <text:s/>между Внешним и Внутренним. Тому кора представлялась <text:s/>орган<text:span text:style-name="T283">ом</text:span>-интерфейс<text:span text:style-name="T283">ом</text:span>, посредник<text:span text:style-name="T283">ом</text:span> между тем и <text:span text:style-name="T283">тем</text:span>, но <text:span text:style-name="T283">также </text:span>и<text:span text:style-name="Emphasis"> часть</text:span><text:span text:style-name="Emphasis"><text:span text:style-name="T283">ю</text:span></text:span><text:span text:style-name="Emphasis"> каждого</text:span>. «<text:span text:style-name="T283">Увидев</text:span> как оно <text:span text:style-name="T283">на</text:span> самом деле»,– спросил он однажды,– «<text:span text:style-name="T283">разве мы </text:span><text:s/>можем, любой из нас, оста<text:span text:style-name="T283">ва</text:span>ться <text:s/>отдел<text:span text:style-name="T283">ёнными</text:span>». Он <text:span text:style-name="T28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84">м </text:span>направлен<text:span text:style-name="T284">ии</text:span>, к нулю, в ожидании превра<text:span text:style-name="T284">щения</text:span> в последнего из уходящих… <text:span text:style-name="T284">Успеет ли он</text:span>? <text:span text:style-name="T284">Ему надо</text:span> выжить… <text:span text:style-name="T284">добиться</text:span> Преми<text:span text:style-name="T284">и</text:span>, не для <text:span text:style-name="T284">личной</text:span> славы, нет—а исполнить обещание человеческому полю из семи, в которым был и он когда-то, <text:span text:style-name="T284">ради</text:span> те<text:span text:style-name="T284">х,</text:span> кто не дотянул.... Кадр среднего плана, он сам в освещении сзади, <text:span text:style-name="T284">в одиночестве</text:span> перед высоким окном <text:s/>Гранд-Отел<text:span text:style-name="T28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84">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84">отлёт</text:span>, <text:span text:style-name="T284">с </text:span>воп<text:span text:style-name="T284">лями</text:span>, как Коммандос, давая выход всему наконец-то—некий поистине чудный взлёт жизни внутри него, в первый и <text:span text:style-name="T284">единственный</text:span> раз, когда лицо об<text:span text:style-name="T28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85">здвинувшихся в нём далей</text:span>, жесток<text:span text:style-name="T285">ая</text:span> мужественность которых изумляют его самого).... То <text:soft-page-break/>было сном. Обстановка, лицо переменились, <text:span text:style-name="T285">почти ничего</text:span> кроме последовательности, что шло за чем, <text:span text:style-name="T285">не </text:span>удержалось после первой чашки кофе и сплюснутой зеленоватой таблетки Бензедрина. <text:span text:style-name="T285">Что-то похожее</text:span> на широкую стоянку грузовиков перед рассветом, <text:s/>свеже-пробрызганная мостовая <text:span text:style-name="T285">отливает</text:span> жирно-коричневыми, брезентоверхие оливковые грузовики стоят, <text:span text:style-name="T285">в </text:span>кажд<text:span text:style-name="T285">ом</text:span> сво<text:span text:style-name="T285">я</text:span> тайн<text:span text:style-name="T28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86">главное в</text:span> поворот<text:span text:style-name="T286">е</text:span> лица, <text:span text:style-name="T286">во </text:span>встреч<text:span text:style-name="T28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86">скачками</text:span> вдоль сумеречных набережных каналов забитых отбросами войны, взрывы ракет всякий раз <text:span text:style-name="T28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86">о</text:span> собаки мягко <text:span text:style-name="T286">полощется</text:span>, в <text:span text:style-name="T287">куполе</text:span> черепа ярко<text:span text:style-name="T286">е</text:span> отраж<text:span text:style-name="T286">ение</text:span> зимни<text:span text:style-name="T286">х</text:span> облак<text:span text:style-name="T28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87"> </text:span>не удаётся <text:span text:style-name="T287">ему </text:span>избежать до конца, потому что как всегда Райхсзигер <text:span text:style-name="T287">упорствует</text:span>, возглавляя, спокойный, неотменимый, <text:s text:c="2"/>за ним <text:span text:style-name="T287">ему буквально <text:s/>приходится гнаться, вновь и вновь</text:span> возвращаться <text:span text:style-name="T287">к погоне</text:span> в лихорадочном рондо, пока наконец они на склоне холма в конце долгого дня <text:span text:style-name="T287">срочных </text:span>донесений <text:span text:style-name="T287">фронтов</text:span> Армагеддона, среди алых сугробов буганвиллии, золотисты<text:span text:style-name="T287">х</text:span> троп<text:span text:style-name="T287">ов</text:span>, где вздымается пыль, столбы дыма над <text:span text:style-name="T288">далями </text:span>паучь<text:span text:style-name="T288">его</text:span> город<text:span text:style-name="T288">а</text:span>, который они пересекли, голоса в воздухе <text:span text:style-name="T288">оповещают</text:span>, что Южная Америка испепелена, небо над Нью-Йорком мерцает багрово от новейшего всё с<text:span text:style-name="T28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8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8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89">же</text:span> б<text:span text:style-name="T289">удучи</text:span> доктором <text:span text:style-name="T289">он так и</text:span> не развил рефлексов на определённые раздражители? Ему лучше знать: он знает, <text:span text:style-name="T28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9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90">и все наши гипотезы верны</text:span>, и <text:span text:style-name="T290">многое другое</text:span>. К чему бы мы ни пришли, нельзя сомневаться, что он, физиологически, исторически, выродок. Нам ни в коем случае нельзя <text:span text:style-name="T290">утратить</text:span> контроль. Мысль о нём затерявшемся в мире людей, после войны, наполняет меня глубоким ужасом, от которого не могу избавиться….» </text:p>
      <text:p text:style-name="P162"><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3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91">е</text:span>жданно заговорил через Эвентира, так негромко, что Норе едва удавалось расслышать хоть что-нибудь, даже чья именно душа вошла и <text:span text:style-name="T291">пользуется</text:span> <text:span text:style-name="T29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9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91">а</text:span> туфли и кремово-жёлтого цилиндрика, что крошился по поверхности, не выпуская его ни на миг, нарисовала пятиконечную звезду на асфальте, <text:span text:style-name="T291">несколько</text:span> в<text:span text:style-name="T29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9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91">с</text:span>сч<text:span text:style-name="T291">ёт</text:span>ное множество раз с тех пор как явился в «Белое Посещение», и всё нормально-штатно за исключением, о, <text:span text:style-name="T292">всего </text:span>один или, <text:span text:style-name="T29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9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92">было бы </text:span>невозможно <text:span text:style-name="T292">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92">вот</text:span> этот Черикок, с виду нормальный увалень, может чуть толстоват, начинает <text:span text:style-name="T29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92">с</text:span>говорились не докладывать—ничего такого, что наруш<text:span text:style-name="T29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93">умудряется посылать</text:span> голоса <text:span text:style-name="T293">на диски</text:span> или в <text:span text:style-name="T293">записывающее устройство</text:span> на расстоянии во много миль не <text:span text:style-name="T293">издавая звуков</text:span> и физически не прикасаясь к оборудованию? <text:span text:style-name="T293">Что за динамики</text:span> нач<text:span text:style-name="T29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9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9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93">по сей день</text:span>—когда имеются послания для передачи—даже Сачса занервничал.... </text:p>
      <text:p text:style-name="Text_20_body">С недавних пор, всё словно бы <text:span text:style-name="T293">подчинено</text:span> нек<text:span text:style-name="T294">оей</text:span> эфемерн<text:span text:style-name="T294">ой</text:span> Программ<text:span text:style-name="T29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9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9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9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9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9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95">выходит</text:span> <text:span text:style-name="T295">т</text:span>ак <text:span text:style-name="T295">будто</text:span> поддающееся нашим измерениям тело всего лишь обрывок <text:span text:style-name="T295">такой</text:span> программы <text:span text:style-name="T29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9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95">об </text:span>это<text:span text:style-name="T295">м</text:span> в ходе инструктажа. </text:p>
      <text:p text:style-name="Text_20_body">– <text:span text:style-name="T295">С</text:span>казать мне что? </text:p>
      <text:p text:style-name="Text_20_body">– То же самое, что когда-то было сказано и мне. Мы передаём это, от поколения к поколению. (<text:span text:style-name="T295">Ей не подворачивается постороннего</text:span> занятия, как-то прикрыться им. Мы чувствуем, что для неё это <text:span text:style-name="T295">всё </text:span>ещё не стало рутиной. Из благовоспитанности, она <text:span text:style-name="T29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96">минуешь</text:span>. Разве нет…? </text:p>
      <text:p text:style-name="Text_20_body">– Заморские пейзажи, о, да, и я так думала—необычные формирования, <text:span text:style-name="T296">взгляд</text:span> в<text:span text:style-name="T296">о</text:span> <text:span text:style-name="T296">Внешнюю</text:span> Луч<text:span text:style-name="T296">езарность</text:span>. Но всё это из нас, пойми. Миллионов нас, изменённых, чтоб стать интерфейсом, ороговеть, не чувствовать и <text:span text:style-name="T29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96">далеке</text:span>, но у нас есть дом! (В ответ молчание.) Вернуться туда! Не наверх в интерфейс. Обратно в ЦНС! </text:p>
      <text:p text:style-name="Text_20_body">– (Спокойно) Так<text:span text:style-name="T29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96">податливые</text:span> шкуры, тик натёртый лимоном, <text:span text:style-name="T296">вздымающиеся</text:span> извивы благовоний, яркая оптическая медь, <text:span text:style-name="T296">поблёкшие</text:span> Центрально-Азиатские ковры, алые с золот<text:span text:style-name="T29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96">проникает</text:span> сквозь стебли филоденронов и разлапистых листьев <text:span text:style-name="T296">схвативших</text:span> в пригоршню <text:span text:style-name="T296">гаснущий</text:span> исход заката, <text:span text:style-name="T296">проскальзывает</text:span> умиротворённо жёлтым по резной стали пряжек на её <text:span text:style-name="T296">лодыжках,</text:span> полосками по бокам и вниз высоких каблуков её туфлей из патентованной кожи, <text:span text:style-name="T296">на</text:span>полированной до утраты цвета вообще, <text:span text:style-name="T29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97">скатывается прочь</text:span> по <text:soft-page-break/>ним и снова возвращается к их беззащитному тылу. Запахи тлеющег<text:span text:style-name="T29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9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97">всякой</text:span> человеч<text:span text:style-name="T29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97">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97">считает</text:span>, каждый тоже может видеть. Каждый из нас просматрива<text:span text:style-name="T29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97">н</text:span>ые профили военного персонала и молодых дам окаймляют края облаков: мужественный креп экспедиционной пилотки <text:span text:style-name="T297">бороздит</text:span> вперёд темнот<text:span text:style-name="T29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9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9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3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98">приятия дня</text:span> не гнева, но окончательного безразличия.... О себе <text:span text:style-name="T298">же </text:span>он знает, что способен <text:span text:style-name="T29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98">всё это звучит </text:span><text:s/>сквозь прорези и отвороты потрёпанной итальянской перчатки… ангел Молотилы Сэнт-Блейза, и <text:span text:style-name="T298">на йоту</text:span> не вымышленный, подыма<text:span text:style-name="T298">вш</text:span>ийся над Любеком в то пред-пасхальное воскресенье с ядовито-зелёными куполами у него под ступнями, неотвязный перекрёстный <text:span text:style-name="T298">раз</text:span>лёт красных черепиц мечущихся вверх и вниз с тысяч <text:span text:style-name="T298">заострённых</text:span> крыш, а бомбардировщики грудятся и пикируют, Балтика уже затерялась за занавесью дыма <text:span text:style-name="T29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99">словно</text:span> ветер в мачтах, обрывках, кроватных пружинах или тарелках антенн флотов зимующих в доках… но только <text:span text:style-name="T29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99">набрать высоту</text:span>, <text:span text:style-name="T299">прекратить бить </text:span><text:s/>по земле <text:span text:style-name="T299">ради</text:span> удар<text:span text:style-name="T299">а</text:span> по небу…. </text:p>
      <text:p text:style-name="P73">Капитан эскадрильи Сэнт-Блейз не включил описание этого ангела в свой <text:span text:style-name="T299">служебный</text:span> <text:span text:style-name="T299">рапорт</text:span>, опрашивающая его офицер ВААФ была известна на базе как драконша буквоедка худшего сорта <text:span text:style-name="T29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9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9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99">декадансу</text:span>, который его кормил и одевал. Унесённый насильно в 1930 ударом полицейской дубинки во время уличного шествия в Не<text:span text:style-name="T299">в</text:span>кёльне, он теперь сентиментально вспоминает вечера <text:span text:style-name="T30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0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0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00">остаётся</text:span> памяти: никаких личных отметок. Ему приходится читать об<text:span text:style-name="T300">о всём</text:span> <text:span text:style-name="T300">в</text:span> запис<text:span text:style-name="T300">ях</text:span> других, слушать диски. <text:span text:style-name="T300">И</text:span> значит он должен <text:span text:style-name="T300">полагаться на</text:span> други<text:span text:style-name="T30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00">его</text:span> воспит<text:span text:style-name="T300">ывали </text:span>в христианской, Западно-Европейской вере в <text:span text:style-name="T300">гла</text:span>венствующую роль своего «сознательного» с его воспоминаниями, всё прочее счита<text:span text:style-name="T30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01">о</text:span>, как ему казалось, дожидавши<text:span text:style-name="T30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63"><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3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03">что</text:span> за долгие годы достиг какой-никакой <text:span text:style-name="Emphasis">détente </text:span>с воздухом, <text:span text:style-name="T30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0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0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0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03">жажды</text:span> смерти, ракетного мистицизма—им такой и нужен, как Франц. Они-то уж знают как этим <text:span text:style-name="T303">вос</text:span>пользоваться. Знают как использовать почти кого угодно. Что станет с теми, кого использовать не получа<text:span text:style-name="T303">е</text:span>тся? </text:p>
      <text:p text:style-name="Text_20_body">Руди, Ваня, Ребекка, мы тут как <text:span text:style-name="T30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08">разбита</text:span>. </text:p>
      <text:p text:style-name="Text_20_body"><text:span text:style-name="T30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04">ей</text:span> или меньш<text:span text:style-name="T304">ей</text:span> <text:span text:style-name="T30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04">встречается</text:span>. <text:span text:style-name="T304">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04">позволяла</text:span> ей кончить. <text:span text:style-name="T30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04">всякие</text:span> нежности между ними (в настоящее время она пускала в грёзы и других мужчин)—но одиночества тоже прибавилось. <text:span text:style-name="T304">Однако,</text:span> морщины её не скоро <text:span text:style-name="T304">ещё углубятся</text:span>, её рот не выучился становиться твёрже того выражения, которым она <text:span text:style-name="T304">и</text:span> саму себя <text:span text:style-name="T30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0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0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0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0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05">т</text:span>, всхрипыва<text:span text:style-name="T305">ют</text:span>, <text:span text:style-name="T305">стонут</text:span>… <text:span text:style-name="T1">Я знаю, что можно кончать вместе</text:span>… <text:span text:style-name="T305">и</text:span> Лени просыпается одна—Еврейка уже в <text:soft-page-break/>какой-то другой из здешних комнат—никогда не <text:span text:style-name="T305">могла </text:span>ул<text:span text:style-name="T305">овить</text:span> момент, <text:span text:style-name="T30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05">различить разборчиво</text:span>, она увидела, там, на одном из краёв, смотр<text:span text:style-name="T305">ит</text:span> вниз на неё… Да, это <text:span text:style-name="T30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05">ведь </text:span>Зигги рядом проплыл, по-собачьи, мы звали его «<text:span text:style-name="T305">Тролль</text:span>», он с т<text:span text:style-name="T305">ой</text:span> пор<text:span text:style-name="T305">ы</text:span> даже <text:span text:style-name="T30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05">пособницы</text:span> Любви…. </text:p>
      <text:p text:style-name="Text_20_body">В Лени, сейчас, ничто не выдаёт её долгое занятие профессией, ничто. Она <text:span text:style-name="T305">всё </text:span>то <text:span text:style-name="T30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06">ч</text:span>ка… <text:span text:style-name="T306">некоторые из</text:span> камн<text:span text:style-name="T306">ей</text:span> в стене были белыми как мука… может она его <text:span text:style-name="T30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06">трубил</text:span> Зигги своим ускоренным голос<text:span text:style-name="T30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06">лись под конец</text:span>, приход<text:span text:style-name="T306">или</text:span> с экзотической едой и винами, с новыми наркотиками, намного проще и честнее в вопросах секса. Никто не <text:span text:style-name="T30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06">иногда </text:span>даже к<text:span text:style-name="T306">ак</text:span> сидит <text:span text:style-name="T30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06">приложить к</text:span> её лиц<text:span text:style-name="T306">у</text:span>…. </text:p>
      <text:p text:style-name="Text_20_body">Ранним вечером на многоярусных балконах, террасах, слушатели <text:span text:style-name="T306">плотными</text:span> группа<text:span text:style-name="T30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06">церемониальности</text:span>, Президент, посреди <text:span text:style-name="T30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07">военные</text:span> заводы, мы утопим всё вооружение в море. Мне тошно от войны. Мне тошно просыпаться каждое утро <text:span text:style-name="T307">боясь</text:span> погибнуть». И вдруг ста<text:span text:style-name="T307">новится</text:span> невозможным ненавидеть его <text:span text:style-name="T30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39">Невероятно весело в бассейнах, среди друзей. <text:span text:style-name="T309">Настоящее</text:span> веселье: течение диалектических процессов не способно вызывать такой в<text:span text:style-name="T309">сплеск</text:span> в сердце. Каждый становится любовью.... </text:p>
      <text:p text:style-name="Text_20_body"><text:span text:style-name="T91">армия любовников может быть побеждена</text:span>. </text:p>
      <text:p text:style-name="Text_20_body">Руди и Ваня затеяли спор об уличной тактике. Где-то кап<text:span text:style-name="T309">а</text:span>ет вода. Улица на<text:span text:style-name="T309">стига</text:span>ет, даёт <text:span text:style-name="T309">знать о</text:span> себ<text:span text:style-name="T309">е</text:span> повсюду. Лени <text:span text:style-name="T309">известно</text:span> это и ненави<text:span text:style-name="T30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09">эт</text:span>ого, но возможно уже слишком поздно. Франц—Франц никогда не выходил на улицу надолго. <text:span text:style-name="T309">Вечно</text:span> какие-<text:span text:style-name="T30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09">чётко на своём месте</text:span>, вспых коленок под жемчужной юбкой, когда девушка в косынке склоняется <text:span text:style-name="T309">ухватит</text:span>ь булыжник, мужчин<text:span text:style-name="T309">у</text:span> в чёрном костюме и коричневой безрукавке <text:span text:style-name="T309">сграбастали</text:span> полицейски<text:span text:style-name="T30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10">увернуться от</text:span> <text:span text:style-name="T310">бегущего</text:span> демонстранта, <text:span text:style-name="T310">косится</text:span> поверх лацкана как-ты-посмел или <text:span text:style-name="T31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10">мельче</text:span> и <text:span text:style-name="T31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1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10">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10">одят</text:span>,– защищалась она,– не причин<text:span text:style-name="T31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10">начал</text:span> снисходительн<text:span text:style-name="T31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1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10">г</text:span> <text:span text:style-name="T31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1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11">человеческие </text:span>фигуры в костюмах, свитерах, пальто, наблюдавши<text:span text:style-name="T311">е</text:span> из бункеров или траншей. Это была ракета на своём стенде: статичное испытание. </text:p>
      <text:p text:style-name="Text_20_body">Звук начал <text:span text:style-name="T31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11">чиркают</text:span> по влажным бумажным салфеткам, говорят все <text:span text:style-name="T311">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1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4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73"><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64"><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4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1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14">от</text:span> <text:span text:style-name="T314">боязни</text:span>, как все надежды, <text:span text:style-name="T31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1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1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15">Гвенхидви</text:span> любитель выпить, в основном <text:span text:style-name="T31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15">с </text:span>корня<text:span text:style-name="T315">ми</text:span> валериана, бородавочника и орхидей, <text:span text:style-name="T315">со всем, </text:span>что только подвернётся, честно <text:span text:style-name="T31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1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15">Гвенхидви</text:span> есть больные с <text:span text:style-name="T31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15">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1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1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16">чтобы</text:span> хотя бы <text:s/>улыбнуться Гвенхидви <text:span text:style-name="T316">не</text:span> сопрово<text:span text:style-name="T316">ждая объяснительной</text:span> реч<text:span text:style-name="T316">ью</text:span>, <text:span text:style-name="T316">что сведёт</text:span> улыбку <text:span text:style-name="T31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17">по ходу донимая Эстеллу</text:span> <text:span text:style-name="T317">сноровистыми</text:span> шл<text:span text:style-name="T317">епками</text:span>-щекот<text:span text:style-name="T317">ульками</text:span>, <text:span text:style-name="T31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1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17">по У</text:span>айтхолл<text:span text:style-name="T31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1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1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18">ощупью</text:span> искать себя в окне? Наверное, мохнатый Валлиец совсем слетел с катушек? </text:p>
      <text:p text:style-name="P83">– Ты <text:s/>их не видишь,– <text:span text:style-name="T31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18">лишь</text:span> <text:span text:style-name="T318">выписывать</text:span> их, из госпиталя. Обратно в это? Здесь тоже вполне могла быть Европа, <text:span text:style-name="T318">с бит-вами</text:span>, дребез-г<text:span text:style-name="T318">ам</text:span>и и вытаскивать их до мини-мального уровня, чтоб<text:span text:style-name="T318">ы</text:span> <text:span text:style-name="T318">бойня </text:span>продолжа<text:span text:style-name="T318">сь</text:span>? </text:p>
      <text:p text:style-name="Text_20_body">– Так ты не знал, что идёт война?– За это Пойнтсмен<text:span text:style-name="T318">у</text:span>, вместе с чашкой чая, <text:span text:style-name="T318">уделяется</text:span> <text:span text:style-name="T321">жуткая</text:span> <text:span text:style-name="T32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19">лучше</text:span>, <text:span text:style-name="T319">чем</text:span> может знать Пойнтсмен, что это часть <text:span text:style-name="T319">течения</text:span> дня: сидеть в этой подлой комнате и <text:span text:style-name="T319">выкрикивать</text:span> в такую вот глухоту: что <text:span text:style-name="T319">мистер </text:span>Пойнтсмен <text:span text:style-name="T319">может</text:span> лишь играть самого же себя—стил<text:span text:style-name="T31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20">оттиснуты глубже на</text:span> сушу. <text:span text:style-name="T321">Но</text:span> вот в Лондоне, <text:span text:style-name="T321">наличествует</text:span> градиент зловредности, а? <text:span text:style-name="T32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21">хоть </text:span>какой-то тот или другой определённый образ. Политический, нет. Если Городу Параноику что-то приснится, нам <text:span text:style-name="T32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2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21">шь</text:span> своего друга Мехико? Посмотри<text:span text:style-name="T321">шь</text:span> на плотности по его карте? восток, восток и к югу от реки тоже, где <text:span text:style-name="T321">проживают</text:span> все блохи, вот <text:span text:style-name="T32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2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23">к</text:span> темноте, <text:span text:style-name="T323">группа</text:span> громадных <text:span text:style-name="T32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23">тащатся</text:span> следом как сопрово<text:span text:style-name="T321">ждение морских</text:span> конво<text:span text:style-name="T321">ев</text:span>. Ночью, в очень поздние затишья между бомбовозами, огнём зениток и попаданиями ракет, их можно услышать, громк<text:span text:style-name="T321">о</text:span> как мыши, <text:span text:style-name="T321">прогрызают</text:span> бумажные пакеты Гвенхидви, оставляя полосы и отпечатки говна такого же цвета, как сами. <text:span text:style-name="T322">Им</text:span>, <text:span text:style-name="T322">как видно,</text:span> не слишком <text:span text:style-name="T32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22">а</text:span>ть твёрдые интерфейсы, потому что они <text:span text:style-name="T322">старатели единения</text:span>, видишь ли. Рождественские жуки. Они сидели глубоко в соломе яс<text:span text:style-name="T32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22">С</text:span>паситель <text:span text:style-name="T322">твой</text:span>, <text:s/>понимаешь.... </text:p>
      <text:p text:style-name="P165"><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42">В аквариуме две рыбки за<text:span text:style-name="T32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2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93">Пусть ничего вас не тревожит,</text:p>
      <text:p text:style-name="P194">Тогда увидим мы, быть может </text:p>
      <text:p text:style-name="P193">Что-то, что вам не заметно пока— </text:p>
      <text:p text:style-name="P193">Большое, злючее, колючее </text:p>
      <text:p text:style-name="P193">тянется вцепиться вам в бока </text:p>
      <text:p text:style-name="P193">О, садовнику сегодня радуга нужна, </text:p>
      <text:p text:style-name="P194">Мусорщик свой галстук нагладил, повязал. </text:p>
      <text:p text:style-name="P193">И каждый идёт и песенку поёт </text:p>
      <text:p text:style-name="P193">Вместе с круглым лицом в небесах. Ах! </text:p>
      <text:p text:style-name="P193"/>
      <text:p text:style-name="P193">Прекрасный в небе дом из полиэтилена </text:p>
      <text:p text:style-name="P193">Кегли из платины у тебя в руках— </text:p>
      <text:p text:style-name="P193">О, мамочка твоя толстенный пулемёт из теста, </text:p>
      <text:p text:style-name="P193">А папа страшный молодец-премолодец </text:p>
      <text:p text:style-name="P227">(Шёпотом и стакатто): </text:p>
      <text:p text:style-name="P193">О, менеджер посасывает трубку, </text:p>
      <text:p text:style-name="P193">Банкиры поедают своих жён, </text:p>
      <text:p text:style-name="P194">Весь мир <text:span text:style-name="T326">пошёл </text:span>вверх дном, пляшет под оркестры </text:p>
      <text:p text:style-name="P194">Проверь свои карманы и получи сюрприз твой наконец— </text:p>
      <text:p text:style-name="P193"/>
      <text:p text:style-name="P193"> Карманы выверни сюр-приз свой получи: </text:p>
      <text:p text:style-name="P193"><text:soft-page-break/> В них абсо-лютно ни души, в них пусто очень! </text:p>
      <text:p text:style-name="P193"> Погасли лампы над ступеньками в ночи, </text:p>
      <text:p text:style-name="P193">  Сезон для ламп прошёл и бал окончен… </text:p>
      <text:p text:style-name="P193"> А где-то на пляже <text:span text:style-name="T326">шёпот</text:span> пальм и <text:span text:style-name="T326">морская </text:span>природа, </text:p>
      <text:p text:style-name="P193"> Спасатель не пере-стаёт вздыхать, </text:p>
      <text:p text:style-name="P193"> И голоса—это Парень и Девушка Года, </text:p>
      <text:p text:style-name="P193"> Детишки, которым надо научится умирать…. </text:p>
      <text:p text:style-name="P193"/>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2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26">с</text:span>, в котором живые души не по своей воле становятся демонами, что в основном течении Западной магии носят имя Клиппото<text:span text:style-name="T32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26">такого </text:span>отца, который ещё не умер, человека, которого ты любишь и <text:span text:style-name="T32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26">кисти</text:span> Джессики, чтобы согреть их у себя на груди, чувствует их, ледяные, сквозь свитер и рубашку, при<text:span text:style-name="T32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2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27">иные</text:span> врем<text:span text:style-name="T32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28">превратится в</text:span> домашн<text:span text:style-name="T328">юю</text:span> <text:span text:style-name="T328">управляющую</text:span>, младш<text:span text:style-name="T328">его</text:span> партнёр<text:span text:style-name="T32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2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73">Слышишь, ангелы сходят с небес, трубя:</text:p>
      <text:p text:style-name="P173">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66"><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72" text:outline-level="3">2</text:h>
      <text:h text:style-name="P172" text:outline-level="3">Un Perm’ au Казино Герман Геринг<text:line-break/> </text:h>
      <text:p text:style-name="P222"><text:span text:style-name="Emphasis">Тебе достанется самый высокий, самый темноволосый ведущий актёр Голливуда.</text:span> </text:p>
      <text:p text:style-name="P235">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3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30">позыв</text:span> к первой сигарете—и, совсем <text:span text:style-name="T330">уж</text:span> ненормально, всё ещё дожидаясь грохота первой ракеты, что положит начало дню. Зная всё <text:span text:style-name="T33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3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173">Англичанин застенчив очень, <text:span text:style-name="T331">повторю вам снова,</text:span></text:p>
      <text:p text:style-name="P195">Это вам не Ка-за-но-ва,</text:p>
      <text:p text:style-name="P195">Где надо дам раскрутить, </text:p>
      <text:p text:style-name="P195">Американцы впереди— </text:p>
      <text:p text:style-name="P195"/>
      <text:p text:style-name="P195">(Тантиви): — У англичанина нет той </text:p>
      <text:p text:style-name="P195"><text:soft-page-break/>Удали заатлантической, </text:p>
      <text:p text:style-name="P195">Что <text:span text:style-name="T331">дамам кажется</text:span> столь романтической, </text:p>
      <text:p text:style-name="P195">И притягательной такой… </text:p>
      <text:p text:style-name="P195"/>
      <text:p text:style-name="P195">(Блот): Янки многоженец с толпой своих подружек </text:p>
      <text:p text:style-name="P195">Не сможет смягчить лёд британских лиц, </text:p>
      <text:p text:style-name="P195">(Тантиви): Но он втайне их восхищает, </text:p>
      <text:p text:style-name="P195">Как, типа, эро-тич-ный Клаузевиц…. </text:p>
      <text:p text:style-name="P195"/>
      <text:p text:style-name="P195">(Вместе): А если б кто-то смог в себе объединить </text:p>
      <text:p text:style-name="P195">Американскую постельную техничность </text:p>
      <text:p text:style-name="P195">И внешности английской симпатичность, </text:p>
      <text:p text:style-name="P195">Ему б красотки все достались, в любое время дня и ночи </text:p>
      <text:p text:style-name="P195">Хотя мы знаем, что Англичанин застенчив очень. </text:p>
      <text:p text:style-name="P195"/>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3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3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3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3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32">зажатой во</text:span> рт<text:span text:style-name="T33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32">жмуря</text:span> глаза от рубахи, которая слегка мерцает в полумраке коридора.– Ну, хотя бы заправь её и покрой чем-нибудь. Вот, я даже одолжу тебе этот <text:span text:style-name="T33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3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3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43"><text:soft-page-break/>Они возникают в потоках солнечного света. Чайки <text:span text:style-name="T333">встре</text:span>чают <text:span text:style-name="T33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3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33">ел</text:span>ких отборных морских ракушек, тысячи их вмурованы в штукатурку, пурпурны<text:span text:style-name="T333">е</text:span>, <text:s/>коричневы<text:span text:style-name="T333">е</text:span>, розовы<text:span text:style-name="T333">е</text:span>, <text:span text:style-name="T333">взамен</text:span> большущ<text:span text:style-name="T333">ей</text:span> част<text:span text:style-name="T333">и</text:span> крыши (старая черепица всё ещё сложена штабелем возле Казино), созда<text:span text:style-name="T33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3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3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3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34">ч</text:span>ём наигромаднейший ёбаный осьминог из всех, что Слотроп видел не в кино, Джексон, <text:span text:style-name="T33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3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3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34">из</text:span> движени<text:span text:style-name="T33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3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35">Е</text:span>вропейских ртов: «Я совсем уж было задохнулась». </text:p>
      <text:p text:style-name="Text_20_body">– Э..э—вы не немка. </text:p>
      <text:p text:style-name="Text_20_body">Отрицательно встряхива<text:span text:style-name="T335">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35">беспричинной</text:span> хитрости в её лице… </text:p>
      <text:p text:style-name="Text_20_body">И вот тут, в пляжной компании с незнакомцами, начина<text:span text:style-name="T336">ет полязгивать</text:span> в каждом слове твёрдо-острый прищёлк <text:span text:style-name="T336">металла</text:span>, а свет, хотя по-прежнему такой же яркий, уже не <text:span text:style-name="T336">изливает</text:span> ясности… это Пуританский рефлекс выискивать иные расклады под покровом видимо<text:span text:style-name="T33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3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36">Мне так показалось</text:span>, потому что <text:span text:style-name="T33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3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67"><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67"><text:soft-page-break/></text:p>
      <text:p text:style-name="P14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3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3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38">как ему известно</text:span>, неспособные понять такое, а ещё меньше принять, как <text:span text:style-name="T338">и </text:span>он. Потому что, в конце концов, <text:span text:style-name="T338">возможно, это был всего лишь обрывок из</text:span> неоглядно<text:span text:style-name="T338">го</text:span>, патологическо<text:span text:style-name="T338">го</text:span> сн<text:span text:style-name="T338">а</text:span> Сталина. По крайней мере, <text:span text:style-name="T339">ему </text:span>оставалась физиология, <text:span text:style-name="T33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3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3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39">Приз</text:span>наки начала его не интересуют, ни даже знаки отходные… Когда мотор судна даёт полный вперёд, взбитая им вода взды<text:span text:style-name="T339">билась,</text:span> розовая <text:span text:style-name="T339">от</text:span> закат<text:span text:style-name="T33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3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3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39">вместе </text:span>с не<text:span text:style-name="T33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39">кто-то</text:span> из Шотландцев <text:span text:style-name="T339">поспешает</text:span> через комнату к роялю. Сезар Флеботомо подкручивает свои скользкие усы придать <text:span text:style-name="T33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91">балладу тантиви макер-мафика</text:span> </text:p>
      <text:p text:style-name="P196">Джин из Италии <text:span text:style-name="T340">под стать </text:span>проклять<text:span text:style-name="T340">ю</text:span> матери,</text:p>
      <text:p text:style-name="P196">А пиво Франции мерзкий антисептик, </text:p>
      <text:p text:style-name="P196">Испанский виски <text:span text:style-name="T340">может вы</text:span>пить лишь святой, </text:p>
      <text:p text:style-name="P196">Или хотя бы эпилептик. </text:p>
      <text:p text:style-name="P196">Белая молния пламя зажгла </text:p>
      <text:p text:style-name="P196"><text:soft-page-break/>Под бродильным чаном с отравой, </text:p>
      <text:p text:style-name="P196">От которой раскалывается голова, </text:p>
      <text:p text:style-name="P196">Но всё ни по чём его глотке бравой. </text:p>
      <text:p text:style-name="P196">(<text:span text:style-name="T1">Припев</text:span>): О—Тантиви <text:span text:style-name="T342">повсюду </text:span>напивался,</text:p>
      <text:p text:style-name="P196">С кем попадя и в любых местах, </text:p>
      <text:p text:style-name="P196">Пред выпивкой не молвит он «не буду», </text:p>
      <text:p text:style-name="P196">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196"><text:span text:style-name="T340">З</text:span>аматерел он в океанах грога,</text:p>
      <text:p text:style-name="P196">Где шатается поддатый кашалот, </text:p>
      <text:p text:style-name="P196">Он пол-морей избороздил, как сельскую дорогу, </text:p>
      <text:p text:style-name="P196">В любые бури он прёт вперёд. </text:p>
      <text:p text:style-name="P196">И в лондонский туман, и под солнцем Сахары, </text:p>
      <text:p text:style-name="P196">И<text:span text:style-name="T340">ли</text:span> на горных ледниках, под ветра вой, </text:p>
      <text:p text:style-name="P196">Будь хоть по самые завязки он затарен, </text:p>
      <text:p text:style-name="P196">Всегда готов он хряпнуть по одной. </text:p>
      <text:p text:style-name="P196"/>
      <text:p text:style-name="P197">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4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4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41">всего</text:span> лишь только вывеска. </text:p>
      <text:p text:style-name="Text_20_body">– Мы тут ещё <text:span text:style-name="T34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4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4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4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4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4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4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4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198">Мы всё ещё не целовались в страсти жаркой, </text:p>
      <text:p text:style-name="P198">Не мчались за луной, круша покой ночной, </text:p>
      <text:p text:style-name="P198">Когда утихли танцы </text:p>
      <text:p text:style-name="P198">Над тайною лужайкой… </text:p>
      <text:p text:style-name="P198"/>
      <text:p text:style-name="P198">Слишком рано, чтоб понять </text:p>
      <text:p text:style-name="P198">Была ли наша болтовня, </text:p>
      <text:p text:style-name="P198">Вздох или два тому назад, </text:p>
      <text:p text:style-name="P198">Не просто флирт, обычный флирт, </text:p>
      <text:p text:style-name="P198">Который унесётся прочь, </text:p>
      <text:p text:style-name="P198">Минует, как и эта ночь… </text:p>
      <text:p text:style-name="P198"> </text:p>
      <text:p text:style-name="P198">Как можно знать, </text:p>
      <text:p text:style-name="P198">Как угадать? </text:p>
      <text:p text:style-name="P198">Любовь готовит сети втайне, </text:p>
      <text:p text:style-name="P198">Не нам решать… </text:p>
      <text:p text:style-name="P198"/>
      <text:p text:style-name="P198">Быть может, </text:p>
      <text:p text:style-name="P198">Это начало радостной любви, </text:p>
      <text:p text:style-name="P198">И день вдруг превратится в ночь вращением Земли</text:p>
      <text:p text:style-name="P198">Милая, откуда же нам знать, </text:p>
      <text:p text:style-name="P198">Ещё так СЛИШКОМ РАНО, ЧТОБ ПОНЯТЬ. </text:p>
      <text:p text:style-name="P198"/>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4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45">Нис</text:span>падающие перья налипают им на кожу, пока бегают по спальне, её испятнанное тело постоянно увиливает, часто даже в этом свете, совсем <text:span text:style-name="T34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4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4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4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4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47">крупную</text:span> ступню в дву<text:span text:style-name="T347">х</text:span>цветном ботинке, кофе с индиго, исчезающем за дверью. Вбежав в спальню, он обнаруживает, что всё, в чём он <text:span text:style-name="T347">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47">коридора.</text:span> Скользкая простыня никак не хочет держаться. Она плещет, сползает, спадает под ноги. Вверх по ступеням, <text:span text:style-name="T347">через</text:span> две за шаг, лишь затем, чтоб найти наверху ещё один коридор, такой же пустой. Куда все запропастились? </text:p>
      <text:p text:style-name="P94">В <text:span text:style-name="T34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47">сам же он </text:span>к этому времени уже несётся туда. На лестнице он слышит шаги <text:span text:style-name="T348">спешащие </text:span><text:s/>вниз. Большой Пурпурный Змей с проклятьями ска<text:span text:style-name="T349">тывается на </text:span><text:s/>три пролёта следом <text:s/>и <text:span text:style-name="T349">через</text:span> дверь на маленькую террасу, <text:span text:style-name="T34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49">дальше уж</text:span> карабкаешься без проблем, как по приставной лестнице. И вот там, окружённый роскошным лиственным светом, Слотроп<text:span text:style-name="T350">у</text:span> не вид<text:span text:style-name="T350">но</text:span> дальше, чем на пару сучьев. Однако, дерево подрагивает, и<text:span text:style-name="T350">з чего</text:span> он делает вывод, что вор должен быть где-то тут. Упорно <text:span text:style-name="T350">взбирается</text:span> он дальше, простыня цепляется, рвётся, кожа исколота иглами, <text:s/><text:span text:style-name="T350">ис</text:span>царап<text:span text:style-name="T350">ана</text:span> кор<text:span text:style-name="T35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50">оказался</text:span> на сам<text:span text:style-name="T350">ой</text:span> верхушк<text:span text:style-name="T350">а</text:span> дерева и, вцепившись, <text:span text:style-name="T350">раскачивается</text:span> вместе с ней, наслажда<text:span text:style-name="T350">ется</text:span> прекрасным видом на гавань и сушу, акварельно син<text:span text:style-name="T350">ее</text:span> море, <text:span text:style-name="T350">с </text:span>барашками на гребнях волн, <text:span text:style-name="T350">со </text:span>штормом, что собирается на дальнем горизонте, <text:span text:style-name="T350">поглядывает на </text:span>макушк<text:span text:style-name="T350">и</text:span> людских голов, которые движутся далеко внизу. Ё-моё. Ниже, ствол дерева начинает <text:span text:style-name="T350">по</text:span>треск<text:span text:style-name="T350">ивать</text:span>, <text:s/>вибраци<text:span text:style-name="T350">я чувствуется и</text:span> тут, на <text:span text:style-name="T350">его</text:span> хрупком насесте. </text:p>
      <text:p text:style-name="P95">– О-о, эх…– Тот <text:span text:style-name="Emphasis">прохиндей</text:span>. <text:span text:style-name="T354">На</text:span> дерев<text:span text:style-name="T354">е</text:span> он <text:span text:style-name="T350">по</text:span>лез <text:span text:style-name="Emphasis">вниз</text:span>, а не наверх! Теперь он где-то там внизу, наблюдает! Они знали, что Слотроп <text:span text:style-name="T35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51">на</text:span>дпилили ствол почти напрочь <text:span text:style-name="T351">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51">Но</text:span> тут верхушка обламывается и, с великим шелестом и <text:span text:style-name="T351">треском</text:span>, смерч тёмных веток с иголками <text:span text:style-name="T351">крошит</text:span> его на пару тысяч острых <text:span text:style-name="T351">нис</text:span>падающих <text:span text:style-name="T351">осколков</text:span>, вниз валится Слотроп, <text:span text:style-name="T351">перефутболиваемый</text:span> <text:span text:style-name="T351">от</text:span> ветки <text:span text:style-name="T351">к</text:span> ветк<text:span text:style-name="T35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51">в </text:span>шляпах с цветочками. Они играют в кр<text:span text:style-name="T352">о</text:span>кет. Похоже, Слотроп <text:span text:style-name="T351">шмякнется</text:span> где-то <text:span text:style-name="T351">среди них</text:span>. Он закрывает глаза и пытается представить тропический остров, надёжную комнату, где ничего <text:span text:style-name="T351">подобного</text:span> не может <text:span text:style-name="T351">произойти</text:span>. Откры<text:span text:style-name="T351">л он</text:span> их в момент удара о <text:span text:style-name="T351">землю</text:span>. В глубокой тиши<text:span text:style-name="T351">не</text:span>, прежде, чем он <text:span text:style-name="T351">успел </text:span>даже почувствова<text:span text:style-name="T351">ть</text:span> боль, раздаётся громкий цок удара деревом по дереву. Ярко-жёлтый полосатый шар про<text:span text:style-name="T351">носи</text:span>тся за дюйм от носа Слотропа и исчезает из виду, секундой позже <text:span text:style-name="T35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51">по направлению</text:span> направлении, а возможно и сквозь, Слотропа. </text:p>
      <text:p text:style-name="Text_20_body">– С кем вы говорите, Генерал? </text:p>
      <text:p text:style-name="Text_20_body">– С эт<text:span text:style-name="T351">ой</text:span> вот <text:span text:style-name="T35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52">ую</text:span>-нибудь «<text:span text:style-name="T35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5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5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5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46">Грёбанное</text:span> У.П.О.К., они там <text:span text:style-name="T34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47">В безлюдьи полуденного затишья, <text:span text:style-name="T35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56">черенками</text:span> перевёрнуты <text:span text:style-name="T35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56">безутайных</text:span> и явных признаков азартной игры на удачу. Занятие <text:span text:style-name="T356">тут</text:span> иное, более реальное, менее жалостливое, систематически скры<text:span text:style-name="T35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56">застенчивые</text:span> юноши <text:span text:style-name="T356">с</text:span> пастушк<text:span text:style-name="T356">ам</text:span>и, <text:s/>туманя<text:span text:style-name="T356">щаяся</text:span> листва, всплес<text:span text:style-name="T356">к</text:span> шарф<text:span text:style-name="T356">иков</text:span>…. Отовсюду <text:span text:style-name="T35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173">О, МИР ТАМ, он</text:p>
      <text:p text:style-name="P199">Текуч, изворотлив, необясним! </text:p>
      <text:p text:style-name="P199"><text:soft-page-break/>Словно-как-будто-бы, сон-что-пришёл, блуждать в мозгу у тебя! </text:p>
      <text:p text:style-name="P199"><text:span text:style-name="T357">П</text:span>ляск<text:span text:style-name="T357">ой шута</text:span> в Запретном Крыле, </text:p>
      <text:p text:style-name="P199"><text:span text:style-name="T357">До</text:span>жидая<text:span text:style-name="T357">сь</text:span>, вдруг-осенит-и-забрезжит?—ну, </text:p>
      <text:p text:style-name="P199">Кто сказал даже вздумать нельзя? </text:p>
      <text:p text:style-name="P199">Ес-ли станет-малость-больнее, </text:p>
      <text:p text:style-name="P199">Всегда-можешь вернуться-обратно, ведь </text:p>
      <text:p text:style-name="P199">Ты-ж-никогда не-говоришь прощай-навсегда! </text:p>
      <text:p text:style-name="P199"/>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57">дисциляции</text:span> зла, конденсат и осадк<text:span text:style-name="T357">и</text:span>, к которым боишься принюхаться, от забытых коррупций, комнаты полные стоячих статуй в сером оперении простёрты<text:span text:style-name="T357">х</text:span> крыль<text:span text:style-name="T35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57">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58">от</text:span> нежданного толчк<text:span text:style-name="T35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5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5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68"><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4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59">истончаясь</text:span> та<text:span text:style-name="T35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59">с</text:span>саны и кофе, готовый к <text:span text:style-name="T359">возобновительному</text:span> курсу <text:s/>техническо<text:span text:style-name="T359">го</text:span> <text:span text:style-name="T359">Н</text:span>емецко<text:span text:style-name="T359">го</text:span>, <text:span text:style-name="T359">либо во всю</text:span> пытаясь затвердить теорию стреловидно-стабильных траекторий, <text:span text:style-name="T359">а может</text:span> водить, почти касаясь, кончиком носом по каким-нибудь немецким электросхемам, <text:span text:style-name="T35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5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60">нашли </text:span>способ <text:s/>солнце <text:span text:style-name="T360">рисовать</text:span>,– <text:span text:style-name="T360">излагает своё мнение</text:span> Слотроп. </text:p>
      <text:p text:style-name="Text_20_body">– Действительно, Готы, намного ранее, <text:span text:style-name="T360">для этого применяли</text:span> кружок с точкой в его центре. Обрыв <text:span text:style-name="T360">данной</text:span> линии явно совпадает с порой утраты наследия, <text:span text:style-name="T360">с</text:span> фрагментаци<text:span text:style-name="T360">ей племени, а</text:span> возможно <text:span text:style-name="T36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60">трепетало поверх него. пока</text:span> <text:span text:style-name="T360">он</text:span> приближ<text:span text:style-name="T36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6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6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61">сейчас</text:span> перемена в этом радиоконтроле Телефункена. Т<text:span text:style-name="T361">а</text:span> их <text:span text:style-name="T36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62">наверняка, там речь</text:span> <text:span text:style-name="T362">о</text:span> дв<text:span text:style-name="T362">ух</text:span> полусфер<text:span text:style-name="T362">ах</text:span>, не так ли, симметрично предпол<text:span text:style-name="T36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62">ется</text:span> не кому-то конкретно, привод<text:span text:style-name="T36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63">жет</text:span> просто <text:span text:style-name="T363">для</text:span> пропаганд<text:span text:style-name="T363">ы</text:span> Оси. Что-то на тему того Пирл-Харбора. </text:p>
      <text:p text:style-name="P99">Сэр Стивен взвешивает предположение, явно довольный. Он <text:s/>выбра<text:span text:style-name="T363">н Ими</text:span> из-за всех тех Пуритан пришибленных словом, которыми тут и там увешано фамильное дерево Слотропа? Или <text:span text:style-name="T363">же</text:span> Они теперь <text:span text:style-name="T363">хотят</text:span> ввести в соблазн его мозги <text:span text:style-name="T36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6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6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63">у</text:span>гнет<text:span text:style-name="T363">ае</text:span>т его, о чём он даже <text:span text:style-name="T363">было </text:span>и мечтал и вот нашёл, <text:span text:style-name="T363">да </text:span>слишком, к своему неподдельному испугу, <text:span text:style-name="T36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6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64">пропадала</text:span>, не будем жить прошлым, <text:span text:style-name="T364">вот </text:span>это сейчас и <text:span text:style-name="T364">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6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6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6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6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65">тем </text:span>файлам о его мечтах: всё в его жизни, что казалось произвольным или случайным, оказывается, под<text:span text:style-name="T365">ч</text:span>инялось <text:span text:style-name="T365">целенаправленному</text:span> Контролю, всё время, на манер управляемого колеса рулетки—где важен <text:span text:style-name="T365">лишь</text:span> результат, в це<text:span text:style-name="T36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65">в</text:span>скор<text:span text:style-name="T36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6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66">таки </text:span>под неё, зарезервированную для собственных чёрно-белых плохих новостей, <text:span text:style-name="T366">словно</text:span> то и вправду был<text:span text:style-name="T366">о</text:span> Радуг<text:span text:style-name="T366">ой</text:span>, а они её родны<text:span text:style-name="T366">ми</text:span> дет<text:span text:style-name="T366">ьми</text:span>…. </text:p>
      <text:p text:style-name="P14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67">подтибривают</text:span> его <text:span text:style-name="T36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6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68">ляя</text:span> <text:span text:style-name="T36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68">Н</text:span>емецкого—смазанные <text:s/><text:span text:style-name="T368">оттиски мимеографа</text:span>, несколько выужен<text:span text:style-name="T368">ы даже</text:span> Польским Сопротивлением в сортирах тренировочного лагеря в Ближне, в пятнах неподдельного SS дерьма с мочой… или <text:span text:style-name="T368">в </text:span>заучивани<text:span text:style-name="T368">и</text:span> факторов конвертирования, дюймы в сантиметры, лошадиные силы в <text:span text:style-name="Emphasis">Pherdestärke</text:span>, <text:span text:style-name="T368">в </text:span>рисование по памяти схем и изометрии <text:span text:style-name="T36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68">г</text:span>обоя в концерте—в том же Лондоне на всех командных уровнях <text:span text:style-name="T36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68">этот</text:span> Додсон-Трак <text:span text:style-name="T36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6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6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6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69">рухнет</text:span>, обливая униформы и обувь—чтобы они могли начать построение заново. Игра пере<text:span text:style-name="T369">ходит</text:span> в <text:span text:style-name="T369">Сменного</text:span> Принца, где каждый <text:span text:style-name="T36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00">Всю ночь вчера я шпокал Королеву Трансиль-ва-ни-и,</text:p>
      <text:p text:style-name="P200">Бургундскую сегодня буду шпокать, брат, </text:p>
      <text:p text:style-name="P200">Вот-вот пересеку границу Шизофре-ни-и, </text:p>
      <text:p text:style-name="P200">У Королевок я просто нарасхват…. </text:p>
      <text:p text:style-name="P200">На завтрак розовый шампусик и икра, </text:p>
      <text:p text:style-name="P200">А к чаю <text:span text:style-name="T370">завсегда</text:span> Шатобриан, кусочка два—</text:p>
      <text:p text:style-name="P200"><text:span text:style-name="T370">С</text:span>игары <text:span text:style-name="T370">я курю не ниже </text:span>десят<text:span text:style-name="T370">и</text:span> за штуку шиллингов, </text:p>
      <text:p text:style-name="P200">И до упаду хохочу, <text:span text:style-name="T371">когда хочу,</text:span></text:p>
      <text:p text:style-name="P200"><text:span text:style-name="T371">Передо мною</text:span> <text:span text:style-name="T370">чернь</text:span> расступ<text:span text:style-name="T371">ится</text:span> заранее, </text:p>
      <text:p text:style-name="P200">Дорогу <text:span text:style-name="T370">дать Шпок-</text:span>шпокарю Царицы Трансиль-вааа-ни-ии! </text:p>
      <text:p text:style-name="P104">Голова у Слотропа уже шар, который <text:span text:style-name="T372">летит</text:span> не вертикально, а по горизонтали, исключительно поперёк комнаты, но при этом остаётся на месте. Каждая клетка мозга <text:span text:style-name="T372">стала</text:span> пузырё<text:span text:style-name="T372">ч</text:span>к<text:span text:style-name="T37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72">Н</text:span>е менее трёх кулачных поединков <text:span text:style-name="T372">в процесс продолжения</text:span>. Уже трудно определить <text:span text:style-name="T372">в каком конкретно месте идёт</text:span> игр<text:span text:style-name="T37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7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73">брюхо</text:span>-хватную <text:span text:style-name="T37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5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74">га</text:span>лась к западу, а куда <text:span text:style-name="T374">ж </text:span>ещё <text:span text:style-name="T37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74">им</text:span>ые гости… вон те фигуры в длинных одеяниях—наверное, <text:span text:style-name="T37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74">таящиеся</text:span> в этой любви, разделённой с <text:span text:style-name="T374">череном</text:span> еженощных грабель Господина Смерти… потому что приказ КАС совершить рейд против гражданского Любека <text:span text:style-name="T37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75">иваем</text:span>ого внутри, <text:span text:style-name="T37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7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7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7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76">ещё </text:span>в глубине, а дурак Слотроп слишком пьян, чтоб<text:span text:style-name="T376">ы хоть как-то</text:span> докопаться.– «<text:span text:style-name="T37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7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76">двига</text:span>ет<text:span text:style-name="T376">ся</text:span> <text:s/>соб<text:span text:style-name="T37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01">(ведущий тенор): <text:span text:style-name="T376">Он</text:span> пенис <text:span text:style-name="T376">тот </text:span>считал <text:span text:style-name="T377">за</text:span> сво<text:span text:style-name="T377">й</text:span>—</text:p>
      <text:p text:style-name="P201">Твёрд <text:span text:style-name="T377">словно</text:span> кость, большой, озорной… </text:p>
      <text:p text:style-name="P201">С отважной сизой головой </text:p>
      <text:p text:style-name="P201">Торчком в кровати той, </text:p>
      <text:p text:style-name="P201">Где девоньки играли в Телефон— </text:p>
      <text:p text:style-name="P201">(бас): Те-ле-фон…. </text:p>
      <text:p text:style-name="P201">(внутренние голоса): Но пришли Они из дырки ночью, </text:p>
      <text:p text:style-name="P201">(бас): И ласково тетешкали покуда не пропал— </text:p>
      <text:p text:style-name="P201">(внутренние голоса): И больше уж нигде его он не сыскал… </text:p>
      <text:p text:style-name="P201">(тенор): Теперь он тает на глазах, </text:p>
      <text:p text:style-name="P201">Всё только "ох!", да только "ах!" </text:p>
      <text:p text:style-name="P201">По пенису, который он считал своиииим! </text:p>
      <text:p text:style-name="P201">(внутренние голоса): Был <text:span text:style-name="T37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7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77">именно </text:span>так оно и <text:span text:style-name="T377">продолжается</text:span> уже какое-то неопределённое время…. Вот и расслабься, впади в пассивность, посмотри что <text:span text:style-name="T377">вы</text:span>рис<text:span text:style-name="T37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77">с</text:span>вер<text:span text:style-name="T377">ять</text:span> что к чему, <text:span text:style-name="T37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78">у</text:span>держи<text:span text:style-name="T378">ва</text:span>тся среди прочёсанных кам<text:span text:style-name="T37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78">С</text:span>воими крыльями <text:span text:style-name="T378">о</text:span>на смела <text:span text:style-name="T378">не ту</text:span> жизнь—не жизнь своего мужа Франца, который мечтал, умолял быть забранным именно так, но вместо этого удерж<text:span text:style-name="T378">ан</text:span> для чего-то совершенно другого—Петера Сачсу, <text:span text:style-name="T378">что</text:span> был пассивен по иному… или тут какая-то ошибка? Неужто Они никогда не д<text:span text:style-name="T37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78">лась</text:span> древесной, широкой, материнской… всё, чему он должен следовать, это <text:soft-page-break/>обломки их времён <text:span text:style-name="T37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169"/>
      <text:p text:style-name="P15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95">й</text:span>. «Мать» это категория общественных служб, Матери <text:span text:style-name="T37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8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80">Тут</text:span> музыка <text:span text:style-name="T380">перехода</text:span>, <text:span text:style-name="T38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5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92">Phau Zwei»</text:span></text:span>. Подъём, <text:span text:style-name="T38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8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84">опёршись</text:span> на перила, он смотрит на <text:span text:style-name="T38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8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8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8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85">ы</text:span> зимо<text:span text:style-name="T385">й</text:span>, л<text:span text:style-name="T385">ьдисты</text:span>. Ей тепло. Но этого недостаточно. Никогда не было—нет уж, он понимает всё правильно, она имела ввиду <text:span text:style-name="T38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8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38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8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8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170"><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53">– Обычно, своим поведением мы реагируем не на что-<text:span text:style-name="T388">либо</text:span> единичное, но на всю совокупность содержа<text:span text:style-name="T388">щегося</text:span> в нашем <text:span text:style-name="T38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02">Так [никому эти личные записи Пойнтсмен никогда показывает], потянувшись</text:p>
      <text:p text:style-name="P202">к цветку на столе у себя, </text:p>
      <text:p text:style-name="P202">Знаю я, что комнаты моей мозаика простая </text:p>
      <text:p text:style-name="P202">Неспешно начинает растворяться, ингибиционно, </text:p>
      <text:p text:style-name="P202">Вокруг цветенья, стимула, потребности </text:p>
      <text:p text:style-name="P202">Горящей ярче, покуда резкость отхлынувшая </text:p>
      <text:p text:style-name="P202">Из всего вокруг, на нём сосредоточена </text:p>
      <text:p text:style-name="P202">(Но не настолько, чтобы слепить), как фокус наведённый. </text:p>
      <text:p text:style-name="P202">Хоть тут же, в гипнотичном комнаты смерканьи, </text:p>
      <text:p text:style-name="P204">Немало прочей всячины—книги, инструменты, </text:p>
      <text:p text:style-name="P204"><text:soft-page-break/>Одежда старика, для городков увесистая бита, </text:p>
      <text:p text:style-name="P202">Всё <text:span text:style-name="T389">стушевалось в призраки вещей</text:span>, </text:p>
      <text:p text:style-name="P202"><text:span text:style-name="T389">В</text:span> мои воспоминанья о том, где, как и почему всё было, </text:p>
      <text:p text:style-name="P202">Стёрты, в этот миг, лишь фокус пламенеет: </text:p>
      <text:p text:style-name="P202">В наклоне к хрупкому и ждущему цветку…</text:p>
      <text:p text:style-name="P202">Попутно, что-то там из прочего всего—ручка, иль пустой стакан— </text:p>
      <text:p text:style-name="P202">Задето, уронилось с места, где стояло, и, возможно, закатится </text:p>
      <text:p text:style-name="P205"><text:span text:style-name="T390">Вовне</text:span> границ померкших памяти…. </text:p>
      <text:p text:style-name="P202">Что, ясность тут внесём, отнюдь не «ротозейство старца», </text:p>
      <text:p text:style-name="P202">Тут сконце<text:span text:style-name="T387">н</text:span>трированность, которую те, что помоложе, </text:p>
      <text:p text:style-name="P202">Со смехом, тут же отметут, их мир </text:p>
      <text:p text:style-name="P202">Им дарит больше, чем одна потеря— </text:p>
      <text:p text:style-name="P202">Тогда как, в восемьдесят три, кора уж ослабела, </text:p>
      <text:p text:style-name="P202">Процессы возбуждения сгорели до золы, </text:p>
      <text:p text:style-name="P202">Настройкой к сдерживающим запретам истёрты пальцы, </text:p>
      <text:p text:style-name="P202">И всякий раз, как комната уходит в <text:s/>неясность <text:span text:style-name="T390">таковую</text:span>, </text:p>
      <text:p text:style-name="P202">Мне кажется, что я взглянул на город в учениях по отключенью света </text:p>
      <text:p text:style-name="P202">(Докатимся и до такого, если Германия <text:s/>продолж<text:span text:style-name="T388">и</text:span>т </text:p>
      <text:p text:style-name="P203">Столь безумный курс). И гаснет каждый огонёк…. </text:p>
      <text:p text:style-name="P203">За исключеньем одного цветка <text:span text:style-name="T390">горящего</text:span>, </text:p>
      <text:p text:style-name="P203">И не под силу погасить его Дежурным. Ил<text:span text:style-name="T390">ь</text:span> не <text:span text:style-name="T390">на</text:span> этот раз. </text:p>
      <text:p text:style-name="P203"/>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391">промаятьс</text:span>я <text:span text:style-name="T39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39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39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391">л</text:span>и», и он, как ни в чём не бывало, работает в Фицморис-Хаус, желающие мо<text:span text:style-name="T391">г</text:span>ут у<text:span text:style-name="T39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391">о</text:span>бще-то, работает от Молет-Стрит сейчас. Боюсь, мы не злоумышляли ничего страшнее небольшой координации усилий в этом дел<text:span text:style-name="T39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39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39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392">слишком </text:span>важны. </text:p>
      <text:p text:style-name="Text_20_body">А други<text:span text:style-name="T39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391">а</text:span> я <text:span text:style-name="T39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55">Сверху, под Германск<text:span text:style-name="T395">им</text:span> углом <text:span text:style-name="T394">съёмки</text:span>, Вебли Силвермейлу вся эта лаборатуха смахивает на полн<text:span text:style-name="T395">ейший</text:span> лабиринт, <text:span text:style-name="T395">а </text:span>чё не<text:span text:style-name="T395">т</text:span>?.. бихейвиористы крутятся вокруг всех тех ихних столов и приборов, <text:span text:style-name="T395">прям тебе</text:span> крысы с мыш<text:span text:style-name="T395">вой</text:span>. Их <text:span text:style-name="T395">заставляет</text:span> бег<text:span text:style-name="T395">ать</text:span> не кусочек жрачки, а удачный эксперимент. Но кто наблюдает сверху, кто <text:span text:style-name="T395">от</text:span>сле<text:span text:style-name="T395">живает</text:span> их реакци<text:span text:style-name="T39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395">покидают</text:span> <text:s/>свои загород<text:span text:style-name="T395">ки</text:span>, разрастаясь до размеров Вебли Силвермейла (хотя все <text:span text:style-name="T395">те</text:span> лаборанты, похоже, без понятия про это всё), чтоб танцевать с ним вдоль длинных проходов и мимо <text:span text:style-name="T39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91">Павловия</text:span> (бальный танец) </text:p>
      <text:p text:style-name="P207">Весна пришла в Павловию-ю-ю,</text:p>
      <text:p text:style-name="P207">Я в лабиринте заблудился… </text:p>
      <text:p text:style-name="P206"><text:soft-page-break/>Пропах лизолом лёгкий бриз, </text:p>
      <text:p text:style-name="P206">И без конца мой поиск длился. </text:p>
      <text:p text:style-name="P206">Тебя я встретил в тупичке, </text:p>
      <text:p text:style-name="P207">Откуда взялась ты <text:span text:style-name="T396">и</text:span> как тебя звать? </text:p>
      <text:p text:style-name="P207">Тут наши носики нечаянно столкнулись </text:p>
      <text:p text:style-name="P207">И сердце моё научилось летать! </text:p>
      <text:p text:style-name="P206"/>
      <text:p text:style-name="P206">Так вместе отыскали мы путь свой, </text:p>
      <text:p text:style-name="P206">Кусочек жрачки сгрызли, или два… </text:p>
      <text:p text:style-name="P206">Всё было словно вечер в кафешке с тобой, </text:p>
      <text:p text:style-name="P206">Ничё мне не надо, не нужны нам слова… </text:p>
      <text:p text:style-name="P206">Осень пришла в Павловию-ю-ю, </text:p>
      <text:p text:style-name="P206">И <text:span text:style-name="T395">вот</text:span> я <text:span text:style-name="T395">снова </text:span>один— </text:p>
      <text:p text:style-name="P206">Долбают меня милливольтами, </text:p>
      <text:p text:style-name="P206">Аж до нейронов и до кости </text:p>
      <text:p text:style-name="P206">Тебя вспоминаю моментами, </text:p>
      <text:p text:style-name="P208">Хоть имя <text:span text:style-name="T396">забылось</text:span>, уж ты прости— </text:p>
      <text:p text:style-name="P206">Ничего не осталось <text:span text:style-name="T396">мне кроме</text:span> Павлови-и-и, </text:p>
      <text:p text:style-name="P206">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39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07">Омой меня водой, </text:p>
      <text:p text:style-name="P207">Которой моешь дочь свою грязнулю, </text:p>
      <text:p text:style-name="P207">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396">отсюда</text:span> уловить обертона: «Я благословенный Метатрон. Я хранитель Тайны. Я о<text:span text:style-name="T39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397">словно</text:span> вода. Старому Падингу нужно выдержать с полдюжины кабинетов или приёмных, прежде чем он достигнет <text:s/>место <text:span text:style-name="T397">своего </text:span>назначения. Не прошло ещё и полмесяца, но здесь уже зарождается некое подобие ритуала, его повторяемости. В каждой из комнат <text:span text:style-name="T397">подстроена</text:span> какая-нибудь особенная гадость для него: тест, который он должен пройти. Хотелось бы ему знать, не <text:span text:style-name="T397">происки </text:span><text:s/>ли это Пойнтсмен<text:span text:style-name="T397">а</text:span>. Конечно, конечно, <text:span text:style-name="T397">чьи</text:span> же ещё… как <text:span text:style-name="T39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397">текущей</text:span> ночи. В первой комнате: шприц и прочие к нему причиндалы оставлены на столе. Очень явно поблескивают, а всё прочее в<text:span text:style-name="T39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397">сохранилось в памяти</text:span>, это <text:span text:style-name="T397">что</text:span> он говори<text:span text:style-name="T397">т</text:span>, а кто-то его слуша<text:span text:style-name="T397">ет</text:span>… Он дрожит <text:span text:style-name="T397">в</text:span> страх<text:span text:style-name="T397">е с</text:span> лицо<text:span text:style-name="T39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397">лишь</text:span> <text:span text:style-name="T397">воз</text:span>можно, преобладающей формы (<text:span text:style-name="T397">типа, </text:span>как безумный разрушитель в своей вечерней посудомоечной воде нач<text:span text:style-name="T397">инае</text:span>т тереть ложку меж<text:span text:style-name="T397">ду</text:span> двух чашек, или даже <text:span text:style-name="T397">затиснув</text:span> стаканом и тарелкой, из страха перед Трясучкой, якобы… потому что на самом деле это он <text:span text:style-name="T397">уже </text:span>ухватил трясучкин язык, защемил между двух фатальных контактов пальцами, что <text:span text:style-name="T39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397">о</text:span> стольких войнах за Англию, <text:span text:style-name="T397">ч</text:span>то всех уж не упомню… разве я не <text:span text:style-name="T39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39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39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39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39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393">таком</text:span> свете ногти почти черны. «Хватит. Приготовься». </text:p>
      <text:p text:style-name="P15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06">осветительной ракетой</text:span>, что висел<text:span text:style-name="T40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399">вы</text:span>стр<text:span text:style-name="T399">а</text:span>чи<text:span text:style-name="T399">ва</text:span>ли свои узоры <text:span text:style-name="T39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39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39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399">союзку</text:span>. Уголком глаза, на столике, <text:span text:style-name="T400">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00">священодейство</text:span> в эту ночь понравится мне. </text:p>
      <text:p text:style-name="P106">Это <text:span text:style-name="T400">самый тяжкий</text:span> момент для него. Она уже отвергала его <text:span text:style-name="T400">прежде</text:span>. Его воспоминания про Выступ ей не интересны. Похоже ей не так интересно про массовую мясорубку, как <text:span text:style-name="T400">сам</text:span> миф, <text:span text:style-name="T400">а</text:span> <text:span text:style-name="T400">пр</text:span>о пережит<text:span text:style-name="T400">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00">добавка</text:span> злости, <text:span text:style-name="T400">что</text:span>, <text:span text:style-name="T400">как </text:span>ей уже известно, нужна ему, <text:span text:style-name="T400">подействует</text:span> <text:span text:style-name="T40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01">старели</text:span> в Нидер-Ландах, чьи голоса портились из юных в старческие, от задорности к безразличию, а та война <text:span text:style-name="T40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01">оказались</text:span> <text:span text:style-name="T401">совсем</text:span> молоденькими. Летний день, день любви: один из самых страстных дней, что я познала. <text:span text:style-name="T401">Неплохо</text:span>. Ты заслужил сегодня <text:s/>свою боль». </text:p>
      <text:p text:style-name="Text_20_body">Эта часть исполняемой рутины ей не претит, по крайней мере. Хотя <text:span text:style-name="T402">ей</text:span> никогда не <text:span text:style-name="T402">доводилось </text:span>чита<text:span text:style-name="T402">ть</text:span> класси<text:span text:style-name="T402">ку</text:span> британской порно-литературы, она чувствует себя уверенно, как рыба в воде, <text:span text:style-name="T402">в</text:span> основно<text:span text:style-name="T402">м из</text:span> местн<text:span text:style-name="T402">ых</text:span> течени<text:span text:style-name="T40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02">лишь</text:span> так ей удаётся сдерж<text:span text:style-name="T402">ив</text:span>ать собственные стоны <text:span text:style-name="T402">при</text:span> кажд<text:span text:style-name="T402">ом</text:span> из его всхлипов боли, два голоса диссонанс<text:span text:style-name="T40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02">в </text:span>боли, <text:span text:style-name="T402">нужды в чём-то</text:span> <text:s/>настояще<text:span text:style-name="T402">м</text:span>, неподдельно<text:span text:style-name="T402">м</text:span>. Его так далеко <text:span text:style-name="T40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02">Для</text:span> тако<text:span text:style-name="T402">го</text:span> случа<text:span text:style-name="T40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03">представляется, такая неловкость</text:span>, но <text:span text:style-name="T403">с</text:span>держаться <text:span text:style-name="T403">никак</text:span> не <text:span text:style-name="T403">получается</text:span>, <text:span text:style-name="T403">представляется</text:span> негритянск<text:span text:style-name="T403">ий</text:span> член, он знает, что <text:span text:style-name="T403">да,</text:span> отчасти <text:span text:style-name="T403">это </text:span>вразрез с <text:span text:style-name="T403">окружающими</text:span> условиями, но невозможно отринуть этот образ брутального Африканца, <text:span text:style-name="T40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0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0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03">выскальзывает</text:span> из его рук. Она приказывает ему дрочить пред нею. <text:span text:style-name="T403">Н</text:span>а<text:span text:style-name="T403">смотревшись</text:span> капитана Блисеро с Готфридом, <text:span text:style-name="T403">она </text:span>знает как отдать команду надлежащ<text:span text:style-name="T403">и</text:span>м <text:span text:style-name="T40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0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0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04">сдерживания</text:span> поноса. Хотя возможно, завтрашней ночью… может тогда. Он не знает как ему выдерживать дальше. Но, может, <text:s/>в <text:span text:style-name="T407">часы перед <text:s/></text:span>рассвет<text:span text:style-name="T407">ом</text:span>…. </text:p>
      <text:p text:style-name="P171"><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57">Великий гребень—зелёное равноденствие и превращение, сонных рыб в молодого барашка, водной дрёмы в пробудившийся огонь, <text:span text:style-name="T40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0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09">а</text:span>, с поворотом задвижки, выплеснуться и поджарить Германских захватчиков, <text:span text:style-name="T409">которые застряли</text:span> в устаревших уже кошмарах… горючее в ожидании гиперголичного возж<text:span text:style-name="T410">ига</text:span>ния, либо майского <text:span text:style-name="T410">бунта</text:span> ду<text:span text:style-name="T410">ши</text:span>, <text:span text:style-name="T410">чтобы </text:span>под <text:span text:style-name="T410">бодрую</text:span> мелодию баварского музыкотворца Карла Орфа </text:p>
      <text:p text:style-name="P190">O, O, O,</text:p>
      <text:p text:style-name="P190">To-tus flore-o! </text:p>
      <text:p text:style-name="P190">Iam amore virginali </text:p>
      <text:p text:style-name="P209"><text:span text:style-name="T1">Totus ardeo .</text:span> . .</text:p>
      <text:p text:style-name="P111">воспламенить вс<text:span text:style-name="T410">ю</text:span> эт<text:span text:style-name="T410">у </text:span>крепость-побережье, от Портсмута до Дангениза, полыхать весенней люб<text:span text:style-name="T410">овью</text:span>. Такие вот замыслы вынашиваются ежедневно в <text:span text:style-name="T410">самых</text:span> <text:span text:style-name="T41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10">затаённый</text:span> холод, вопреки раздуваемым в море пожарам? </text:p>
      <text:p text:style-name="P111">В Казино Герман Геринг новый режим приходит к власти. Единственн<text:span text:style-name="T41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1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10">расставаний</text:span>. Но теперь— </text:p>
      <text:p text:style-name="P222"><text:soft-page-break/>Пословицы для Параноиков, 1: Тебе никак не позволяется коснуться Хозяина, но можешь щекотать <text:s/>его <text:span text:style-name="T408">творения</text:span>. </text:p>
      <text:p text:style-name="Text_20_body">И потом, ну, он с недавних пор начинает <text:span text:style-name="T41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11">ему </text:span>кажется будто он прикоснулся, и остался притронутым, на какое-то время, к знакомой нам <text:span text:style-name="T411">уже </text:span>душе, к голосу, который не раз <text:span text:style-name="T411">вещал</text:span> через медиума исследовательского заведения Кэрола Эвентира: <text:span text:style-name="T411">снова</text:span> покойный Роланд Фельдпат, издавна привлечённый специалист по системам управления, формулам наведения, <text:span text:style-name="T411">реагированию </text:span><text:s/>на <text:span text:style-name="T411">ЧП</text:span> <text:s/>в одном <text:span text:style-name="T411">или ином </text:span>из Заведений Аэронавтики. <text:span text:style-name="T411">Похоже</text:span> на то, что, по неким личным мотивам, Роланд продолжает зависать над этим Слотропианским пространством, <text:span text:style-name="T411">как</text:span> залитом светом солнца, чья энергия едва ли до него доходит, <text:span text:style-name="T411">так </text:span>и в бури щекочущие его спину статичным электричеством, шептания Роланда доносятся с восьми километров, <text:span text:style-name="T411">крутая</text:span> высота, где он расквартирован на одной из Последних Парабол—куда никогда не <text:span text:style-name="T411">следует</text:span> распростран<text:span text:style-name="T411">ять</text:span> зон<text:span text:style-name="T411">у</text:span> полётов—<text:span text:style-name="T411">занимая</text:span> теперь должност<text:span text:style-name="T411">ь</text:span> одного из невидимых <text:span text:style-name="T411">Огранич</text:span>ителей в стратосфере, на безнадёжно <text:span text:style-name="T411">обюрократившейся</text:span> той стороне, ничуть не <text:span text:style-name="T411">в </text:span>мен<text:span text:style-name="T411">ьш</text:span>е<text:span text:style-name="T411">й мере</text:span>, чем всегда было и на этой, он <text:span text:style-name="T412">поджал</text:span> свои астральные растопырки насколько можно было <text:span text:style-name="T412">рассчитывать</text:span>, при<text:span text:style-name="T414">мазался</text:span> к «небу», такой весь из себя взвинченный <text:span text:style-name="T415">провалами</text:span> попыт<text:span text:style-name="T415">ок</text:span> установить контакт, <text:span text:style-name="T415">по причине</text:span> бессилия <text:span text:style-name="T415">кое-каких</text:span> сновидцев, <text:span text:style-name="T413">что</text:span> пытаются про<text:span text:style-name="T413">буди</text:span>ться, <text:span text:style-name="T415">либо</text:span> заговорить, <text:span text:style-name="T414">да</text:span> не <text:span text:style-name="T414">выходит,</text:span> и <text:span text:style-name="T415">брыкаются против гирек</text:span> и щуп<text:span text:style-name="T415">ов</text:span> черепной боли, той что, похоже, при пробуждении станет и вовсе невыносимой, он <text:span text:style-name="T415">дожидается</text:span> бесцельны<text:span text:style-name="T415">х,</text:span> не вызванны<text:span text:style-name="T415">х</text:span> необходимостью появлени<text:span text:style-name="T415">й</text:span> тут пеньтюхов наподобие Слотропа— </text:p>
      <text:p text:style-name="Text_20_body">Роланд <text:span text:style-name="T415">в мандраже</text:span>. Может вон <text:span text:style-name="T23">тот</text:span>? <text:span text:style-name="T42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15">о</text:span>н наживка? </text:p>
      <text:p text:style-name="P112">Как видно, Роланду придётся попыхтеть, тут уж ничего не поделаешь. Раз <text:span text:style-name="T415">уж </text:span>они до такого доходят, он им <text:span text:style-name="T41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1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15">за</text:span>гнать молодых энтузиастов Кибернетической Традиции в <text:span text:style-name="T416">пахоту на</text:span> Управлени<text:span text:style-name="T416">е</text:span>: в конце концов, экономическая инфляция, устремляясь в высь, как шар, в её своеобразном <text:span text:style-name="T416">воспроизведении</text:span> поверхности Земли, возносясь ценами всё выше, неуправляемо, день за днём взлетала <text:span text:style-name="T416">всё выше и выше</text:span>, <text:span text:style-name="T41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17">о сноровкой</text:span>, которая не заставила себя ждать. Дождливые дни никогда не <text:span text:style-name="T418">позволяли себе лишнего</text:span> гром<text:span text:style-name="T418">а</text:span> и молни<text:span text:style-name="T418">й</text:span>, <text:span text:style-name="T418">а только</text:span> высокомерно стеклянная серость <text:span text:style-name="T418">с</text:span>капливала<text:span text:style-name="T417">с</text:span>ь в нижних <text:span text:style-name="T418">слоях</text:span>, монохромный вид долин заполненных мшистой трухой, корнями торчащими к небу с не слишком злобной игривостью (вроде <text:span text:style-name="T418">определённого</text:span> бело<text:span text:style-name="T418">го сюрприза</text:span> для элитарников, там наверху, которые никогда не замечают, нет… ), долины переполняются осенью, <text:span text:style-name="T418">и</text:span> <text:s/>увядают <text:span text:style-name="T41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1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1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19">ое</text:span> <text:span text:style-name="T41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1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2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25">Да, такие эпизоды бывали, типа, </text:span><text:span text:style-name="T127">Германскими</text:span><text:span text:style-name="T125">. Ну, в последнее время Слотропу даже сны сн</text:span><text:span text:style-name="T126">ятся</text:span><text:span text:style-name="T125"> на этом языке. Его тут вовсю обуча</text:span><text:span text:style-name="T126">ют</text:span><text:span text:style-name="T125"> диалектам,</text:span><text:span text:style-name="Emphasis"><text:span text:style-name="T128"> Plattdeutsch</text:span></text:span><text:span text:style-name="T125">, для зоны, которая планир</text:span><text:span text:style-name="T126">уется</text:span><text:span text:style-name="T12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26">по</text:span><text:span text:style-name="T12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22">и</text:span> базу статичных тестов в Лэнгхёрсте возле Хорсхэма и начал<text:span text:style-name="T42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22">стал</text:span> Отцом Британских Исследований Жидкого Кислорода, <text:span text:style-name="T42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22">ую</text:span> эпох<text:span text:style-name="T422">у</text:span>, <text:span text:style-name="T42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2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2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23">с</text:span> передатчик<text:span text:style-name="T42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23">стой</text:span>. <text:s/><text:span text:style-name="T427">Т</text:span>олько <text:span text:style-name="T427">ли </text:span><text:span text:style-name="T1">это</text:span> <text:span text:style-name="T42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26">с</text:span> </text:p>
      <text:p text:style-name="Text_20_body">Хилари Бонс и его Озадаченная Улыбка. Ещё один невинный, тихий энтузиаст, <text:span text:style-name="T423">из породы</text:span> сэр<text:span text:style-name="T423">а</text:span> Стивен<text:span text:style-name="T423">а</text:span> Додсон-Трак<text:span text:style-name="T423">а</text:span>. Но: </text:p>
      <text:p text:style-name="P222">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23">изобразить</text:span> что-то <text:span text:style-name="T42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23">вероятно</text:span> у него генетическая к тому предрасположенность—<text:span text:style-name="T423">от </text:span>все<text:span text:style-name="T423">х</text:span> те<text:span text:style-name="T423">х</text:span> былые Слотропы, таскавши<text:span text:style-name="T423">х</text:span> библии сред<text:span text:style-name="T423">и</text:span> синеющих вершин, как часть своего снаряжения, знавши<text:span text:style-name="T423">х</text:span> назубок главы и стихи <text:span text:style-name="T423">о </text:span>конструкци<text:span text:style-name="T423">ях</text:span> Арок, Храмов, Тронов <text:span text:style-name="T423">Зримых</text:span>—все материалы и размеры. Данные, за которыми <text:span text:style-name="T42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2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24">Однако,</text:span> что <text:span text:style-name="T424">данное</text:span> «устройство изоляции» делает рядом с номером контракта на Агрегат? А к тому же ещё <text:soft-page-break/>помечен<text:span text:style-name="T42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2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26">Г</text:span>енерала Виверна, заскакивая в дверь,– хотелось бы глянуть на тот Документ SG-1. </text:p>
      <text:p text:style-name="Text_20_body">– Хо, хо,– отвечает <text:span text:style-name="T42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24">крадущиеся</text:span> шаг<text:span text:style-name="T424">и</text:span>, которые, похоже никому не слышны…. </text:p>
      <text:p text:style-name="Text_20_body">– Что-то не так?– В дверном проёме снова нос Хилари Бонса. </text:p>
      <text:p text:style-name="Text_20_body">– <text:span text:style-name="T42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24">вы</text:span>, ребята, в Лангхёрсте не <text:span text:style-name="T42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2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2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2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28">К</text:span>С<text:span text:style-name="T42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25">получен</text:span> ответ из Лондона, пр<text:span text:style-name="T425">и</text:span>тарахтел, чисто печатаясь на машине Бонса, теперь прихорашивается. Информацию можно прочесть и после. Напевает, </text:p>
      <text:p text:style-name="P210">С лицом как микрофон <text:s/>сияющим,</text:p>
      <text:p text:style-name="P210"><text:span text:style-name="T425">С прямым пробором</text:span> в волосах, </text:p>
      <text:p text:style-name="P210"><text:span text:style-name="T425">Пломбира</text:span> шарик<text:span text:style-name="T425">ом сладкo <text:s/>тающим,</text:span>, </text:p>
      <text:p text:style-name="P210">Я, мистер Беззаботность, <text:span text:style-name="T42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2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44"><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37">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2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239">Что именно происходит неясно. В сад<text:span text:style-name="T42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29">х</text:span>, перекрыв доступ к двери в туалет. <text:span text:style-name="T429">Снаружи,</text:span> офицеры <text:span text:style-name="T429">помоложе</text:span> заблёвывают цинии. Парочки прогуливаются. Девушек предостаточно, драпированы <text:span text:style-name="T429">в</text:span> бархат, рукава прозрачны<text:span text:style-name="T429">е</text:span>, <text:span text:style-name="T429">сами широкие в плечах, со </text:span>следами недоедания, <text:span text:style-name="T429">в</text:span> шестимесячны<text:span text:style-name="T429">х</text:span> завивка<text:span text:style-name="T429">х</text:span>, говорят на полудюжине языков, <text:span text:style-name="T429">попадаются</text:span> коричневые от здешнего солнца, другие бледны как Зам Смерти из более восточных <text:span text:style-name="T429">регионов</text:span> Войны. Рьяные молодчики с волосами <text:span text:style-name="T429">глаже </text:span>патентованной кожи шустрят вокруг, старательно завлекая дам, тогда как головы постарше и <text:span text:style-name="T429">вовсе</text:span> без волос предпочитают <text:span text:style-name="T429">вы</text:span>ж<text:span text:style-name="T429">и</text:span>дать, прикладывая минимум усилий, глаза <text:s/>и рт<text:span text:style-name="T430">ы устремлены</text:span> по комнатам вокруг, толкуя, между тем, про бизнес. <text:span text:style-name="T430">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42">Джу-лия,</text:p>
      <text:p text:style-name="P242">Без тебя проживу ли я? </text:p>
      <text:p text:style-name="P242">Как мне выманить твой </text:p>
      <text:p text:style-name="P242">Хоть один поцелуй? </text:p>
      <text:p text:style-name="P242"/>
      <text:p text:style-name="P242">Джуул-яааа, </text:p>
      <text:p text:style-name="P242">Никто тебя не любит так как я, </text:p>
      <text:p text:style-name="P242">Никто не приголубит так, как я, </text:p>
      <text:p text:style-name="P242">Только дай мне один поцелуй! </text:p>
      <text:p text:style-name="P242"/>
      <text:p text:style-name="P242"><text:soft-page-break/>Ах, Джуул-яааа— </text:p>
      <text:p text:style-name="P242">Тебя одну люблю я, </text:p>
      <text:p text:style-name="P242">Стремлюсь, как пчёлка к улью, </text:p>
      <text:p text:style-name="P242">К тебе одной— </text:p>
      <text:p text:style-name="P242">Поверь, постой— </text:p>
      <text:p text:style-name="P242"/>
      <text:p text:style-name="P242">Джу-лия, </text:p>
      <text:p text:style-name="P242">Вопить я буду Алелуйа, </text:p>
      <text:p text:style-name="P242">Когда красотка Джулия </text:p>
      <text:p text:style-name="P242">Придёт в объятия мои. </text:p>
      <text:p text:style-name="Text_20_body">Саксофония и мелодия в стиле Парк-Лейн, <text:span text:style-name="T430">самое оно </text:span><text:s/>для определённых состояний сознания. Слотроп <text:span text:style-name="T430">заметил</text:span> Хилари Бонса, <text:s/>явно <text:span text:style-name="T430">павшего</text:span> жертвой <text:span text:style-name="T430">галлюциногенного</text:span> голландского сыра, <text:span text:style-name="T430">тот</text:span> <text:span text:style-name="T43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30">видит</text:span>. </text:p>
      <text:p text:style-name="P240">Алкаши с наркушами, утратив всякий стыд, вступают в <text:span text:style-name="T430">бойцовские</text:span> <text:span text:style-name="T430">единоборства</text:span> в буфете и на кухнях, обыскивают кладовки, вылизывают донышки кастрюль. <text:span text:style-name="T43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30">сфокусировано</text:span>, пока не разда<text:span text:style-name="T430">ёт</text:span>ся саркастичный туш оркестра на появление сам<text:span text:style-name="T430">ого</text:span> жутк<text:span text:style-name="T430">ого</text:span> мордоворота из всех, какие <text:span text:style-name="T430">попадались</text:span> Слотропу за пределами кино про Франкенштейна—в белом зут-с<text:span text:style-name="T430">ъю</text:span>те, с уймой складок <text:span text:style-name="T430">на штанинах</text:span>, да <text:span text:style-name="T430">при том</text:span> ещё и длинная золотая цепочка <text:span text:style-name="T430">от</text:span> часов, что взбалтывается сверкающей петлёю на каждый его шаг по комнате, где он хмурится на каждого, типа, в спешке, <text:span text:style-name="T43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3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31">роняет</text:span> на ковёр вишню марашино и раздавливает <text:span text:style-name="T431">при</text:span> шаг<text:span text:style-name="T43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31">Пора переходить в толкачи</text:span> наркот<text:span text:style-name="T431">ой</text:span>»,– грит Жан-Клод. </text:p>
      <text:p text:style-name="Text_20_body"><text:soft-page-break/>– Слышь,– приятель Слотропа вытаскивает конверт плотной бумаги, который, <text:span text:style-name="T431">как </text:span>даже в сумраке <text:span text:style-name="T431">угадывает</text:span> Слотроп, набит американскими оккупационными кредитками с жёлтой печатью,– ты подержи это при себе, пока не <text:span text:style-name="T431">заберу</text:span>. Похоже Итало хочет <text:span text:style-name="T431">за</text:span>явиться <text:span text:style-name="T431">сюда</text:span> раньше Тамары, а я не уверен кто— </text:p>
      <text:p text:style-name="Text_20_body">– Расклад, сталпыть, такой, Тамара <text:span text:style-name="T431">на</text:span>думала <text:span text:style-name="T43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3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31">после </text:span>эти<text:span text:style-name="T43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3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32">новения</text:span> бриз<text:span text:style-name="T432">а</text:span>, через кого-то из множества своих контактов он снял общее расписание на каждый фильм в каждом оккупационном городе, и известен случай, <text:span text:style-name="T432">когда</text:span> он угнал Генеральский джип просто <text:span text:style-name="T432">затем</text:span>, чтоб <text:span text:style-name="T43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3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32">времён</text:span> Второй Мировой, <text:span text:style-name="T432">обыкновенная</text:span> вечеринка у Рауля, на которой предстоящая доставка <text:span text:style-name="T432">партии </text:span>опиума используется Тамарой <text:span text:style-name="T43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3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32">оно </text:span>там прёт <text:span text:style-name="T43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32">заводятся</text:span> визжать, спринтуя на <text:span text:style-name="T432">все </text:span>выходы. Наркуши оглядываются по сторонам, помаргивая, улыбаясь, вторя, всяк <text:span text:style-name="T43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32">ты-</text:span>уж-та<text:span text:style-name="T43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241">– Эт чепуха.– Эрол Флин приглаживает свои усики.– Я <text:span text:style-name="T433">тут недавно</text:span> даму спас от осьминога, <text:span text:style-name="T43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3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3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3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34">тех</text:span> пустых комнат, где роятся мухи…. </text:p>
      <text:p text:style-name="P245"><draw:frame draw:style-name="fr1" draw:name="Image30" text:anchor-type="paragraph" svg:width="6.9252in" svg:height="0.3661in" draw:z-index="30"><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3T17:39:17.289172905</dc:date>
    <meta:editing-cycles>370</meta:editing-cycles>
    <meta:editing-duration>P12DT9H26M15S</meta:editing-duration>
    <meta:generator>LibreOffice/6.1.5.2$Linux_X86_64 LibreOffice_project/10$Build-2</meta:generator>
    <meta:document-statistic meta:table-count="0" meta:image-count="30" meta:object-count="1" meta:page-count="215" meta:paragraph-count="1763" meta:word-count="92378" meta:character-count="629085" meta:non-whitespace-character-count="53666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